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/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3.3445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2.8638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2291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Monospace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italic" style:text-underline-style="none" fo:font-weight="normal"/>
    </style:style>
    <style:style style:name="ce4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0.0138in solid #000000" fo:border-right="none" style:rotation-angle="0" style:rotation-align="none" style:shrink-to-fit="false" fo:border-top="none" style:vertical-align="bottom"/>
      <style:text-properties fo:color="#ff0000" style:text-line-through-style="none" style:font-name="Monospace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0.0138in solid #000000" fo:border-right="none" style:rotation-angle="0" style:rotation-align="none" style:shrink-to-fit="false" fo:border-top="none" style:vertical-align="bottom"/>
      <style:text-properties fo:color="#000000" style:text-line-through-style="none" style:font-name="Monospace" fo:font-size="10pt" fo:font-style="normal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ata fi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47" table:default-cell-style-name="ce2"/>
        <table:table-row table:style-name="ro1">
          <table:table-cell table:style-name="ce1" office:value-type="string" table:number-columns-spanned="1" table:number-rows-spanned="2">
            <text:p>Data file</text:p>
          </table:table-cell>
          <table:table-cell office:value-type="string" table:number-columns-spanned="1" table:number-rows-spanned="2">
            <text:p>Format</text:p>
          </table:table-cell>
          <table:table-cell office:value-type="string" table:number-columns-spanned="1" table:number-rows-spanned="2">
            <text:p>Type</text:p>
          </table:table-cell>
          <table:table-cell office:value-type="string" table:number-columns-spanned="1" table:number-rows-spanned="2">
            <text:p>Description</text:p>
          </table:table-cell>
          <table:table-cell office:value-type="string" table:number-columns-spanned="4" table:number-rows-spanned="1">
            <text:p>Checksums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48"/>
        </table:table-row>
        <table:table-row table:style-name="ro1"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office:value-type="string">
            <text:p>PSUv1</text:p>
          </table:table-cell>
          <table:table-cell office:value-type="string">
            <text:p>AOTI</text:p>
          </table:table-cell>
          <table:table-cell office:value-type="string">
            <text:p>Updated AOTI US</text:p>
          </table:table-cell>
          <table:table-cell office:value-type="string">
            <text:p>Updated AOTI JP</text:p>
          </table:table-cell>
          <table:table-cell table:number-columns-repeated="248"/>
        </table:table-row>
        <table:table-row table:style-name="ro1">
          <table:table-cell table:style-name="ce1" office:value-type="string">
            <text:p>0012e7b5f14bdfdfa754eec6c64cca5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B</text:p>
          </table:table-cell>
          <table:table-cell/>
          <table:table-cell table:style-name="ce1" office:value-type="string">
            <text:p>f10b1dee29853b8e18fa1c034794db0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155ad761345a0eb8fc6460f1d04b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b7702984155d3d2371f7e7bcfeeaab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1cb93a997f1e77c69b822fe954a51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A</text:p>
          </table:table-cell>
          <table:table-cell/>
          <table:table-cell table:style-name="ce1" office:value-type="string">
            <text:p>9188b0ec1395adfd426e15855a19e1a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4d7b4c9703e4adc9347bbe5af35b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b0f49e1f214644f8b5dbd05effb2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762eb738e41415d5d9464b574c31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4f678df814c2fbf4deb08d0d1f450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7cc2ab2b9bf825d6fcd05a0e7864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ffe145533facecdb8391a1140ee72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9a2fee894474d2cc8ad498c876b74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C</text:p>
          </table:table-cell>
          <table:table-cell/>
          <table:table-cell table:style-name="ce1" office:value-type="string">
            <text:p>43d2b78c45d69df30b01db4bbe666d6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9b1961d8c82838cb55cfd7d3c5229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B</text:p>
          </table:table-cell>
          <table:table-cell/>
          <table:table-cell table:style-name="ce1" office:value-type="string">
            <text:p>0bc25a5408f4abcf9224288d7a939ee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a1e778405fe65a6503036373ec5ad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hadow Conspiracy 1</text:p>
          </table:table-cell>
          <table:table-cell/>
          <table:table-cell table:style-name="ce1" office:value-type="string">
            <text:p>976a14997ac9357d971a3d3b5cd974a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ab44366553c9ab5e05acba10c1668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For Brighter Day: Short Version</text:p>
          </table:table-cell>
          <table:table-cell/>
          <table:table-cell table:style-name="ce1" office:value-type="string">
            <text:p>fb95b4a593982a1b3ae0ac6a5274271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b9b6d3cd5d9d0c196c7fa348c832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9a7eed846bced6f47eaf2a4b34ab2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e796010eab7f3155258303e2ea0e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66cd21217aa8ed61ca581a8cf5987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0f070db1b36675881f1ef93f2875d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9e05ee90daa226a32f775ccddbe0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100ee959a8bdd4329445857cb0a4b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05a0edc738400608ca196b923a1d9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10169910af0dfc0572829c94431f24d</text:p>
          </table:table-cell>
          <table:table-cell office:value-type="string">
            <text:p>afs</text:p>
          </table:table-cell>
          <table:table-cell office:value-type="string">
            <text:p>Audio</text:p>
          </table:table-cell>
          <table:table-cell table:style-name="ce3" office:value-type="string">
            <text:p>Many ADX files</text:p>
          </table:table-cell>
          <table:table-cell/>
          <table:table-cell table:style-name="ce1" office:value-type="string">
            <text:p>95c98d80222779c3e0407f599e6d1b7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1474448618b81d6ae15532cdcffa14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5004971a26f5e98227f0436d0951f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17859581c6eea47e21f4e9e4f2789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3915f8877ccc6f4be937a4b9cad09a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1793d64756ed3418f709a31851892c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7: MOTHER</text:p>
          </table:table-cell>
          <table:table-cell/>
          <table:table-cell table:style-name="ce1" office:value-type="string">
            <text:p>35b66d5e43beba7d48344d8e8834a44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1cbf27a74ac34b1ea033de248a6331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2: World and Me</text:p>
          </table:table-cell>
          <table:table-cell/>
          <table:table-cell table:style-name="ce1" office:value-type="string">
            <text:p>1b9a29c9c4e2240d6ba969b2ab53209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1f29897e8fc05b7485ecb70f8be5d1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S</text:p>
          </table:table-cell>
          <table:table-cell/>
          <table:table-cell table:style-name="ce1" office:value-type="string">
            <text:p>14eb5a72895488c732d32496c6b1f41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1f5e03da57bbf9d20cc887417baa8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372dc8550cfbd02443cf06a301b85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06a78c36117e97153b3eea3bb40c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bcb894aa8b7926bd9dd62c2d2353cb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1b4aa9d57981dd85599a49041d73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3226096775db3ca47ceac9aa8a4d5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1c0bce3db4ac6f28b08daf84a54c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c17c40b863283c6329103da6cab33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2153b37a5aaf7d95c84f1d3fc683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a93c358860664e432d1fd3bebe46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288518eb363805ee96590b627511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03ef011dc916148cd23f68cd8dc08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320ca48f9c6420797c93ac085dee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b24d8ed3e590cb4f6b381c02b11bd1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3e9dc3092a069ed56b14b9fa0914b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6a58138127509463ba75a9e13d502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7c3e764f064c76eefcfaf9661d5b8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2: S.E.E.D. Hive</text:p>
          </table:table-cell>
          <table:table-cell/>
          <table:table-cell table:style-name="ce1" office:value-type="string">
            <text:p>8ada7c2f3a4c629875fabf0fa28bc9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8501ec2bcf201d794c346794bb79b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C</text:p>
          </table:table-cell>
          <table:table-cell/>
          <table:table-cell table:style-name="ce1" office:value-type="string">
            <text:p>7778b904a8476c23060f3a07f85a7f6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948b6fb27b80f99abd9a9885c836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c31e089bc8477e71adf60dde3fac01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c8d481262c3dc4449a8d7cd64ba7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141f85a84f2c9f0dc643a32d7351e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cd5158b72b28d23427780f2ba5c4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a97fd0b363e13896fc19b0c05662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eb86db81f1b4238cd67a78814420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37e894aefd83fa77cdefaac6c3637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ee56e7d278ea20a1ad6a02e8ecde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1493b8b4c17e37d7515c048fa40471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2f000a8642bd34d9b63f75148ac7d5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A</text:p>
          </table:table-cell>
          <table:table-cell/>
          <table:table-cell table:style-name="ce1" office:value-type="string">
            <text:p>0e8e4f477f9b276f2e5c7270ba91d70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322cf56076b69edb378e4f20f66c47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VE Clean-up 2</text:p>
          </table:table-cell>
          <table:table-cell/>
          <table:table-cell table:style-name="ce1" office:value-type="string">
            <text:p>9141a36fa8fb27e1caeeb849fbfc747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3300639a95f94efe6534377eef8ec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460cf8d54ba7afbf32fcc7747a0a9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34d14ddd139c603a9c1ca42d3a8f1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7ab4e215594c0f1128c8907ef2d02c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35cfacb1021c178fad928877502478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A</text:p>
          </table:table-cell>
          <table:table-cell/>
          <table:table-cell table:style-name="ce1" office:value-type="string">
            <text:p>98f0393bc8f3056c671e270ca0edc00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36970f8ae80e31da66a26ff2a08715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C</text:p>
          </table:table-cell>
          <table:table-cell/>
          <table:table-cell table:style-name="ce1" office:value-type="string">
            <text:p>697b53a0bf44016bda853946f9007e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3e2b22373ccba847c71f862c5b7404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B</text:p>
          </table:table-cell>
          <table:table-cell/>
          <table:table-cell table:style-name="ce1" office:value-type="string">
            <text:p>683568e9894411d0c9b7572dacbfc47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42a7a8f1cbca54705aaa6c303ca92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78b2ca087c10ce2bea75050d55c75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42cb639a863d2bb0ce92efff00696d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carred Planet A</text:p>
          </table:table-cell>
          <table:table-cell/>
          <table:table-cell table:style-name="ce1" office:value-type="string">
            <text:p>8bb8f4617c1cea31b1f48c50e8ff9c3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45213a8285e22f747d6730430bf1e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539e0905b8a7d41a91c49a4f59c7e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472b19c895634951c5e7197581550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bd57234c69cc5c2c10a43f710fc7dd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4c7756df07705b177e518560503aff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8ddcdae309f1511c1c7dac7471c859f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4cac8ddd4b8b312fe8e55a2e3d863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2f14ec16ba91272f9819f253f8584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4cc819bb5844c3653bbd624b880f58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S</text:p>
          </table:table-cell>
          <table:table-cell/>
          <table:table-cell table:style-name="ce1" office:value-type="string">
            <text:p>7aa5ceae670892b53245c01a723529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500673746f84a99ac8ccd8cbecb41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432e138d855e2408186da5b4025c6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532ef5319cc9bc72103cb0c237cb8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42bcd87323919eb76005666b24982f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56165343074224102dd4284aca17df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Illuminus Ambition 1</text:p>
          </table:table-cell>
          <table:table-cell/>
          <table:table-cell table:style-name="ce1" office:value-type="string">
            <text:p>3961706037190068d294096ff9f0c8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58c77812ea0d341dca61393c95a33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23110a1125359eccafd1ed89e0d11a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58ebfeaa0ed8916d9f724c3759bbc2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hadow Conspiracy 1</text:p>
          </table:table-cell>
          <table:table-cell/>
          <table:table-cell table:style-name="ce1" office:value-type="string">
            <text:p>4ea9f43d19a9d63b6e53d83442dfb5b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5aee59534b30a8f0a4997fe857c5b7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S</text:p>
          </table:table-cell>
          <table:table-cell/>
          <table:table-cell table:style-name="ce1" office:value-type="string">
            <text:p>092b89567fbbc00bd8e25f8b1e77582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5e008654e4ce0efe161f32e24b9960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9b1110adf02c16af397b39c907c34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5f06e8c2de03a6d2e512036d7a6fa4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3d58a3c0e7a5c37240d3c20850a681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6774f67348052e57596277c07e8f11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6670f87e2391e52ee7701c3c9957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698e8164ff2711c309eec9288b807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bfa9c01ced5d0d004d8c0f48ea56ef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6a524c2a033a79511bc11c0df50159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b0a9073b8e5be19d0021cea8e844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6cd8a9a062276214c86ff7851c287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7e8e96268f19b172d8ca67c1f1395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6d601ede3d8b46e520f6b1bc0933a35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d9f94d8ed90522a4441f1f4b17d8a6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0aff01b4a388d88b1b7a006962f96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hadow Conspiracy 1</text:p>
          </table:table-cell>
          <table:table-cell/>
          <table:table-cell table:style-name="ce1" office:value-type="string">
            <text:p>2af167ee112f892a6718acd2f6940d8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1ae5fd944124781b6a8b65fb574f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95880a0b858dd7f9043c82acb8df7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582db34cca8520d5923c33bbf838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b8876285c941c1bca69a53b4ccfdc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5dcad1e820418c19800ac6c38fc6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cad97e409b441f02b2677cb74a52c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71b9541ed4674ec8efb44d1e21c12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b1f72fd6bfdb4ecc071ae08afb6d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737bae81f8712d694c63696c6ece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5923db76c4a9cc3fd526dcea009e4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8c16d61ec44f8fc5d667d7c25892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738c15e0d8080d0c9c2d807b69c45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8e93f817d6f19faf39d186a8cb84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4472ed0f6e996b60e1f2b5ba5814f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90253a08e4d1beb0ec8ecf5479c3d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b42b5dac07a3a3473b5a9dd8e5b46a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c6f4e0e465360182b49082181354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8131f76db65371bb376732f2a036c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cb35f2782b83e7fdfefa4c0436bb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02cb5ea38edafd54ce888f1d6850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7ddb50e0672840b76730254d294d6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26b3052513541f4af48fb3998516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87df8e66611a428502fde7e3f964d3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d5506e837654f06a7f9c1f1c0139aa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8a2da8193063041ec877a82734c19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63a0af2be07d7730cc8fe170ac81df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8a39608b13a22a0bb1b0fb77abdb1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43c6fb73f7ab74aebd7e0398ca4f5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8d6b5fceac19dea1da34fb262d2ba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27df09b1124ec90e281ef35991d1c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99d8851a09fa7aaeaa8715cbfc85c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43b2dc75cd3e77e853d89d60b969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9a1267eee370cf8e6b0bb9b16c34ab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9: Save This World: Remix Version</text:p>
          </table:table-cell>
          <table:table-cell/>
          <table:table-cell table:style-name="ce1" office:value-type="string">
            <text:p>d75be5f15b341e6fe0d556ea106c828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9ad86897dfa70fa3f48881be3294e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c567b2ed03ae7c0dea777deb7ef08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9c69a039ea89ec7a8053ee21ac191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1df0e6771b9d06396e85a0289d35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089207ee5c0be2f4e4ddc1388682a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ea68cdbcea453c850f9d43e028a8f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15db16a219cd2c6030ee185b0f3d8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5b0d1d5bb668195e04b11e8eac581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20302d761a76ceb958afd53e6ffae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fcfe0b87feaf94f10c2898849ce13e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27b667f4c8f7a1f830f6dedadd80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7be1dc96c79632e5684e677e16329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3d0a7dff660aa864f10fc755faeb0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ea04fb3339f019b7ebce8f72c5a59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5343a56601fc7b54c4302fe1c8a92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2: Mystery</text:p>
          </table:table-cell>
          <table:table-cell/>
          <table:table-cell table:style-name="ce1" office:value-type="string">
            <text:p>3103b4e8454f561d3a440c6b1c10b6e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544014036870c6d94a204297ef6ac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7c6d73e72d1e9ea055ff0d7c981807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57e479466999b5b9eb28a11a004e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913a604f5da72134d3a3c32cef0fc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9d56147c9bd35852d4ea3da9bdf0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151135a9ce3921064fbbc1a203b65e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a8429c3ea9a64d77a608edf23a4df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a4ee65c2e27e0cf07ac7469b0381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bbe2ee40a64d9d51ca8501841194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0ede4150392aa017af75e82e1ad0a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ae7d7a34bea9f6a0931d5d530a4110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C</text:p>
          </table:table-cell>
          <table:table-cell/>
          <table:table-cell table:style-name="ce1" office:value-type="string">
            <text:p>b6b085d648d82975d464ca29b86982e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b0a092e2e60485e34bc400d6f897f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fabd3a054ffa6d963e1d4d4d8d061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b1232d657e4387f0feee6cf53b609f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B</text:p>
          </table:table-cell>
          <table:table-cell/>
          <table:table-cell table:style-name="ce1" office:value-type="string">
            <text:p>cd5267a20de2dbc5d554b1e84d41a30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b15ba874ee7919048cab1bbec8b4cc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21e81cacbef891f12021a399050ab1c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b2f03356f4f2ffce1427086b1f48a9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-Form Purge</text:p>
          </table:table-cell>
          <table:table-cell/>
          <table:table-cell table:style-name="ce1" office:value-type="string">
            <text:p>fe7685f0613c25c93b9e1380cd78d5f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b37e94e4449dec2a5f60dc289f4cb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a1552ca513eb65e1295dc9642066a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b603a8191463352b1308b8bc8c922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81acf8fdb4c5b5e4b146e325056672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b78a4f27d72c2f6970f8bbcba5e2d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4e7e5f1d61527b34477bf04b0b60d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b8b4c35574ea43946337072e5b1483a</text:p>
          </table:table-cell>
          <table:table-cell office:value-type="string">
            <text:p>afs</text:p>
          </table:table-cell>
          <table:table-cell office:value-type="string">
            <text:p>Items</text:p>
          </table:table-cell>
          <table:table-cell table:style-name="ce3" office:value-type="string">
            <text:p>Weapons data</text:p>
          </table:table-cell>
          <table:table-cell/>
          <table:table-cell table:style-name="ce1" office:value-type="string">
            <text:p>67f839a30bccbe8c988b6dbe83ed83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bedddcec99586a7225cdd62425f81c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8b4155498355e812afca4c758ca548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c32312c85947f90975c69796b2948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70e62becb94798bf5435968841644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c3eafff0ff23f1801decab94ed789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db02327465a6fb3be9becef203116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c72b72490592de55b95070629637a3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2863eb596787be2eabd6138902465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c8029f6b4edf587a73307a9589874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4fe22d65e0df3bb390889728866ea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cc99865d1b91b6243a9a1d499d11e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191b33721687f39d5e2f487c775d4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cca06587c73abeec9ffc9133164ee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e6b2605c412ed13b8ae703252dbe8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ccb81b31f909cc0bdbc2b12a89ada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4a4e213a614c7d5900f1c7a880f68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cfeeec46d8e5c2514971ed10ad72d8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3c4a31176a57de2adb98e1319234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d000d5522926e7cd29ab0ca1e365ad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A</text:p>
          </table:table-cell>
          <table:table-cell/>
          <table:table-cell table:style-name="ce1" office:value-type="string">
            <text:p>f5f28ef2e701fc8e2236270f649647d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d357f82c6076b367209df970aa204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3ed0b90c0f3b3865505614218f3e61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d4ca6d5c957c19a5916251df6c0238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b2534dcee31ae03444b137b42ea22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d6e4055c27e732a3582da355612bc5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f6991c8946a1b479ce338d14ce621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d76019c5d38dfe295a9a541ecd7b12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VE Clean-up 2</text:p>
          </table:table-cell>
          <table:table-cell/>
          <table:table-cell table:style-name="ce1" office:value-type="string">
            <text:p>2f68a66b45f22d0c20c822e42044f9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d94e97db141cc4d8ba32da0676d331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c489e71b05f6db031417da234d73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da3372227e3d1df3fcad57747e2d6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a3257e6d7e392e2eb5bcdcb065643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e3daca613816671cbe480b0dc71261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A</text:p>
          </table:table-cell>
          <table:table-cell/>
          <table:table-cell table:style-name="ce1" office:value-type="string">
            <text:p>00ac2f5c9feb4753c565f3e14333279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e4614e3ba31cda41152b8cebb969913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0267605a909d33489c1da418397aad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e4880af0172697d909754bf76e46c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96f57cd34b35f932ace008d95b2f9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ea64634a30c2a5760592c85f38a7d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0a510cb1ca467ed63dd11ebf8fd428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ebedaf998e3b91a0886aca60e7b88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3229d454dc58069f104f89c16787a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ecb8b47af637fab74d0ecdf62ef623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's End 2</text:p>
          </table:table-cell>
          <table:table-cell/>
          <table:table-cell table:style-name="ce1" office:value-type="string">
            <text:p>235759f9e17498f4aad4046555b7d95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ed90e5a6e270634c8207104bf125f4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 Awakened S</text:p>
          </table:table-cell>
          <table:table-cell/>
          <table:table-cell table:style-name="ce1" office:value-type="string">
            <text:p>21771f73e6d1bab7d14d6aa6324724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ef588583747ba32df086254f59354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dfa6a20c89b8299b42d811975e3819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f60da9ed4c609563f4aa51163942a0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S</text:p>
          </table:table-cell>
          <table:table-cell/>
          <table:table-cell table:style-name="ce1" office:value-type="string">
            <text:p>9c8f2b1fdaddc63c1bc90bc11cb50f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f817c3df653344adce6ba75a07110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f936086d613d7001202610f8f2958f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fc27f856ea1294582e4a8dbc748f1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4cf54906575630ea2d47c49a3c7a81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fecba47ae83ed4681d414c2d092309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C</text:p>
          </table:table-cell>
          <table:table-cell/>
          <table:table-cell table:style-name="ce1" office:value-type="string">
            <text:p>f66faa51188a3a6f528b31ff4d12582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0ff362f1701098dafc1efe5c40745575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004: Normal adventure (Neudaiz)</text:p>
          </table:table-cell>
          <table:table-cell/>
          <table:table-cell table:style-name="ce1" office:value-type="string">
            <text:p>9daf83416bf77f9ee336c9f92795bdf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01c5ec400fbe314c434daa8c16256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50f709452349768d89e7eac4b0e7c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035f483a3fc5b800208d04729b94a9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9524b3d10178cf1ea94e52ecf4cfe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04a626063bd7519551ebc0a1407766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6: Dagora City: MOATOOB</text:p>
          </table:table-cell>
          <table:table-cell/>
          <table:table-cell table:style-name="ce1" office:value-type="string">
            <text:p>78794bc401b125abeea862e0a10aefe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059a6aa7d87c792ab8f49cf83028e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86d84eb4f5ba96c1044848a3f108f9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0796bcf089732360b3174afad7b167d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37: Dagora C.: Outskirts</text:p>
          </table:table-cell>
          <table:table-cell/>
          <table:table-cell table:style-name="ce1" office:value-type="string">
            <text:p>80dad8c7d24720965a3170eb333f30b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0b2fa1841a33a5350827d85a604fe25</text:p>
          </table:table-cell>
          <table:table-cell office:value-type="string">
            <text:p>afs</text:p>
          </table:table-cell>
          <table:table-cell office:value-type="string">
            <text:p>My room</text:p>
          </table:table-cell>
          <table:table-cell table:number-columns-repeated="2"/>
          <table:table-cell table:style-name="ce1" office:value-type="string">
            <text:p>27e4939c9138da870b8abbc7f97240e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0bab617c13eaad63b962e23198ba5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b48ebec568aee15418d0de5392731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0bb26663032c51f99ce4ac919d898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eff727f51b8b89efec1a8d87ee6e9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0c65bd0e3c54f209f828159e536b0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430aa6c94b75d77bd1d655a415a07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0f867725c12b7c42db46b7a624c083e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Agata Islands: Base D</text:p>
          </table:table-cell>
          <table:table-cell/>
          <table:table-cell table:style-name="ce1" office:value-type="string">
            <text:p>1611f818ee3e79fad10d5efd2b6d552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100a84c204176cfd97f5756d2dc9ac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5912f715f430823fa61f2fd0afc62f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104511856f02fa7684155a0981fa9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f2dc3e8df0c1be27d9ebdcba1de08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111e0f2c50a77ae3dc2dc6aba8724c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sk 1</text:p>
          </table:table-cell>
          <table:table-cell/>
          <table:table-cell table:style-name="ce1" office:value-type="string">
            <text:p>3639b0bee20fb1b59c3789d009d3cdb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15b13ea53b41af64c577a805f04d6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5f3c1f4f37258d8d3565fc1c01391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19389eac0c9018b28d36b4018aecf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ea3ff56e6fd00a2026f7b72a68b10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1b75ca9d2fc4adcf75caf0e3327ea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9c725203ba5c6ee5a7b8c26df1212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1f892b8c6bd5abec3d999e1a4e159f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6: Nostalgia in Solitude PART2</text:p>
          </table:table-cell>
          <table:table-cell/>
          <table:table-cell table:style-name="ce1" office:value-type="string">
            <text:p>223c41e4c16a0dca25886c51d8c8b9b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206b718604decfb8776b81a2c98651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B</text:p>
          </table:table-cell>
          <table:table-cell/>
          <table:table-cell table:style-name="ce1" office:value-type="string">
            <text:p>2e90c9c76c617f774bf6ed17769bdeb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208ec038f8c2733d02e4fbe9cbfdb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77162806d518f9e3002f9b9abcca1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20d46ca266b6a7e3b819de071e452c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4e835cb661d0ffb449026b8182425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21734a2895ce29b38d89deae8a2333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126cd015157d3ee0dd250a766257e3f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2236eef549b2526dd96b0c143378d9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08e5e5e116e401f597db9b1ab24e0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23391344180cb0b6c3d2a58e43d43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e742ec55f1e2996cc1dfca137c092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257155966b430fda53584b24fa850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f4a3bb81b1502dac50074899c518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267370f380f614f34712c0458bb4a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705548ab81ee57a305cce2af6e30f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2f2913194883d2f8adc024a54f111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fb76ccc56d4c888334d3f22c5383ed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30011997a28a003781ff4ffb913155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S</text:p>
          </table:table-cell>
          <table:table-cell/>
          <table:table-cell table:style-name="ce1" office:value-type="string">
            <text:p>942758c1cd9ffaf309b378e0d883e2d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30ffc95eafd7f54c80870d93a6473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f3e7c4ce43391b1a91639c1b80cb0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32504a7b7fd7232731f7100347ba62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f81bc71ad2426cb5a0b13313644ae8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32b8c3bc32cb516c67106ab97e3cc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234128351a9c2ce8ceaf868ca7e62e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3409aadff6d0082921ee50cbc1d97a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ice of Genocide 2</text:p>
          </table:table-cell>
          <table:table-cell/>
          <table:table-cell table:style-name="ce1" office:value-type="string">
            <text:p>0796894eb5e68064ae79cf314450c4e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368c866d5862d18ef218ec182ed88d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d285d24075214af860d578554eef61a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3ceaf80b9dac9be0dddde9540cfd0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b0e6711fad5acbc9f401271cd30c67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3e2e247ef6f1ac44b3d3db1e6e2fdf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4af76f393b2cbdafb0cc3cb8fcc3c6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3e4762db7c8e2c14edc8378f9a9f64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39755ff3125211ba6672ef75e866f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405939be313ba5e3d15d0167478fad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66e5e2f5b0a7bd6d3c3e72fa9c41d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43280f78a47e335b5b3d2b90a73646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f8d6fdaae56f8012c2a1a33ef2e69ca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478232d09dba214da6024aab4046a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9154533fa270501bc80d64db23f91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49a68193953f3f570c0f6612f94c4c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hantom of Arkguard Theme 1</text:p>
          </table:table-cell>
          <table:table-cell/>
          <table:table-cell table:style-name="ce1" office:value-type="string">
            <text:p>7c8c5adf97f6153aeed880cd5d3928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4bf5a00531dae345c637ec76276ba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a806a21b2348322ae3bb8fbf75a72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4f6540b89e7b628d21522bd19e000e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f6c938ba00996de1cb0ea08df91c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2732ff287c38f7cb583809839904e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Illuminus Ambition 2</text:p>
          </table:table-cell>
          <table:table-cell/>
          <table:table-cell table:style-name="ce1" office:value-type="string">
            <text:p>d8a9691004ce91850f83ba19ed5e402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2d3e78fa9a0e5e66e6eae4929063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d2c700748759fde9c6f946218fc6b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52dc51568c633316504535b4bd78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37c6c7d773b831e4e109806d7393d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5ae06b23a96498cca97aa30f253f8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5: You Have Nowhere To Go</text:p>
          </table:table-cell>
          <table:table-cell/>
          <table:table-cell table:style-name="ce1" office:value-type="string">
            <text:p>068bb2208f1c387dec8384ffba1cf9f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66eacb387bc613b4e0eeabcd9e36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4af9fbf19d90d2458e1110b83a8a8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87ebf5bd719c87d92b6b2a7f6796f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75f94e6fbcd2b97253d3fcd2b6d6d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8846d72ba4712b639e7cfd577dfa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1d22d76a4ee9eb3112c8deb688bd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ba13d6c4ffd314899434e4e0a052f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f66abfbc2e2273e7928a270da2fdf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ceb2fe396a2299d14858a5ae94e6c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c921656ddfdb573457650971cc4e0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f175add6197375859ace2b80349a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0f69b6f9b5343b5aa908f72849e64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f59e749d4549c161878528accd670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d47e727f5161ce7666f9a95b6db44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5fd765ce5d5fb4c08773fd35987ff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eff19e1a086080a775e2bfc289aaeb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61672a63ec68dde610a984537a381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fad65c597b4ee7ccf6a3cb76d7564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67022a4f3a302793697d479eb58ca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6d4e9e70b4ebc50d74ad51708fd5a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681e35a5d63fb28b54e546fec0dbab8</text:p>
          </table:table-cell>
          <table:table-cell office:value-type="string">
            <text:p>afs</text:p>
          </table:table-cell>
          <table:table-cell office:value-type="string">
            <text:p>GM files</text:p>
          </table:table-cell>
          <table:table-cell table:style-name="ce3" office:value-type="string">
            <text:p>Dummy file unfortunately</text:p>
          </table:table-cell>
          <table:table-cell/>
          <table:table-cell table:style-name="ce1" office:value-type="string">
            <text:p>3ed4e07bc56f46d1357e176fde74768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6cb0e822d58ccb38d32a6e8fd5232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2814a60073cab3641de54e75d9bfc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6db48c200acce265e7fce4f3340d5b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d965e3f59179dc0bded2e51c9e3a1c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6ebfbad40e543f0f8a7693115ba18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a84bcf23041d9d96edb2d1d5070d8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6ec96db69fb3bac648bb131481db5a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a7e06af71c351d3e8d25fe905da394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6f31ff0aa499e8eaaa31171c6f2c10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9927c986a75c9514a17d058f9c46c21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714aecf94a52529fffc69df3774379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e738c67801341e9890e385fa799306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75da83a988bbb4bcc335fdf5ae67d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945a46ef8b35b3410e9347f09589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78e814dacf624cdb6729fa03b18a2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a7355fc416c8604c97e9cbb7f04c2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7afffd6cdf7da0da761d2a2c627ae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2595a5f7549d0744035f94529b911c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7b42334a8f8dbe87d576a158d2ab26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3: Mirei</text:p>
          </table:table-cell>
          <table:table-cell/>
          <table:table-cell table:style-name="ce1" office:value-type="string">
            <text:p>29e00dab3ca7605bd5ff0cc8ba8f2aa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7b4b34ae63aa50e285eaa6de12d0c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cb043fe48620896407fe059ccaf95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7ba939b17ff47a95cf708438c5bbf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c06ae420911f6b0e2bddd39c3f227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7d7de2df48747363b0d63340f6337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20f9cc4bf46a19f299015605978a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83013a48730c9be543c7cf72cf087d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B</text:p>
          </table:table-cell>
          <table:table-cell/>
          <table:table-cell table:style-name="ce1" office:value-type="string">
            <text:p>9f979d80cd5ad3d10098f6baac5ee14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834ab59116a240c7a8120392788e6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2039bd52fa72acd5865585d2360b0e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84de450e61e7cd41e2f3a2c59dbe3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020c018116e726f44b44009a1e0361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88349ebc6bf86ca7ba3858c835a4c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c1f615739ae4cf0c3ff3e128fa6df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8b89aa22d915fbd625700d2685f71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53ad4968696ab6c07a1911f23c01b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8d895695348f84efccc8a5054e20e8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50db4c455e0dbefdac1fa3c2cbcae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9156307ecf4817639a18dba69c30479</text:p>
          </table:table-cell>
          <table:table-cell office:value-type="string">
            <text:p>afs</text:p>
          </table:table-cell>
          <table:table-cell/>
          <table:table-cell table:style-name="ce3" office:value-type="string">
            <text:p>Broken?</text:p>
          </table:table-cell>
          <table:table-cell/>
          <table:table-cell table:style-name="ce1" office:value-type="string">
            <text:p>ee073ead84748862a0f9cc81caa0025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91f3a0688b87232f2429ab3e1afa74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9: Bravery</text:p>
          </table:table-cell>
          <table:table-cell/>
          <table:table-cell table:style-name="ce1" office:value-type="string">
            <text:p>23eef32fa9ab345e54a8386fc8385c3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923150b814c93e01fbcf2380f0809c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80: Paracabana Coast</text:p>
          </table:table-cell>
          <table:table-cell/>
          <table:table-cell table:style-name="ce1" office:value-type="string">
            <text:p>dee467cec3b6ff47b7322a61057d9f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928e1fc8dfffc8d2a8512ecd91e0b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9cad78a464f8b9ed9942b5ff05209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96045754dda49be54bb1fe642c8ea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c2806d94419d68d99ab83d3fb0f77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97a7d742622dcb212ad7137ad2186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db39ee07a9cca1b89f5200fbef02a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99807ce23f114dde06a4bba9fcb5e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900fb502a2a8fa125c1bcc7644e1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a10c9f280af8a05803b14439c994c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3e92fed30d3cb7bcabbd023bb81cf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ac62bdfc3c4f9714d2d9b4c57e45c0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0af56c951c6741ae483b9c4fddebe9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ac7d624d746fc61da82b35a05c829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1626e92836bd1193ac7efd38e541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00cdcc4de5a77e0f0834df3c1a3c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3850e756da604fab227cb8da34442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27161c2aaa948fdccdb164862f38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65c4188b3357c5b064477ca66c687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276e46d0180b66ee281ccd7e11caf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8576d8f37b23d26e95c3cb60e3ac2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2bd24d25a3115974c10425ec211a4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4c4526bb0fce3abc356bc64e1ddc9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44c42132905d012d1082c2680035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0f12915b98d3f73f7b33d761d934c0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5308cc0349bd0140dc8297db5dcf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b4a835a6c433b4fe1d87441ecf6ef3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7669dc2373b8c04744ce229054dda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B</text:p>
          </table:table-cell>
          <table:table-cell/>
          <table:table-cell table:style-name="ce1" office:value-type="string">
            <text:p>a02ada01d8e58f49f130cc12de43f8a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768e737c9f38d02065802d976f3d7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caf46040351842840a36cc1562827e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77ca32487ddd3944ec6ec3a7f0577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c2d478e65a7004589392da7855edc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7fc61dc6ba89ffb9aa57cb21999b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28b14593ba55346feababedbae1a4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aaaf277e98600fab18aa3aae7dbc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94a9b7ebe26522307ae33f0d594f5e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dee6d081e5ab28b41bbf2600d062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3e40d20de233ded93f2e34f2bb5ea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e70fa0111938214f4cd09f6be3557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B</text:p>
          </table:table-cell>
          <table:table-cell/>
          <table:table-cell table:style-name="ce1" office:value-type="string">
            <text:p>dc362058067ee7f5271ef1c90768434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be96adc52bda9fe27c6bffb4ceb162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6472d81fa9c27c97f87b9eb8e4f7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c0fc2bb07e6071a0650eacd770117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8ed8251ca6f7fefbce25bc150379b3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c1508c47af49f3ee3229a9b2457b8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db78986e7e86ec098be16709c762a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c50446d02374f103640976748950f3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C</text:p>
          </table:table-cell>
          <table:table-cell/>
          <table:table-cell table:style-name="ce1" office:value-type="string">
            <text:p>2075358c6f16b65c118715c4b5c6db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c52e4c7ee326249cd310c97212d70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8c8dc0d49ff741410a5adc7055ced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c6bfc42a369c0af6d4b7a4acbaf2e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ff3db04202f91cfb6550c37c89a0b7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c7c77095bf7bbad22bb32e6bdfe11b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ef75556cdb915618ab864209eee46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c90fc2448d46dfcca55a82086138f5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631c484113d3a5fa0dd113137955f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cafd179a6d0a9f165d1079dc0b1f2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3ce70d00cf795b19e48c62a8b9f8e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d00f83db7c756909f7a96df44cd83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09ee669f8bb04d8be10466a2fdf5a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d069d3165e4a2bf2a32d46f7c05bf4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2: Neudaiz</text:p>
          </table:table-cell>
          <table:table-cell/>
          <table:table-cell table:style-name="ce1" office:value-type="string">
            <text:p>0d021a196c0c898964ae2fbb87d2e51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d1b6937be3de3703a927f725b09b7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0a2fa5470a089cc48e0f8a44e1583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d474dbfee77bfb71d8b8b590d6bb2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ef20370c974e14f43d46b11c8b1e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d47d9ad0f0062b9027ae38c0072d5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9d2333b1a2da2b56f099205c5ab3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d500746e8083bd909476647f12925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22d379d1e072adadc24896d84b44c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d8f41cb25630e17bef464df9d2be0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2ee7230acbe97fd75b90a082636c9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dc41531a43694009dff0e2c63ff46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ea2c65d90c63764961421e32829a9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deb596e6328727c752b1f14b264a8d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4d795a1fd18f43ceae5708975c975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df48e57fd0ceb2876ffb4702e094c0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10db50377376a2bc55d84ce314677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e0defe207e02b33623e15bcac12f3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8d9c11d2fe0ec287419f299cc9994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e1079fcfdc86a63002f2aa465b2d9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ba783e834e6d562a15800d2105c10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e1281c77602d78b75adbdfe98d24f3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6677da49cf52c71e77be98aa6992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e1ed56063d1024e873e486670415f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14c05125b2c3aa77e5e80a7a5bbe7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e2462ffd023e49607eef3c3cec2b5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b7b7c50d9a06a68c860bc8e54e63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e35da9274a683f457210f01eac2af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75a6c20d8c2e6481917adfc6e14a1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e57fb4b0543567f8fedd4e8baafe7a1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214a3f788e4f698c41f5b8d36bc295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e5b37f6b30d69f76e08e8067517aef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de3d8263243b59fc56a5e6278af62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1966f4a07d6ba054a942d9355122c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db2c2046899b6b6352d16cf698876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2145d04a606907af66eb8aa0c274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7064f801c2d480d1f294e884571ee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2f54430db510d61e4e72ecfb7f78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21699abd05328442b91c7c2bbde71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3a3d8a4cacd7f9fb7047be00408e6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0a0a864d4b32ae4e09dec3ff88f2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78651de7546d28bb3b19bd5498b23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2c883173b7212f77327ddab4798130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869db3b3066cae40bd9e03766797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6fb5ded0e3646147df568cff21b2f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8896907f008191439fc583456a78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c6a7bb238e7ddb7b64a97f1f6c5e3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aa4b7249322f72ffd93f7ac0fa5f5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S</text:p>
          </table:table-cell>
          <table:table-cell/>
          <table:table-cell table:style-name="ce1" office:value-type="string">
            <text:p>d804d1548e1eae10e6b7835f9c448c7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c244327d8c8b5a0ec971721b080c1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7dc265ca403e5eaa024641d1fd70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c507193dcf587365321742c77330e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BR Disc 1: Burning Hearts - Angel of Fire</text:p>
          </table:table-cell>
          <table:table-cell/>
          <table:table-cell table:style-name="ce1" office:value-type="string">
            <text:p>956158956ff1b9c58379401f4ae396f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c7161b5e3740760db07d833870c88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abd90115dc16a1aef30e12edf73d27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1ffd0db3e0b54048caff394e9c09ed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e1a08cbc979c47dbc9dd517a18d2f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027abc764c2970b422ddd4bdf3ca963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359e8e1df12aa3408e77735a62fdb85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03f7eb5c048550ab1d30f9083c596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c100206608fb65f476981d4b5ceac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0a787f1470a044f2e16c2e077b53d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acd11ab585c8e6fa56713524b8784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0ab187b80c3247b49c74b968774be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47f44aa5f3cf85daf86da28e164f9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0b2bc7c0e8818e370c3a9541c3333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b203fcb508363ea16ed7d666d3774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0b41b5b02e396d04d0596bcec4660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aa4969d10dd90f64ba807625917835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0cd0df94fbac48c9498277cde2e7c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516eaa418d2caf3e58f2784f0f15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0de364c9fb8867c45a2e250868841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2dd70e1c5a6f30f017d051d0b3994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0e52dd900fc89991d5d1f20fce620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9f9a7dd81be83038ba8fc8f57c0ca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11f722b10142e85c1c8fd4484b8300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9: Contamination: Ice</text:p>
          </table:table-cell>
          <table:table-cell/>
          <table:table-cell table:style-name="ce1" office:value-type="string">
            <text:p>e896df0cf3e83661845d8ef0a0436eb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153470a5707fc9356a5a8e06b7f138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8fdef322fb6122dbdae4a0177f15f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1648718dcf57c0202db2b4ae83b6dae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25: HIVE Laia, Central Control Room</text:p>
          </table:table-cell>
          <table:table-cell/>
          <table:table-cell table:style-name="ce1" office:value-type="string">
            <text:p>47c2c61e4d2ddc04cd64f67de22720f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166fb4807f329e607236c6b9fca24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94638266f86d302f8ddfb111156fad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1935f3e1386398858e95e81a2a79fd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b6df066fc6c0ed38cdf5d804934c4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199aabaa162b2a0ee0cee1a1d213fc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34ecaabcf5747731baca4eb13bfc3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1a873e28e90221237ab964ddddf18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fdfac39612f1b91e80c7a011baeb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1e299ddf4449d5ad1fdc5c3519890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662cd0250b97c425df78171d3c829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1e676c2934bd12a0d8cab1e73a410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a3af5d2f76fba76eb7f11c98ce4fa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06172a67b1de207e166c424a94c2c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a811a07668d660f3532b54bc4ad28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129950d822ecbfbd0e69017c99e44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1fe08fa236beef77534b13325084c02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16f15816714d5f4046ca7897cc36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d978bd27b5602d78d06008112594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3661267e1feb28efae412c524332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203ecf45dda4be3eee1257115b4e91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3faa4ed1db4e770cdcc38dd1e19a3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The Kink in the Wind and the Way PART2</text:p>
          </table:table-cell>
          <table:table-cell/>
          <table:table-cell table:style-name="ce1" office:value-type="string">
            <text:p>e65f63bde5fa4abfc2711a74a31bcd8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41a87ad11eee47616956a4948b186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4cd7abd5a58595a17f60ab383bdfb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41f918d2b44ea066e3e605e3fe14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656200ed6c63a8769db95e9a6f4b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8281463fa23868d55c25832f3ea620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b5fe9e4962784d65fa7b58d45d0756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8f2e4b87106bd1e2beabd8d39eb8e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1ab6e61d54b829fad7a977cc37107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94b340aabd0bc46e0d4b8f0dffa278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7: Character Creation</text:p>
          </table:table-cell>
          <table:table-cell/>
          <table:table-cell table:style-name="ce1" office:value-type="string">
            <text:p>44263b7a35c8dccd112cea41bbfbb2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d126fc0011640fea067b575d2155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f39a2880bdd334e71656d828f6932a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ed11dc8d6e7dd1bb6d86c5df567a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331ba7249d9f630cc3bf77aff19e0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2fec3a5d08c844a5e2a2e37ac7fba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78d402dd1cca7e1dd8b3b76393576f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30c927c313cacefbc8d5e93c285afc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S</text:p>
          </table:table-cell>
          <table:table-cell/>
          <table:table-cell table:style-name="ce1" office:value-type="string">
            <text:p>be376ce432625824504e2acc474ee9b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31716d9de74e58fdee4fff6e44c5b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563b615b0d3d058b2cb2012a42b372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32adada2e2dfd47688b61ddaa82e62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81f1b626a13dbc6cb021ce6f4b843f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32e14b5fed3f633e59165da50c5cb6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ice of Genocide 1</text:p>
          </table:table-cell>
          <table:table-cell/>
          <table:table-cell table:style-name="ce1" office:value-type="string">
            <text:p>3bb138f9f59446f0fd9e6ece38ee03c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35da1d9f0dff20a5c2ba8095706fd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7c49561f8a60ed2acd0ddb8fa23d08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37141324b750442010367079cd302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e4c07cbe8ee9128e7a53b4bbf1711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37fc92104a3c117e680980e953bba2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3f5312b244729cf38728b3fc3393e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39c190da33556dcb9020b6bc2ebb74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0c997002af77eacd9966975481b011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3b967df982f43ee458e0be5d301795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4b369a0587cc277047e518c0f40a9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3c6a5b152410ebb909c86d8dda2b5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4fab03f645dfe1589b6fddcb09ad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3ea4a40fa4b82727f6b74aeb9b86a69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58aff44e307a11d735db139fadeb79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404529bfb3cf28d9d49aa1bad2f93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2cfe28c154c2dba9793840fe69875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477f6f407a08868a8c75af9cfedd2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8cf17b1eb52d662f69e516caeb533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4a27fa30906051f1afdd23a2909a2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49a2ba26a5081b6071e94d652aebc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4b9824b5ca5103f12e7bc4738d4735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d0c628d4d58fda157f3b9601ed8db84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4d946801810ca046da119f54245fc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22cddca329007b5662ed26f2b42771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4fae21b01298fd60af0f32dbbd0ce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1890b394181be03abaa0a94fceaa7a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4feb5635900c7c9be23a1ebaed3c9f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744ecf98a44ea5b76691500bfc823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0e42f6027df2cb536fe7407e7044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cd8f08459c40cd1f8f26b36bc2fce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103597bd26c0772fbc7e07bb9797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4ed74e623524311234b32d1282e9dd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1ae3bdbe29544d95c0ca6c39591f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90693b49da9abd6895adfd31fbbb3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64d9ed73f749ac3e89ea14f3ee9e2e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G.R.M. Research Facility: Entrance</text:p>
          </table:table-cell>
          <table:table-cell/>
          <table:table-cell table:style-name="ce1" office:value-type="string">
            <text:p>24162bf082704547f0fd0be9e747027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71efca77021cfdbf16c2e957dce1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0048856307c34d2e29aa288b5ca74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95d67747d026c6de8d42cdf3b6683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dbbfa5d30586fbf7a83836df480ee01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9ba5ad955cb633cda269cfc9c17eb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B</text:p>
          </table:table-cell>
          <table:table-cell/>
          <table:table-cell table:style-name="ce1" office:value-type="string">
            <text:p>cb6b488526036c2961416b43e5bf61f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b1e5ea54c72beb2cf1c221c08193a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d61382b26e6ee067aa7fceae7042cf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b6cb81db91e55fdf34054b55dd16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d77d8e0fa871718df5ccdeaccd1cc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c85a1ae1cf5a44af5f5d67f9eac6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7675c2c43158ba2bc61c2b4e7a2306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ef5ea2f77d86c0a9d3d7aa9fc46275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b45d7429675d40063e9935995c2b866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f3a03c256f85d9ea3ea9c05a27dfb1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Illuminus Research Facility: Outside</text:p>
          </table:table-cell>
          <table:table-cell/>
          <table:table-cell table:style-name="ce1" office:value-type="string">
            <text:p>9eac6223d315fcf415b3bf0904a257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5fcee964b33f89d9705f300d4bc24f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C</text:p>
          </table:table-cell>
          <table:table-cell/>
          <table:table-cell table:style-name="ce1" office:value-type="string">
            <text:p>e04d2ef8bfcd3c4f9b278702d19129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61b0d87ea08b2839cfedc4dd4406e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10c44e679acb96e50f78d844a5599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6bdcbeaf0bb5910af28c674e6973ae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96eaaa83815fbe16528566d7015c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6c7472020ab4f21005e82b2b6d12e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aecd6f6a3035fd7ecc10686a54494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71860a8f4831d2270e53c34531eea0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C</text:p>
          </table:table-cell>
          <table:table-cell/>
          <table:table-cell table:style-name="ce1" office:value-type="string">
            <text:p>e30ed780c434446d1c57787f3de79b8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72a37fc3430108dbdb66c62e7d735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26031e6975fb671c495f874530d55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736719cab403bf9764239aab1c360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0f532b01548118a336a5e1867e70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755c119ddb894329b0fba08d9f79912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792dd3877c6de743361038c3569d738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79146ae0bb7dbc3b175ed5a76cce37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0d8b14a7deb5b8a1cf130474398e030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7b5b9c7f90863a37dc10700b0de93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9f2590cff337235132b013e17b3f2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7e4d80cca112b62ee56eee4ddef3fb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0e2480fbccda0f3b163875bcb06216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7eb402bc663b8d370912ecacca1ef7c</text:p>
          </table:table-cell>
          <table:table-cell office:value-type="string">
            <text:p>afs</text:p>
          </table:table-cell>
          <table:table-cell office:value-type="string">
            <text:p>Item descs</text:p>
          </table:table-cell>
          <table:table-cell office:value-type="string">
            <text:p>Lang: J</text:p>
          </table:table-cell>
          <table:table-cell/>
          <table:table-cell table:style-name="ce1" office:value-type="string">
            <text:p>d2e8f977576c930b94e71629026f4bb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188297a68a61f43195803ac91368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6b9365f1d24eca0c0fc88893677379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4c3b4d4dfd55ff85dffe549384d22b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56e80c86e00ecb61492363b97deb193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6959a64782835669ada8dc2bda9e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54c38c9a94476c7c4b226931168ff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776761fe4e437b56741f7f49221f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4a87ad785e3829cf7a8ff21c6ef7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779cb0200599bf677c6dad82f9ab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e07236ffd34a5a20e6874288641db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7b9df7470ef8ec02a9a78d7a1e13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c29b8d93fa283cf29eb554d0678f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826945dd02189d809fa6dad897de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330cf1de4e2451fbea3af5ae43ea81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8c6e6dcb3cc4ed507b0723ecd4654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40cd074686ecab2fc0ebd025758b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a08aee6cec673019b0bdadba22c7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22f301126f654b16b616fb7b58a99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c08ceeb6c3f8227adaf19820354e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62b513f61ca4afd7701c616ec9e4e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8cd91965e444774ed5ef29453d5f04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54b75e8dee7990b9c4467c8fb2514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9085a1c5f4f793f0e97ea32bf9fc76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58b8a88cf6f887e8f26ca5ea6929d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934a6c858c48e2015450ff2fed2a27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95bbd3154c56b539c8cd46628e48b66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947a72cf1cf4495da48f359cdb0c5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a3ad2ac0a5005a39d2010f8dc05f6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95e8c112e2ff3e8e5f8ce2c943fcaa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9fabe5b61fd35740ccb8a7048ee2f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970b81304687a7ff5492da22e4abc4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86ffb0af35d5ea5c101eb18f8679f4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98495b7a0289a6cd6978f5e69dc95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5e83a711cfcd3608fcf831d356e63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99a62a55acc013740050a3b8c4f05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602b58744f4ca4f5153ca201e7f4b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9b758aa060849e5e1469cacad1652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2dee687a300a20e2fd25f7896dfbda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9c14be322784372fd01006a133db2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9cd9eb4a0f0b19662e18221dc5dfb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9e9ab202587c236a2c3b161204c06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b433cf6f89da1b5c9e417e1a1554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9fd0dc7a5492f7a5dc6f8ff715c51c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3bba43895ca991cd7bddf0095e669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a65e73b0fb94e7e2fe244ae9421da7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0: Epilogue 1</text:p>
          </table:table-cell>
          <table:table-cell/>
          <table:table-cell table:style-name="ce1" office:value-type="string">
            <text:p>5ba78b5a6a4bbf1b510191b91f7fb5c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add86fb14105f0a2a6070749b4df68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81d1c7bd0364c7d7a2fc0adc2ca1e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addfaf707ff803768a84a0c74e393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880bae34fb7bddee7b1d5a8f9b915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06df1e160813df4b41a620f5d854e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A</text:p>
          </table:table-cell>
          <table:table-cell/>
          <table:table-cell table:style-name="ce1" office:value-type="string">
            <text:p>b84aba462043bb6304e33f6c4e0a87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1480794ec2e30db72d2aac1a34195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4: Holtes City: PARUM</text:p>
          </table:table-cell>
          <table:table-cell/>
          <table:table-cell table:style-name="ce1" office:value-type="string">
            <text:p>e43329c2bb9ccf7806c9862c856ee5a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213efb2d8a10c4a1022a85f1d932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07710f598c202ce93150a5592988d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228f232834452bdf0252c2f86538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84f2f9d801920b7cddeb94f3434af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4d9a601f97cac5b1efa9d4bfb7664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8b3bff4f56a3cef56cdb711ab4370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560efada9b31bb21ccfebf8d503a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3c90b55df39648b4408be4dbc2345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947624a524dfc43894aeb71922f28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fe33c6e093beed95306307fe955b987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b9446a5eeb4dbd00e1d5015c00363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8: Guardians</text:p>
          </table:table-cell>
          <table:table-cell/>
          <table:table-cell table:style-name="ce1" office:value-type="string">
            <text:p>52b8aaadc5e3530559b7707813c994f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c079f6d5b3b1f811ad8c3770a53962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23: East Kugu: Base E</text:p>
          </table:table-cell>
          <table:table-cell/>
          <table:table-cell table:style-name="ce1" office:value-type="string">
            <text:p>4a41fb2ffb26f286984bd49f6fdb2c6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ddf47b3f1631bdef91e980dc6a67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993198a04214b3ee0a1929a812f6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bea0ca7b004346931f213c1e9bdf2bd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a24b75b774bc6b0d201ff7ccaadd96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c48f66d237017a97c462be983c1ed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e633ec465c1c29a5cee08154bc9c7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c712c7d23a9a6a92e900261f74a6e9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6e6b142789b72354d45ace49388a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c7500cb62d2c29c80398e86eb73b5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5940e61b1a484d10d26e24a7a8631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c9133c1f0eeed16d53c2ecb2a16ea5d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34614329cd4b55e7457a27211372939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d09ec749dfd2811d96c7f94b8b47cb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A</text:p>
          </table:table-cell>
          <table:table-cell/>
          <table:table-cell table:style-name="ce1" office:value-type="string">
            <text:p>c05165bd3ab4c7ea91dc067e5be444e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d0b41a890458f54fb689b135bfe3440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15: Clyez City, GUARDIANS HQ</text:p>
          </table:table-cell>
          <table:table-cell/>
          <table:table-cell table:style-name="ce1" office:value-type="string">
            <text:p>e6bce303beb52cabe3f04e807093a66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d46993e4f6dbaea0e7e40b4d4b8a2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092b2832865294fe421cdbaaa73524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d8926bb2b159026f2b57067005ac7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4989864d6b035edcb93e533d9ef6f9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da97ae0c8420eacd0b56b0d275add5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e3907503bf544b7c54e996d4a1e5b5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dc937667a87d3c963f637848d5506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34eacce7544b85b480cad69275620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de9503e89577ccbc3a008ccb0332a2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9be2e9b64c2ff88efe91960af089e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dff25a979b576870466783e68caee8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966b023798f518e724bb320d9457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4bc666e6c86d368779f4c5113308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bb2ec1363c6eb9e9e1403fc27b2c7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535b362ba7fa12b224bcd3241ed79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26515d3eabb6c49b1a29cc67c366fe5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558e68d9d575c8a793ae4052f6435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9832ca797d3bcf12cd75effbd43a0d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67334678154ccc1ee1ea7c9c337633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5197e61e72f880f1cff1e177d2585b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705fc10fb0fbfe4d3592852434e6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1199caee38e647b8be32f8d469455e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878aace722eb30591180606a49624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C</text:p>
          </table:table-cell>
          <table:table-cell/>
          <table:table-cell table:style-name="ce1" office:value-type="string">
            <text:p>7d3577d126641fa567adf688902118c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9991566d5d44cd5856f4e536cebc7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S</text:p>
          </table:table-cell>
          <table:table-cell/>
          <table:table-cell table:style-name="ce1" office:value-type="string">
            <text:p>61650887c675e6acd255ef9704e41f9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b191b1c8dd7d236cb9c82f5371f6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f6e3b0f57f1df274c76ab40ea919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dd7afbdba5a78bcb94d234d30563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92ceded9149f3445f3344b018fdac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e2c2ca78861ca4ee46b5b0c639d4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0a66be461a605cfdc65c3be00371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e76d954fae054b0ea540315b172856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b934643f44586e81e14c81d43931f2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ef11d684a45837236062f2c6588d2b5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f86c520ea3e382cd51e59a2afeab74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f09b2169126f1c9dbee2782c79f64a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4: Tension</text:p>
          </table:table-cell>
          <table:table-cell/>
          <table:table-cell table:style-name="ce1" office:value-type="string">
            <text:p>f3e88095b7c97f1c57886b76853200c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f298a3bf93e7c2dba8aae0a7305ea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07f23f555258f925cf0ec35786b66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f612de7000ef7cdb7eeeebeca6f92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22c201f63437ec591eefa02451bdc1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f6f7fd33b1c33be39d85583fa411df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8a5c87b541270c8f2e2002ec2851f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f781c8eaf076d73af79c4f5e74d8890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1032d127d454e47ad9d28a74651861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f7e15305e8cfc39100b8d12dbfb61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d4a555b6f239d3f1fc086d1b3e7f2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fb75d810a9ac865e2728ed1658b44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639d9bb8c19e96c743fbd2af7f7dd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fbcac3ab7be01b64948131c2fe79750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d95c2f2e8864bad6106b7565a4b5fb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2feb7046da02fb691366959ba88796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d3a89bc82e4ea7ad849a0728ec424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008b9494f428a05346394b8bc3acc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7ecdf89d83ac5bec0189642eb4f6e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015f1eed82d0662af2fad2965263a3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A</text:p>
          </table:table-cell>
          <table:table-cell/>
          <table:table-cell table:style-name="ce1" office:value-type="string">
            <text:p>d5ed3d6d255dacad452704f16e7356e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032b3e10e6a81c2b249c3043c29ec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b7eadce5786f61c71450a1521d283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06298f4545133f8e91ab5b6775edd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d2a27d092c2c1b737f7fc4c809128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079b376e01c47853b0cbe2339e925f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5af857f1a6242776bc4471f325a36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0f22c0d5cebca6d9f8de5d3b39ab0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02053b9617ff9645e75bfdf4fabff5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0fe4c6cb424183176c2df80c9a197ee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5e4cc36ee6707287d52651931cbb7f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11549eefe0485a2b343d375b979c4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01fd3f3b8106a4c39de26a482c8b7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14dc97998d4b881aa5082fc503faab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9c897e9e6d5e0f8576bec172719136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171121b60971d201db72e7db84758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4cb6c629194040cea3ad361fbd02d6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1b49e87f57d3c58245f19321ccc29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d7fa7f79b096a3baee62849fc5ede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1e3b88187739b39e69a5ccd6bdf574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6fb209c61699a3c36763cc002688a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1e73f46f063c2913136ed758de21f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e4eb018ae0581f1e02dca9c77e646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20b0525aae6152053b618fef0006eb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f2c1edf8c3af6b5fc3a1ee27501f57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22151456b82fd0859c0a28c549193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4f1e19c8f7e13c0c31a1f27ff6589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24eb80a5aaad4423957c9ad5b3317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d0be4645d038dcb0ff26852cbdb53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28d8e7bb85c64a63db1d6e625f5af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7223cd79ddcc70a26c5d717d1deb94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28e47aa827c315f8ef2b35f0c928d0a</text:p>
          </table:table-cell>
          <table:table-cell office:value-type="string">
            <text:p>C9000000</text:p>
          </table:table-cell>
          <table:table-cell table:number-columns-repeated="3"/>
          <table:table-cell table:style-name="ce1" office:value-type="string">
            <text:p>060925697f5097c7eef6f64ff5f1bb2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29b0e4518990eb10ed75311b88abe0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-Form Purge</text:p>
          </table:table-cell>
          <table:table-cell/>
          <table:table-cell table:style-name="ce1" office:value-type="string">
            <text:p>9f84a14ca22a5dec51088241662a40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2a5319980e06fb7c247784728a4284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a18056c7230c0a5a447ecebd664c0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2af43beb28f06d818f9d118db76ad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099559fac4566914e76c7cb0a6051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2ba94412423778cf7320bcd4c3e2ec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C</text:p>
          </table:table-cell>
          <table:table-cell/>
          <table:table-cell table:style-name="ce1" office:value-type="string">
            <text:p>fcc2fefc776794db26562880a11a21f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2d07da841fe847312c09343887ee4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a4e6dc1e24529f8441496e0895ed91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2f2ab7e583889b11ab7b8cde8c42b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113201841131199c726a83173c1989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30379aaa0795963e4a48ff1c915a4f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C</text:p>
          </table:table-cell>
          <table:table-cell/>
          <table:table-cell table:style-name="ce1" office:value-type="string">
            <text:p>5adc98b55694b61ab4162c02bcb9c8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31caf9549a022bb35f3f253c13133cd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12b9b65a87616983f0fb1b5cb0dfd1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35c7ac20af038ac56d8ba8adeb20d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c082bc4979b830cd0b585f4dbecd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37367ead16dedeb55162db5a573b59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S</text:p>
          </table:table-cell>
          <table:table-cell/>
          <table:table-cell table:style-name="ce1" office:value-type="string">
            <text:p>e3f960840312ca398ebb92a6f42e98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3b7ca98399eabd51aa2f89966afd4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baa274e152d644440d480a42c880cf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401965baf235ef48a96057d0d2823d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C</text:p>
          </table:table-cell>
          <table:table-cell/>
          <table:table-cell table:style-name="ce1" office:value-type="string">
            <text:p>a497b43e704f3be7bbb42423cfde65e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40de62bc044c87142fbff8edbb2f2f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109fb901959be6e115cc55a28fd85e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4336d20ce51846dff2413c9bfb9c0d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B</text:p>
          </table:table-cell>
          <table:table-cell/>
          <table:table-cell table:style-name="ce1" office:value-type="string">
            <text:p>86102856353d5557351b8c90fe2bf8a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437668d75f93af614f33434efe783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245150ca378cb7911fa7270026454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45e0f8a8870e20cfc5667172688c7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d96cc8d347a5c5dfe69370f202917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4625d225ca19e548aea92fccfa2e08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03bdebc84dd6a7becdb6f61155a25ae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4b12228b3496a27244f909a55d087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c027028a5d445f65b698ba705fadfe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4dac0efc5929178c4e3433b3e6e97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18045c6c9fc4c96017f93292dd551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4f84941e3923edcbbdce279702077e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S</text:p>
          </table:table-cell>
          <table:table-cell/>
          <table:table-cell table:style-name="ce1" office:value-type="string">
            <text:p>f13f66131f43206cabcce540a9136a3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50514a7cdef202231f8fc8be7a262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1da050895af1620fe1f2bd848053b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50be158c28c1f98300d9969c26a38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2eb75f82d7e801533f3f3347a93c57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5406816f662aec3cb2d6ec329bcfb5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6: Raffon Meadow</text:p>
          </table:table-cell>
          <table:table-cell/>
          <table:table-cell table:style-name="ce1" office:value-type="string">
            <text:p>e7714dc721779dca99047db0e0abb42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5553278f917ef0a9da27e28cf467f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d991aef11747961d7e1fab9b52b9cd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564b837e4c8977d2116b117c15bc78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af83671da1574eda861dc088a90bb0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5850b3c5dfd8378c31e4b1948a0038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0db84effaf83da0aed2a799d5a50d3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58884fa444cb8bedac895a7600b8737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965a5c4c60f6a4df8269274fb0852f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5acae7ccb21b8857332b869e965406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table:style-name="ce3" office:value-type="string">
            <text:p>Gmarch</text:p>
          </table:table-cell>
          <table:table-cell/>
          <table:table-cell table:style-name="ce1" office:value-type="string">
            <text:p>7abbebf80f6dc386388a5882e6f11a4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5d01e21574f5de8def98730150897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457f3760b2d75810cadd58348e0c52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6417fabe4e2fc631528b2459ba662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f8a5f1ecfa71c1458b16b324e9478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67722b09a1abbc83c34425c263243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aa0d7490a8e72c6eb940842773853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67f93d37dd4ff361d57f3f5def73b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27b53a72053c752455ff3c08aafa4c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6c0ed8c3481f7f5ca561ba1c6a5891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a8984c6ecc57478c1711bf742cbea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6c2f0309fe51c0b758154fad63cb5f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ed1e372ba79f3dbc72980a3ca9dc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6ec416c57595ee86a28ff4d939732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b248891700cdd360c332e5eb40ed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70b3a391db0aca92a6bb73556b9961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67ae65457abb2bfb490b7d9da82a0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732c405bcec89e7286619a044a7569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BR Disc 2: I Just Smile</text:p>
          </table:table-cell>
          <table:table-cell/>
          <table:table-cell table:style-name="ce1" office:value-type="string">
            <text:p>927e8c478a748751665859235a3cf3c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74cde7d0e24bb98385a56d296bfc4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7145fda2d32719be71674894024fa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750c7a2e069a429809745f25aba4dc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7eacf74eed2553fa1b72c37f17320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758ee4f49075977aea04f9b901155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68f0c28018acb4798198967a23d84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76f9a9bea2df9639108839b04b7c0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4102deaa5122f0ce69cfa95b9299c5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7bbe01b58c2ddbbff6676e02b737b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aa3c617bc79063ba5e9d980579db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81f04223dddd7c0f28d8ecd305e1a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8f7081cadfc8239386dd4aacb81d7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82b5a2e37e6e743578e96145207e1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bd10d943d0ba4014bd834663628c3e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8b6c80b50d80ec144439aa23e5918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b503dd111193a100bcf8c31c2619b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8df83ef1f91a1b5dc1addca0933bd4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5e9e6a94a85716b6b3343afe3622f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91068776b19a36c2f1ec86b29bce07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1e050a33d0fb5ac0c9964a1c6941036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94b127edf81eec458d949ffc2887e4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c0365c028d479ed5c7ceb4ceba485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95e2ff98659e99daf1b7979a23637b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S</text:p>
          </table:table-cell>
          <table:table-cell/>
          <table:table-cell table:style-name="ce1" office:value-type="string">
            <text:p>43fe7c810bd831963047629c79d240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969779810b9c8cafb03591ba5d028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0fe36f91dc414ad88450e61576a432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96d14945327eeb380449c708553ae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7131059bc7db715a310a027b6cf1f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9839688f796cf973021d37424a0a0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7b310e0fe83bce293722a53f6848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9a3a80eb4904ee73213d686c801dfb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830f16195d9397b0bfce982858f35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9b54bfffb03dc6a57ca556c40afe2f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B</text:p>
          </table:table-cell>
          <table:table-cell/>
          <table:table-cell table:style-name="ce1" office:value-type="string">
            <text:p>b04e9f0ae57414df9bf201e440c37cf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9f220646afa7e9b5ffe4bf949aea0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929c5acea5711b35ed3d4fc923640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a048f5c3173acd8d8632c224b47a2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35789601102e888ead482f289b27b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a0605534eb0f9006e7299dade8fe7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857ec9fc0c0f483eddf6e20f7dc3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a211579b1eff86a5faff09bf6b9fa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f2e6b9790bf3a8d081d60eec6ffab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a2d7fc291806e4a7eabe8fb0ab48f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82686247be62c04619936964b79b0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a52ae80d8d308a604a8a70e207d9478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My Room</text:p>
          </table:table-cell>
          <table:table-cell/>
          <table:table-cell table:style-name="ce1" office:value-type="string">
            <text:p>4286b563ccc5f849590ecb675ec35b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a736bd3cb19d825d8368f5d8072bd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ecb640f2ecdfc7d87ba9a5e77819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a9da299236b61cedda015348d630f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273a29889babf71df9d8c3b270c1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b5b6402cf8f96cd7afeb6388fded6a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6a4c4d73dfcd1110ae70313394d6a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b715031e5d902d4073ef2a82bd556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117521cc1ddd64f44782060e5720c0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b72be63e9d07b7fdef5f973bf2af04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B</text:p>
          </table:table-cell>
          <table:table-cell/>
          <table:table-cell table:style-name="ce1" office:value-type="string">
            <text:p>3f30b542ed6deb3fb7d0ad05db2614e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bb75aa3ac3fd743a73252027816fd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4fa50c4d9d9c289ec10ebe3cdace14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bcea909a14a1da9842c35f4f61ec9c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17507311755b2e609f0eb62b99c4c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bde25f1741d3d3addc3b0a38150f5a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716677fa0359737fded3e53b986fee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bf1462428424c20bf98b31faaf5f34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a3f251b55475412cdb6375493a2f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c115f9e03ffe5dd36ef4b844d0e8c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8909517fcbed4160e10b1f58c879d1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c2223af338245a8fd9598b2950067b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7584b1f131e4852bffa3185e30989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c2e73c4453324ce6e1bea838e4161c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Save This World: Orchestral Short Version 2</text:p>
          </table:table-cell>
          <table:table-cell/>
          <table:table-cell table:style-name="ce1" office:value-type="string">
            <text:p>3866fc6092b40c432dffbd6307dde1d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c3617135e42a9b19245af9d3dbe69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80e18379bfbec3c7444b15f5b0434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c589b5191b45fa543937521d7c43a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0eff39a55c831d6a7ca1e8af4de9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c6dfa0db6a9b20cc69bbb4ac61a204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b6c630ee952423385f85be095d35f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c94754cb0d15059aa8c58ea81da8be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36fbc62b7adeebb46d24317b7b95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cb41221a3340bc626f7608413050e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334b2dbfd44fd9239a0f5409f3611d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cc4baf21064343a85ae26cc905c64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fc2594c2376e49b9b946183833fd6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cd2dcd601b634cf2c604cd4496422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b5e7bd1e09e756e3b24289bca589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d0228673dbfe37e89a4af295db98433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5ac91ad8e34969ef88a639a565ece2f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d96c339981addabd9673747ed36cde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ad1e00eaad37c79258206ee9d654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dcbbe6e8c0f20df539d4485af16c4b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a2400e1a1efeb12bb74e89e755fd5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df90dc2a25de0e6085839c3d2bc6ca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6: Comedy</text:p>
          </table:table-cell>
          <table:table-cell/>
          <table:table-cell table:style-name="ce1" office:value-type="string">
            <text:p>a30454529f873eeed27e1979cc95f5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dfba73a18eea88ff5cee358acdf63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ef71aa4b2252767b8095d0285d74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e2611f3798ba1fc439a6536a9fcc80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sk 2</text:p>
          </table:table-cell>
          <table:table-cell/>
          <table:table-cell table:style-name="ce1" office:value-type="string">
            <text:p>0a55a75c9cd46cacb92cd54d52ebc9c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e3795bca32eeb9b030d4ad2a8229a2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54d1660ab67c2c73e4192febf6e4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e52a5d65ee95dd02d446a61c07df9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14b7c695ba7f30fcb86b9bf49bf8af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e6ed9ec2d06b2737289d2b8f0258f0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69e8362c8d7706b75de421b825e163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e9f2c73d1ddec43f243eab595ad0857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001: Clyez City, Space Dock</text:p>
          </table:table-cell>
          <table:table-cell/>
          <table:table-cell table:style-name="ce1" office:value-type="string">
            <text:p>c99808c3c7aec9eab4657285bb88a46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ec7cd243d6d8e290cea8bf2972c6737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392085b4e0e5344064b791f245b989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ee72fefa92978abd0b9e5183fb4504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1: Kugu Desert</text:p>
          </table:table-cell>
          <table:table-cell/>
          <table:table-cell table:style-name="ce1" office:value-type="string">
            <text:p>3c9384cd15bd348462482d0d6c139a8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ef81030b9fd1b8b7d8f56dab1fd9a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d464e1e1366e77c689c0ce93d301b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efa3dd83db461af750509576346c35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1: The Whole New World</text:p>
          </table:table-cell>
          <table:table-cell/>
          <table:table-cell table:style-name="ce1" office:value-type="string">
            <text:p>ad5c58c2b6972df5caf3bac5c6b36f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efaeb212d241ff076d2938e823f9a9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9: Mizuraki C.D.</text:p>
          </table:table-cell>
          <table:table-cell/>
          <table:table-cell table:style-name="ce1" office:value-type="string">
            <text:p>e76f019983abd6eef6813760cde88f3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f3f0966b2ee1b3a81b87320f85b54a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dd8b6c2d48c4e3f02bfefb47fdd6c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f60d9715ef870911e59306f1efb468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5c19e8dd48a2891ccd7df721cec6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f82d6861907e1f04c122ee8b3c832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6e13c877f2c6c03a37cca7730f768b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f8921e959d082f2f0a9ece09b817b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6fb9c9579c67e3d425f678e3e073a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f8c37da10504ed99780839d630458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f67263db948349a2d02d0053d1e019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f92a6b266f54c0a02845a3a63495ea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B</text:p>
          </table:table-cell>
          <table:table-cell/>
          <table:table-cell table:style-name="ce1" office:value-type="string">
            <text:p>9207809a9d039251d5164f26a2c8205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fed462dca67895159cbb1f7d2d938a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7c3a9e75cccc60a90eeb576144ed9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3ff67533645d079b4db3ec257f0363c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3eacf2ca49bd8c47a6dad1279e109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0122c56e9a58a3fead833f325b5485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2d0e11e6e7088f3df79963177bced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043abcb40fdccfc7f4876cebf8827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3d5f56aaf003975a77f006d183e01c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05baddf11489f6aed01a6fcbea398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10c1d20014e44e369938ce642610f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07aade05bdc0325dc9a3b6bae434d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8dd112c9272696c7bfdb95a8727f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07e714ca005b5851297f311a15583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e48f9c99201153850dfa998d316b7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0b80d442f813b2cf6c117fc77940b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6e610d6c706670d489503248fa11f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0bd04d89f5bb15015336969ced7432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e8f3a03e6daec22660978a63c7d4b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0dda69e286199c5567ce0b35ddf5c9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08579e042d83a0349c6f8a74f4f9460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10b35cb36d1bd3a932c7f1f6ad4e2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800104fee59d55e3b318346f2f1a2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196c64c4a8bdd868f84f1a700c063c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B</text:p>
          </table:table-cell>
          <table:table-cell/>
          <table:table-cell table:style-name="ce1" office:value-type="string">
            <text:p>2334fac04a5f7ecd14c47a68f1f18a2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19b5cf0c13a8e1055484e176a39f0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4c6b8947530c394b471e0b4e64c671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1a1fccea34d878bedbdf23d6d9070b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9167674526195db2ccd0eafbaea7d60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1cc2a39e8c0e7936c05f73e8df1322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0dbcce1028e60eaf74e944aa4c700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24f1c61eca5800d57fa3439c134f7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98ef7de81f66bb01bd9cd01d74379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259e94eed727de0a84956479153b9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8ee132c1d8429de2a6684e2b3fbc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279e4772f39e5a90084f0396cbd5ed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85d30422208865214935e3a2373458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2b1077324af8030e8c0c0dc49ded52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79b28686543ab2c2b4dd54238999bd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2f01415c513b60a569996f9b6a72e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bf3b03079b26bba4164a9d11797af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30ad153c47c2b132543d07809e800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a1e3d4f938e929301855f65c3e33cc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356b2e775549b416e035fc5c975bf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483ac91f5a18a80194211f5853296c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38e1fbfa4a98a2d39bdaa5fb66c854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befdc6ced2233711641157ad5247c4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41c3ee0eaa71bc51c8dd4c8b597752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386424d0a1d233abb0afa26a23927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441d264de94afb2f0e2adaa23979d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bf9cbae3b4bb18002b55e2ddeaf13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4820e0afd1bd05ca1ddc07b95c58a5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Valley of Suspicion 1</text:p>
          </table:table-cell>
          <table:table-cell/>
          <table:table-cell table:style-name="ce1" office:value-type="string">
            <text:p>124315725917fe725c1700a77db2522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4de6bc62ea0f8ceda9f1be89a381d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b9a781d49b078230def04d8569ca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4eb63233c287df4c52dacdd3b76135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4dbc1c674a3aee9c923d3f8aa6cf5f0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53aa6bae90b5d835932a7bbd9bd05f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de1948fdb93455d124f67930a0563a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5a01c9051036a2bd2969b7eb660822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65c18ab4d5b0f946bed435b9bb508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5ac5bc5536a1d9b14872ec3ebe0053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83682c99656e908c03f8643f82425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5af2220fd4ab2a6c9b46fbd7a9b1a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db92dce3702694206e5107808dc5c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5c3032b7f0ab438ca96d5b5919c800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0ad53665fd2ae79faa045f6ebf91723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5fe1e13ada532f81519766086d0a5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64147422449704cd03df436daaec0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5fed655345576c681587af76066b8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3ca4180ce24258f36c82aba2a6be6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62fdd0b91e676e541c933d54e6cf4cf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51519529b307b7812dbf0570830e7a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64aed6417ac4d867d44f3fb50fdb63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C</text:p>
          </table:table-cell>
          <table:table-cell/>
          <table:table-cell table:style-name="ce1" office:value-type="string">
            <text:p>8cf5e750deef88772a4fe1f8112626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6893ca4e5b64b38fe42373bd0d6d503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4b3f32c40db9326cce6ca1f804d9e5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689db0de3e64738d5b19f39f468f0e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S</text:p>
          </table:table-cell>
          <table:table-cell/>
          <table:table-cell table:style-name="ce1" office:value-type="string">
            <text:p>10449bfcf248f53b53b840a9e07ed37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68a64aea303a89ddcb5a01b50db428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83d65205d0d2d845efa29c387a166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69dd400ee6281243916fdd4e76e64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b1c7bd4ebbce74d8c8dd96f97cc7d4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69de8642ea231d7a9cb6e1bdeb8c45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S</text:p>
          </table:table-cell>
          <table:table-cell/>
          <table:table-cell table:style-name="ce1" office:value-type="string">
            <text:p>742b75e4e96aa614aa072e817e0590b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6c7546116bc64e896df1c50bf92b1b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a4471330679370f59c870b1107aa07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6db0b67e7346a6c3d50541fbd80f5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de5865dc1c80cb150ea24ae8a810a2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70b460121a5f0edcd4e464b90fc50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0def42054692b82b578630639b0818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72e7b9a0880e955a97f2d758ab02b33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0b51637173e6472d5d5010538a518e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773a8cdcc9e15aa478e20fb477097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3ae3665f516dff40d25efeaabb23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7d8f65e47bd22225f41147ed3f37e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8f1f48bb0a5bcf74d1aafee9652408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7f94d91240e4e09b940ef7353d990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bc3f4730d361793f73afadabb025f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8041f7d881015324b87f6a87f52236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40b4bedb1b4e1d5c5917c94f38d5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80dbeb9ec0f20cd5ee962150cf2d86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43eb4bb00aa409ce77bbdfd2bef25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824302f26253a616ad48d62723849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8eb65aae56851d57925e0c01d700c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8546c628bd3b96e196f459c1dd1fea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8c96a75decf19347205b19e8c5b0c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859cbda38c5e55d362de16fd83f40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76e07336ee61cb8280cea04423dd7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867fbb3644a701289adb74d42d1890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a9b070d24d8f8fc9a0cbe24f1439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8eb2c48b67a3995f0a61d8d2d26ebb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8da0e91411a89c7f3214cda9edb5d29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90f112034a32e641b87aa7c45b00d9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FTM Disc: Feel the Magic</text:p>
          </table:table-cell>
          <table:table-cell/>
          <table:table-cell table:style-name="ce1" office:value-type="string">
            <text:p>0302e8baf09d9c058e56a0822018869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9469bb03491a220cc57ded2f17078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94c281a10d5bd6999bd0a31ec99c8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94ac4bcf70507f49df2c199bca31c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33a77bc2ad947aaa75417a1bc59902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97d7d3c5afbcda633f21069391f684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2: Halloween</text:p>
          </table:table-cell>
          <table:table-cell/>
          <table:table-cell table:style-name="ce1" office:value-type="string">
            <text:p>fc7dc1107c6bade191e8dd9c1e5e8c2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9853ec159ac7b99c04d18d0d5aae7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5d7140fb5d3f7c9b55251025179a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9dea3e74eeb1cfc73508ffdf961b5f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S</text:p>
          </table:table-cell>
          <table:table-cell/>
          <table:table-cell table:style-name="ce1" office:value-type="string">
            <text:p>a693acb0121d6483da5ed58d73d8596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9e96e3620c1607ff8d6e3dc5a8eec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5c52d1b1dbef7a5cf4f74e831b64b8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9fa45b16e114ea9211400e1c8fedd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b91e5b886d923c29a0c78656e2609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a0a7fac01e06ab033525aec3436bb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5ca23fd85de7b019623ef973e841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a232beb7e19109e7c52f8f3891dc95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table:style-name="ce3" office:value-type="string">
            <text:p>Result02</text:p>
          </table:table-cell>
          <table:table-cell/>
          <table:table-cell table:style-name="ce1" office:value-type="string">
            <text:p>3b8130dd9e519c5f6df49ca01de97ff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a6225939b696879da1870fc531654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3805f122a2fe8b45cd9d8512e9870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a644deccc5edb1220d0a0bc84a522a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6: Growl of Dark Faith</text:p>
          </table:table-cell>
          <table:table-cell/>
          <table:table-cell table:style-name="ce1" office:value-type="string">
            <text:p>ad000a19df676e3e4fe25289fbe56a4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a6cea117f14c9796579fe9358e791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9a3fce0c01f557c4aa2a3081c2321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a8c981e413276b7529ae97821617f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e4198a37ca408ceb7d5365b1354a2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ad71cf95d024f92d0dcd8e2c139fb4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b98a4f797e2600e83036c9d9f69bd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b0f17c1edb3dfcd0e934def8d4bfd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450fcf7cb12290bc39f7288457fe9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b29810af23bbc320213dea562ba22d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6: S.E.E.D.</text:p>
          </table:table-cell>
          <table:table-cell/>
          <table:table-cell table:style-name="ce1" office:value-type="string">
            <text:p>15937b941abde11b7c3f668639fa8dc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b34b01054362b4bed54a5ba4696a2d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7: Sadness</text:p>
          </table:table-cell>
          <table:table-cell/>
          <table:table-cell table:style-name="ce1" office:value-type="string">
            <text:p>0fffec51bb1c6274522a29ae8c6a92d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b4f4105a4627e6e24cbf4e6e71d4b9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A</text:p>
          </table:table-cell>
          <table:table-cell/>
          <table:table-cell table:style-name="ce1" office:value-type="string">
            <text:p>f18d9fd991fa82cb28147a51a1bab00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b933e288b3c6540b836b6d1fab3df2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b65e67ef651738da425ebb05d79c0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ba101384d3cbe4b3c4039e7938b2a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08c2fa1e6689fe9f876868337112d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bd6dd0608200dff8722c4d02b46277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Valley of Suspicion 2</text:p>
          </table:table-cell>
          <table:table-cell/>
          <table:table-cell table:style-name="ce1" office:value-type="string">
            <text:p>74605be7ddd08e45510d76043fc558a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bdbe476dddd8d3e45fee1078168c5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8834388bbb9d128b72c8777988ac9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c1d9daf1ec399ea4738f28a0c1138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42c231bf3b79cd30f7dbbc985978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c2e652fec25f575fc63b416dd658d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ed988d5add45bbdcd1e8526049cc0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cdc35c72bd9fce4ef2e079f76fb3698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6: Comedy</text:p>
          </table:table-cell>
          <table:table-cell/>
          <table:table-cell table:style-name="ce1" office:value-type="string">
            <text:p>7567345cd910bba8dac2dc0f1cbfe5e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cfd84d8e02889e151e233f5701b7a9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6: Lunga</text:p>
          </table:table-cell>
          <table:table-cell/>
          <table:table-cell table:style-name="ce1" office:value-type="string">
            <text:p>a93219d2fa1236ed765023d0d79a093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d07a5d61285b238f12fc0dda51b34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40da3ab9ee7cc08044d9c4f0249c6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d2d1a010009471a95cdfa2e9d874a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4268b62c9cac3bd7da1f49afa977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d667098789a06738bb32fb844a4661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dcdda19a2a577331b25648870f2f9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d76d4649686be144bf50f56cfc4ec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e6f8a027ab4d600fee4044e3d29d8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d92bd6770fc51457c87e438073e01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b1a8b2bcf86151da02c43170b4857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e02cd8ec5bc0414dce555fda93401e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B</text:p>
          </table:table-cell>
          <table:table-cell/>
          <table:table-cell table:style-name="ce1" office:value-type="string">
            <text:p>7be31281693ef35c82c5de9ab677ed0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e068e5313f33b6d95e7d366c83fdcf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A</text:p>
          </table:table-cell>
          <table:table-cell/>
          <table:table-cell table:style-name="ce1" office:value-type="string">
            <text:p>0294209498bd098b32c717f916c6b12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e0b6ca0601f1df16be8f6ac8d1a4a6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6e5ef0a23af489734456c6fa1d5572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e1bb695ad655035d4fdf67f532d77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2eb7ed9c7fc6a8d2127124b94a686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e5383d79497eaf245cf0e83df6bd7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4ba37544f4ec1afca7af61815954cf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ea07cf1524ab4b245388acc2c8301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6ef8d47dd54dac950b047e9f5a54d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eb12758cfea52c1432aa0a72c466117</text:p>
          </table:table-cell>
          <table:table-cell office:value-type="string">
            <text:p>afs</text:p>
          </table:table-cell>
          <table:table-cell office:value-type="string">
            <text:p>Item descs</text:p>
          </table:table-cell>
          <table:table-cell office:value-type="string">
            <text:p>Lang: G</text:p>
          </table:table-cell>
          <table:table-cell/>
          <table:table-cell table:style-name="ce1" office:value-type="string">
            <text:p>4b1d20ff502844965b199d04c4b6636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f2dfc4cf9d5a4d20d3f2499530b402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2f315022b806e1ebda694b75c26ab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f464a34d26406c4220d34cc7232d589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7085c4b583f2ae71b5e76ded9290b9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f516a6e767fe4017b169f9bff94aa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2996e9a79f91c2037a42a82098389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f6a74da517e5003fed37fe6567ea07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46af5adfb6b7dd0f8e24b2ed1197d1e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f8504fac5847a21e271bd70cc4766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fb235fcae085f64797dfd5096e1174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f99452bc18513216a3f9318bfcd8f6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7: Hakura Temple</text:p>
          </table:table-cell>
          <table:table-cell/>
          <table:table-cell table:style-name="ce1" office:value-type="string">
            <text:p>fad273dc1f6a156b61333e1529dfd2f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fa8b9d388b9855499f9202ff057098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0: Valentine</text:p>
          </table:table-cell>
          <table:table-cell/>
          <table:table-cell table:style-name="ce1" office:value-type="string">
            <text:p>8c2ad1d566602e9c27cc8692e52f6e3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fde228b501e3dcc3b1876efd006660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e241b0e1c68d042e60043d2fb7cb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4ff9ca1ad72ef2c038284ede6f00951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9d389481c59c2c98cfad402ee394a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007047e761a6837ea569652830c2f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f02ae58acda15f7102dd6a571cb1b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0214e57f4b1d88992e2557948c3ee2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3cecb2765c5b1131bf35f2a4b70a1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0562e7b37b57472ab5c80c4089a00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ef70b25a7efc33e27e04c3c651f87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06ae3d9aac40e3731e34b531a33cef0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650924989c5f5f638e0bb9250f78bc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0770ee23bdf249cf12a972d02be714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775495d3894a1cab2c444f53a025d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0a4a8840cdba829b74fc87dd9014a8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B</text:p>
          </table:table-cell>
          <table:table-cell/>
          <table:table-cell table:style-name="ce1" office:value-type="string">
            <text:p>4e4e819dde918a3a0bf8ec9600f962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0ad1043ee824fedd483e2a002ad5c1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5936c1262b850c3290939fbf2d1f0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0bbf9c6eb49fd538b7f0aa61833b4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690a7d4dc9fa8da034857e3c3dce18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110e09bcb0888a0fe57f116f8b8856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43c8ae4c487bfd83263b012309218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14d358ab77d2cab9a2ec4a0aadef1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4c87211dfd7fe9cf30aa5caddbff0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14d48b48428956edee1c22705a5a7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52db84862fa45473f67adbd7bffb2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1b4bd37f6d7685eacf6e67ecc348957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e7dec4145e5cf7d1eec204e70d8958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1d78a017156ba9aa860471eb292c65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db3b32b0126e6e292f6e2ab911ed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02ba6cc42ed6188b65f7302f704f8e</text:p>
          </table:table-cell>
          <table:table-cell office:value-type="string">
            <text:p>243DA26B</text:p>
          </table:table-cell>
          <table:table-cell table:number-columns-repeated="3"/>
          <table:table-cell table:style-name="ce1" office:value-type="string">
            <text:p>e6e32210c0d29ffc4cf2ea32093ab81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0efa0cb3f72589cff786d64c6b70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b25b25a8bcb42894e45f4e5594d3e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184190a240ac0f4a25901e40ae996e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1f8f3461a3d6120d1ff0c4c435644f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24d5e475bcba6e33f5c21575e0c8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a103e1c497fe484772182ecd03a388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2ad2d8563e7afac035663fbae685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c543d536a2160a107a0d8aab1ed61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450899d81b3c2952643e94ad7b716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29c704be7bb05544d6a37463fa393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50ab9a96c2716b66a44ff092ab9a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3a006c92d1c216ca4ee2157b77c65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5389e42ac1dc21fad82674ba6390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06ed506c0dfd19fc009aab0890578e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67bf45043c68567007729c9d3cd6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7b38a08bef22c99dbeb9b690362aa9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278a975fe3556a0f0be3c885f21cfd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7c2d8b07f686de11f051c1d6c2109c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1af295ffb9d3349d7db8a041e8a7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6746cb4b4f4bb89888d37a842de0a9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1b3fba1909eb9d31f5270369a75d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b70baee26c74fb8d5bb73e8c36fe5a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429fc1304e9d9b762f4f8af7ed546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4403d3eacd7af399c4fed2d2ceb77d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54959f2efbc98d21a67f4ee6f388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144ff6660ac4ebd59d20f278ece4cc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6d9df25480d3bb21701e62f8fc9cf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5172ba01bf074de163c92e64c1f9e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76a1aeb416d87d3aae25cda435a9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751bd19bc8399b2a98bb15bde6ee2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936fc50003474742853417bf9a9b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493bee5eb62f475739ddc0c03ac70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93bed47641bf87883f6240947efc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1d9ea8b94013b6af5f6537746c5f5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a3f5e28e66e90fe2f51361596cd31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57d525d5649c196c4da3d5e84f074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aa57f07edcd19c4de0e27e736114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00b55c2f64ab1603ee846730c58a4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d385655cb82a8b9541a8be679dc6f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C</text:p>
          </table:table-cell>
          <table:table-cell/>
          <table:table-cell table:style-name="ce1" office:value-type="string">
            <text:p>f95464a956be1fecbf4844c11db263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df60c6a7457a8a9ca6a8307b2109e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6ac306390669d2c3b3f3d719702e74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3e55bae1552c15b68b7157606864e2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0a352bbdd7f34e931ac3438f4965b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1683e1ca4ce977ba773e74028912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897fdd2fd92eb6bd207a216b9e65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20075a6c3070e7e564ad01c07b04e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8be900ffd3ca786a97b83747bdd699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21c904b665df3afaadaa65d7822af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267cdc8ab72c07b7c5598c5e10a94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3a70cc09dacb0c5a99f70aff2d7cf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ed712d8c346aabf00535688ac35ac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42440582116f1866c1ea7a52d7b46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52062f4356ff1a8628d8f687d886c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65ee78e7aedcb1c9ea28c57dc9903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57a42df944cf4e411836b2410331b79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6bd42a8d9e639fbfdf94a2fdfb3a6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SC5: THIS IS MY HAPPINESS</text:p>
          </table:table-cell>
          <table:table-cell/>
          <table:table-cell table:style-name="ce1" office:value-type="string">
            <text:p>679a711af1840b998c56ad3bd10136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737059b2d717751460412571d43f5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B</text:p>
          </table:table-cell>
          <table:table-cell/>
          <table:table-cell table:style-name="ce1" office:value-type="string">
            <text:p>a3ea990862f121d4853557c7da01a91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83856cb4b3f2fcfd3002458dc7da6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0: RELICS</text:p>
          </table:table-cell>
          <table:table-cell/>
          <table:table-cell table:style-name="ce1" office:value-type="string">
            <text:p>bb1ab5ecb5f96d5d22645c149378921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99ab19a0d8c9a7bc57bfb1ff5225f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63d77107566ba6c2d32e399409ebe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b9c0bdf727d09fd8042c6845f1e24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88a842932ca420194222b1c843a49e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ba483314b84d29e57e2f4b0afa67a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1: Endrum Collective</text:p>
          </table:table-cell>
          <table:table-cell/>
          <table:table-cell table:style-name="ce4" office:value-type="string">
            <text:p>d2824c500e795efb9c7c9508999db61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c6bc21a24fedef196a56c682ef93f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8d421c4ba288198a1e100c0476e5f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d7b8dacd724fa2c4d463737985e8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a405285a5494780495717f5e2d0977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4fe3d7f9efb809737caf1c1962e9c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8aa26b1f9ac90953518f650d4ec35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0e2e0daf7339745fcbe449e3221e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919807f8a91ecdba9a97b012a9a51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37c24506439eb85842ed67f7a967b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5a4e28b7b3f78e55217662752b59c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48e822b4439ab22f712d12dc3371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70ef83f7e150ffe380f9b389796be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8276349bb8b69a7fb8e97b17b6e84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64dc8bea20bf4e7481b501fa5a0a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845a3aa6461aa74c902671a312d3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a97e01b93a442481dd5c9397ee676e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8ab5b164f08a45a17b78945e1a6b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f4ea65c562c38c53d7020a33b4516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91297bea137223946bf45c3052af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fe67e6a2336cc62f98bde6626e3a9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9268ba0a8af6f94a71a6de673e87f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a75f665cd7c8a8d83786a477ca0d4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a4dc694e94f4db5a326b7e115b93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5eea61db088d4e2a963b3a9feca51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a7343e1d1e5e231a5ea782fb8b6d0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d9ebbcee7ec966869e8cc497eded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cbcacc4b56cb09e0defa3b143102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7e38738621a7a6b574639b9b8ac909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cf0c202269d45cbdd34a2aba5d687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5: Milate 04</text:p>
          </table:table-cell>
          <table:table-cell/>
          <table:table-cell table:style-name="ce1" office:value-type="string">
            <text:p>ca1fd7f70e22db820df6b0594a40d5f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f619d15d92376677ea33b169a67ef8</text:p>
          </table:table-cell>
          <table:table-cell office:value-type="string">
            <text:p>afs</text:p>
          </table:table-cell>
          <table:table-cell office:value-type="string">
            <text:p>Casino</text:p>
          </table:table-cell>
          <table:table-cell table:number-columns-repeated="2"/>
          <table:table-cell table:style-name="ce1" office:value-type="string">
            <text:p>7201e320e264ea1c75db7ab9cfa6b52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5feb83b4267c1671336629e590677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5783eeefe3c3e0463c9389d58814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60a162fc75fb97197a6439d286f6f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e117a5b6dd7a96db6001697fe26ec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627480419d9a47e7c1ce92c3e73f4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595fe6ba0f651d3033f199ac0d71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641c875305ababe2f318cf823d1684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03ff56e691db3d7a66a108031a21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6758e3f9c867abb85abdc85f4a45831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8f1eb7e2da93cf72cdf31662bbddd4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682509ca0ac11f16b17edcad0a192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a72f391fa1bf2cc8f31fa322af29a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685514f8dcf4c4b0e3dfbb5e0b1892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C</text:p>
          </table:table-cell>
          <table:table-cell/>
          <table:table-cell table:style-name="ce1" office:value-type="string">
            <text:p>cd1bfd1932df9c7df8f4c3a94562dcd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6cfc68fedfef6a3eb1e4c40741996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890bdf53abbfbccd3bdd80c2668613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6d954f5dc8ca080c2f45c385422f0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33ae59cad337bbb76300966193416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6f0b2d23698fbab1da0672483bd43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f3c5408d0bc2bcc9a31614fe19abe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70f0794d0c442fc21a1c2a2ad333f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1885a282fb9859a0dc33c186648eee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774e83e4ecb1d95785cf74bf86a23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d608a4fa61961d3b0da71151c779c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7b33042e93b686252cf3dee576bbbc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ebd5d3ecbb6228a7bc2f966fdbb4e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7ccae9e63f9615be38618a4fdc2e37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's End 1</text:p>
          </table:table-cell>
          <table:table-cell/>
          <table:table-cell table:style-name="ce1" office:value-type="string">
            <text:p>b3c5edf214f362909080e4341478cfe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801aecd76ceafcd83b811d411d329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444854583b442bc948ef2c1a97ab8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8040d76b6c28f5d724e00d2ab1950d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-Form Purge</text:p>
          </table:table-cell>
          <table:table-cell/>
          <table:table-cell table:style-name="ce1" office:value-type="string">
            <text:p>364abf879db4abe45bca4ba9832d0d2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819bfc11df14649c87b5804998d3d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ce8e613bfbba5bf4a3864ca63333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844e10ed49d2f0a5483102433feb7a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A</text:p>
          </table:table-cell>
          <table:table-cell/>
          <table:table-cell table:style-name="ce1" office:value-type="string">
            <text:p>105d6c72eaf66ae9c383535c94d73b7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85298db8b2fa4ba574c3d4c52e341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972fb5ac57b7e9c290977d573eb15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85fd0aa3bbc8da7183a186f805ae5b6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24b09cf1e877dc018078899b11303ba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861cf0c93e9e375cbafaab250c7db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9c3f299768715cd899689e25b4cdc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8636e84113102313982bb8df3e729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d6a090f19f2f0c2d0f203da3abb32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864c56007a6b68fdc5d4aa4f6a237c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7fb6e916fea4bce34ba8e3deec20eb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06b507f294e0a18fa7a0df25a92f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5e86f0cc78d16cd8711f0efe8d98af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0abb6370b22f53c87e7832ca89072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545c0a34cee780f6cdcfc502ef533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0cefff2f742d81bd0f345f89bf9d6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B</text:p>
          </table:table-cell>
          <table:table-cell/>
          <table:table-cell table:style-name="ce1" office:value-type="string">
            <text:p>f586fed2d55fdf65005e32cdcdd2ede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1c0935535ddefce0551901b1b1053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fcab729470849994a2114d15df5ba7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21b8bbcbecd7a9d8e830bb74316d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7d32e5213fef600cbd5cc9df0f25cc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5351fb1e73847ed0f236b8304d788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5d7ca36931bc707c07363f0a9d3f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8538fdcd4a78804503a3fec57714a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769558c8e493672b214a9abbdc2bd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a458fafb0b7d931e3153ddc89077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c261cc68150140f062d309d282ea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bd5662986cc4231f9ddc24496161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ca413dcf4388047415f433c4b7283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d05e5e261b3dd5a9130096b114884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64a3506ccba22ac20a97aa8ba6a9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e2ce92df3bdc825532193c9eb705b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6937eab3d2e0972651e208f9d9787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9f71c793b107f8f8708b07c579bfa9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50cfb88149bd7aa7c46d4d861bbebf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a07718264d3c59043cf4092209b4c9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1c0cc910ed6c4c5af831c7888079d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a0e7df509a28cc0a10b973bbc9d88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048482a3a4aca9c914ee3a3a7e0ad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ace9af2529eaa8d1207c104970837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106d4ed2ab869dc194860b7ac5ce9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aced909abb4534409afdcf95e329a3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With You: Karaoke Version</text:p>
          </table:table-cell>
          <table:table-cell/>
          <table:table-cell table:style-name="ce1" office:value-type="string">
            <text:p>6e6b0361c57734c964f08d8ce620a5c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ad4499308640a656b762f2ff6dad5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823331f5f8b854990393dd553ccf42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b0e21ed13bf020aa56e33e788a9ae8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C</text:p>
          </table:table-cell>
          <table:table-cell/>
          <table:table-cell table:style-name="ce1" office:value-type="string">
            <text:p>ee85a9e7fd348a2f471f05882a6c72c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b1cb065e08738ceb94862719700d6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5181d488972ae41e839837e81fffc4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b367cc3c65359633838ddb437284ce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A</text:p>
          </table:table-cell>
          <table:table-cell/>
          <table:table-cell table:style-name="ce1" office:value-type="string">
            <text:p>ea15433fcbf5e05ff63a653e3cf579c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b53c260d85b94a4aaafb4d3d152222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b3877bf60d4b769fd5ffc1d3cc90b0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bd4a41b5d86bdb9d20f95239554907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a0db25dbae6631b94ba70398450bf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be68e05df71fdaf45e593a44bfd64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abc984a24139c491cb8fb98d6e1a97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be87d453293d349ccdd0919d33b7f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a6a6c296d9ad88450f209c2b4c69f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bfb3b0104e4da7f2e95d1c1a6fc14c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8a4c98247247b9b6c329ef8e5e4ab0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0069c8c1add235cae3e366a9addf4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a71fe2aabfa4257eb759b3bfefe8157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1a530991529f4dd4c51330f37e48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59bfd07c92610a7c750ff0a93ace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1e35d0668a9034b6b5f56ec03bb0d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a2dfafe656449a58c568ec87a175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218f4226701b573cd07ed06a88991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3df3785876b775ae6abd47ad680a984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2a9f55f6c5267f1307fc13c1734b28</text:p>
          </table:table-cell>
          <table:table-cell office:value-type="string">
            <text:p>afs</text:p>
          </table:table-cell>
          <table:table-cell/>
          <table:table-cell table:style-name="ce3" office:value-type="string">
            <text:p>ob_ddd_ss_0</text:p>
          </table:table-cell>
          <table:table-cell/>
          <table:table-cell table:style-name="ce1" office:value-type="string">
            <text:p>34ccd429c9b18a004b07d8f6964a3b1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3352f17ed4053a9adac09c620c44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d32f1a73c415fc80d7fe017f00c11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6b3c54bcfce93bdbbcc099de799a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4b3d3ac0ce6cea63d32601259d6c70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71d9740da64b683f80399ded0e3e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6971b5a1f32ccf60df81a4e3a1729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7f00359b9acd1ebf51519d5f23fe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26167245040e6fbb5204d2a7d66bd4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924519880f931c6e7a17cf118bd757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32f5ef328f019bd206ac73672785f5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a355ff67a177563c0be89256f82a9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6: Z.C. Enemy 1</text:p>
          </table:table-cell>
          <table:table-cell/>
          <table:table-cell table:style-name="ce4" office:value-type="string">
            <text:p>caa72f0650b2f8453dfe271c548b41b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baed07b176bc7e7403653fbebc31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21fa9302a231df6d0b9826c87f4e6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d5f9e414754f7cabeae221da45f7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0708791beb7fcab0f26d09b94b0ac1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ced20f21f4948e5a2fddf7a5472cd1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b592d4b60cb899b2abd7667755bc12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d4fa763a4efbdac70efd786f4537b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7aaf3d6e3d5ebb250d228603d9fe8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d5b3a5a7a5516f23657a1d43cb37fe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786c53a7f4acb7426ea722400d8a1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d6e04f669e5704bf6c0b156c9ccc0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4fdc7e4e83d7a36c33051fffa3f8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db3a9c1400d64b28d60b66e4413d2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e604d09cfc01fc63111760c0c4371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db8221bd232442cea43c4225ced57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9770791c35251de23e863b8c67b645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dc711b8a66bbbcc44da98496b617b7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e0c35242dc462723de8125a61ce2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2131d56cb6c12a7d65521faa0cb09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S</text:p>
          </table:table-cell>
          <table:table-cell/>
          <table:table-cell table:style-name="ce1" office:value-type="string">
            <text:p>1d17cd25a1fa0e6648c83ad936fd18a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2a5ef062ffed9ed8b1efa1b3d49c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5de9c1a3e0c3eb3970fac3c596fca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30fad021612ea1ec952e9f585d9fe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8871d584ffb86cfe519297d8b9100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56e0a31a3d88fff74f965b9bf62a1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A</text:p>
          </table:table-cell>
          <table:table-cell/>
          <table:table-cell table:style-name="ce1" office:value-type="string">
            <text:p>2aeecca65b6e32edbb4416b3ca37e2b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56fda94cf8c5b0c925abe1ca23df1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a0147d422123885dd95c64346694b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67ce12bac1175f2139ff26c97b010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5c93b3dcb1d92bdc2f840b6e352e90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9c3233b2aa43879b7e856f291ce6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ae9300c6a24694741fa368dee4184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a09e6fd930b1e897d3ab0e52e3ed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5a752ada98a3144c550a620568af02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b8ea96118f703dfec9c3c08c52fd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63e2a8c04d5bd53ceca7156b1f289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c05e922c72db341de4f1c0d4a64b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b0e04c4a8df82f15c16af4df8b618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c376a456fc5301ca3ffe37fc8d47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c9d1ca648f82254b6f0caef2c658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e422e569b4a8ec25964b06b81d17e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af47083e947651f36170d01600de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efb4ffbcf6ee7389332a5fe7a2ac656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d3eb832ace35f945e31565244b7ca3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f154d665883d4d94692ec0d1dfba16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d71a7d9f8281067f3463fc6fc2173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f2506ac1d7da87843aa48384ba7dce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B</text:p>
          </table:table-cell>
          <table:table-cell/>
          <table:table-cell table:style-name="ce1" office:value-type="string">
            <text:p>37152b35d9ee02a20fff303d24be50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f3faf2979b86ae98bf56084abc11dc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299afe59961be26d806589be1c8018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5fa5704f891cfe3f98b956ee1a3441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49c7e8b8fc9b2242d111c6b5f7dd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034e9e26c355368c45273dafc90f9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2f7a15e95a8160214cc8226ace406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037a95b5e07cfae7dfea715f25fcf5c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dc95f5e0ccd55c4562b7b02a821f6a7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03a2ff134c93f167785ff97094486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b29dfd18858674c5dadd0b6ead524f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04586bc03a39967d446911feab347c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S</text:p>
          </table:table-cell>
          <table:table-cell/>
          <table:table-cell table:style-name="ce1" office:value-type="string">
            <text:p>7020c0991739df13fccfede9bcd110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0525080327af5f3fafe70959a4ceb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d4cf8e5cff487de1666384be3635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060591465a407c4e98c71f0b37fca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9fa5befd59b046e63b496fe4893ae4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07ed1c30c8d5358bdbc0674703c36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fb1912cc4fcbe719182c290df67b5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09aaf01d1bdf5282e1b128e683033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4a1076a3e8d53fa094e3915feef73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0a942df2d94d46deec8d441d21e0c5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b23bd72540c17b0d5681bda5760c7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0fb1b77d7d080442774e2977ee611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6017ec56040f8addcf2d3d32c1a664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11bfcd7a601db3c0e331c95273310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ca9bb2023e1f8979c27a1f8a849a4f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16f61c3fd7c1ee324a86864cc172c6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S</text:p>
          </table:table-cell>
          <table:table-cell/>
          <table:table-cell table:style-name="ce1" office:value-type="string">
            <text:p>938f7659548f99da4e675c186fd8bf2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175c6113a55034462b55115afcb0e3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25fd5e592af676ce291022d567621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1f00a5c80540013d7d2d9e010d7ad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f0a0c703632eb3543e106e940d237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207d3079c675778b89967bf151c3e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27fb212fde20f6cb73c853fcea59d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226bd2807ad130ff2d5cc0b73299d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2f4f4539adda0b7f54851eacb1690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27d846949b79a6e0d26c5041b5fe2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6988f316204ec8fdc7b069fefc49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2e1fac6f8d2ce8aa8d8ae02796058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c6c4fbc035da960117b8c7322ab70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2edfa0de9c3446ccd26a937eedc244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46bc8aa8efbb747c2a2c125f9360f9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308759787ec9882cb3582f0ba47a2e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9c7783acb7f50f18034a88b9d1f2a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364b48439497b56206b3a9e1b12df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a10883e9e4c7a4f536e2effd3c5b95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3da3a5b7a663688d0a270696c718a1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82c04edad37c624cdc50747665058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3de49c8d6e78cd0ab804bad2eaf70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5e15da88d118eff61e5bd9d908ef5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413aacdaa53259fed48b421bbb21e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1a69377eb9a3fb38c6b7503338727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4444e24ddf86cdc08c2d3ceac2990a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eb1b51f4200ef846f70203728bbbb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4447708f21e4ca7dff9e20cface2e5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NIGHTS Disc: Dreams Dreams</text:p>
          </table:table-cell>
          <table:table-cell/>
          <table:table-cell table:style-name="ce1" office:value-type="string">
            <text:p>d1ae476a52f04bc0447f66308a1ff6f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447a7a070c478538f33e3a7cab1754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Valley of Suspicion 1</text:p>
          </table:table-cell>
          <table:table-cell/>
          <table:table-cell table:style-name="ce1" office:value-type="string">
            <text:p>7f99c51025fcd97c1ed2e9572784bfc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4ddbecad10e2d460f111a518fe6faf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lectronic Brain A</text:p>
          </table:table-cell>
          <table:table-cell/>
          <table:table-cell table:style-name="ce1" office:value-type="string">
            <text:p>9d10f15582cb99a8766fb03994011bf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504470698599fb45320f55882e79e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cb19f7f6192d8f0a72209a4d6206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5270761b21369c0c44baa9c1d6005a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9a2f59726de2541a31748ffc50ec6b6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52c2fec09f063f2a8b1668ee446f9c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4fe1f6c16668fd39f0695b209dd59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5670b4d1192bb0f4e8bda87811509c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976011b5f75791afae4887ad34b99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5704aa355b726f2b46d79c3798d649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da706dff694a70a6a3e5bd8f1e1fc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582714254d300aa6cfb555cae9e27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a62aa481fbac0497870b8a609e7b07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5ac71419b33d85e376e7e3fd4c7915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Valley of Suspicion 2</text:p>
          </table:table-cell>
          <table:table-cell/>
          <table:table-cell table:style-name="ce1" office:value-type="string">
            <text:p>440f3eba27b0e99744ef95729b5aac3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5ea6fd294ed5238c4411c787c7388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6e9097f94f33ca39be5cfe10100341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61b07d46110c3eb1fa67dd6801303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ae70db6b4e2e676085dc8008f03d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62bb40f2179fccf04b7635df787875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: Save This World: Orchestral Version</text:p>
          </table:table-cell>
          <table:table-cell/>
          <table:table-cell table:style-name="ce1" office:value-type="string">
            <text:p>9f3fa7ce83bf34cb30f666b50ee4727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637a0b6cd9bb5c931d06ddb08efa9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21104a4008b7b15bbf902435ebf15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668b9df4ff8bb55c0d3c9359ccfae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ca5ce21c2367bedf68f3970adbb8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69761efe92f893a84557e19492af8e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4ed1ae3cba7038cb68a0935f35175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6e71170a45fec5ad21b3cc2f65d3a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fba93c15eca5a96712b8899803f1c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71cccf1ddf09594e0b49d88dd1e1bc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A</text:p>
          </table:table-cell>
          <table:table-cell/>
          <table:table-cell table:style-name="ce1" office:value-type="string">
            <text:p>37912b8a38e0879f450aa18e113941a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71e8b97acb26c8bc7b87329a98c00a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06a874dd5d02e626cce193a5f4729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71feed091944ca8c2027c19e66f45a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50d0fb78dbdeb42cec2bd6a504164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74b9ad21a1c7a3209fb63a65156a3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8b7b35c700beb1f2c7416afd34cc7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762f5a39630ed34599640b40fe4c8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dbe8a35d9c737cc012f4f92747c0a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768ce6dfecbbc880ea1db67fb0a8e0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C</text:p>
          </table:table-cell>
          <table:table-cell/>
          <table:table-cell table:style-name="ce1" office:value-type="string">
            <text:p>9e66abae6b43597efcf74f4c666be92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79480210d7cec896d995d5827ba47d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61e8d9d370ef8339f2e4f2cb12770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7e19a353af07142e5b5f0cd74d2302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2: Vibrations: The End of Planets</text:p>
          </table:table-cell>
          <table:table-cell/>
          <table:table-cell table:style-name="ce1" office:value-type="string">
            <text:p>6c3618b0b0095886f5509f6803d2bb4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7f491702174faf45afb07e2e54eae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4866bc8d0291b54da5c746df36d2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80bec472a49dcc2ff2923d0f743a31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ffa76ad81689270be7cdf53568e95b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88c9b359fd1580b838a14e7d642c6d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A</text:p>
          </table:table-cell>
          <table:table-cell/>
          <table:table-cell table:style-name="ce1" office:value-type="string">
            <text:p>9afaacdc78f4dcc133f418b69a6eb8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8e098130fc98ba2e3354323ffcd78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cc60cae63c92c6de9e3de5537741d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95f624761e4a3ba2fca96230b1df3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362946a085ab796ba335dc5c0144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97f6f213bec58be3cc199cc364e411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5108e9212a1bdf6e71d420970f5aeb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9848e47f81488e13903d5d593792a0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5def962da6e8515ca90a383ba236c7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9dd68c0c6dba4b7856abaeaddd49e2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7b26148c73c1c59b197758b025575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9eb8229357a96a47a742b84bc6fe5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38689e51415a92fab3e82f56b4469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9f824bf4bcfdc11934ebd04c8cb3e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fc5d81077f51c3537b6c3a9bd0234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a08c48dd1a8885a9233990784987b49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31: G.R.M. Lab: Entrance</text:p>
          </table:table-cell>
          <table:table-cell/>
          <table:table-cell table:style-name="ce1" office:value-type="string">
            <text:p>c93965a91b71800550826c83df7f5e9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a0c789cb1dcb986b84bfc8b2a12b4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617d41668421ea1bd021112de195c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a2a98e9b37f6558513c278b4c2d8a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8926e3065e0fe6fbdc95e6fb296b9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a393159779b75b939932c43b61bf0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a96b4c576ff3cbd49a07e96ac36f2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a7fec6d7f053edf3a8d9907d28425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2feb8fb6ec783e58687eed6d1b1e9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a81f4e61fae59c07cfcfd15c9da0d8a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d587a649759092d45dcaaeef7deef65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ae068856406ec21a1ec6e788b00bd2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9d4ba73171616a063f53335d5adb7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b16a866806bac1143a25b74f83ae61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8eb7157a055ce6bbaec150b040a3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b3028a4225813da92604795c6b9920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7: Z.C. Enemy: 2</text:p>
          </table:table-cell>
          <table:table-cell/>
          <table:table-cell table:style-name="ce4" office:value-type="string">
            <text:p>91686683ca01d017be4376a1f667fac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b4a5914a1ba07bfbe2d18cddd3a03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f5c21252c8a521ab8cbfcf12e1770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b78dfbfb6ac0272dfaa34f8d2daeb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079ff6bea39b116087d2d0baa9791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b971876e1748f0b229faab4a9810e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a3b042f7dd248e8dc442f6885f4b8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b9b2a742559b81d2b583f3d8330a3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7507342c733208f4f9ae11826706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ba4cb7c987fbf5570ec913d806a7b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597883747a48db0f5f726b3e5cb49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bc64c483efb38553c71b88825b7080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77697a4b6d5a7ecd41b166991dcb6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c060a3a48d21540066e1182f0b40fa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033411bf7f7c7a995d70b17af8241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c378e40b31088363ec3f1dd05c45ce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20a585b940c8e8a357336c47eb7297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c6aadedcbe5bef87fa5e69d4e64351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1724581337d3027d235bdbf448301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c9ac0cdb2b136e24bfa1a8861b7eaf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79b99a677671f3100e74451672ed2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c9e52d3db26b3b36553fcca36f2ee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5cad65a518b7e34f65916943aaed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ccb10e8efc08822cfba6ec3454d8a1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2d15581847bb6b5e6c6975a2c9ab3ce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cd5577abcb4dfd9a16efdefaa8c238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0e78c10af3fb6e93f8f0f5829c4fd51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cd5b05fb09710c993a1f1814c21b8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bb8b97818c5679daddc94b570435e1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cdd3a0a4cc20343ebf357b5fc4331e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72d84a2ccb7ee3a3d361df5a77269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d80b33915af7cc31bec3dff8a31a6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b17619e938a7d1f23d1f8e57a9ddc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d9822d5489d3b303102eb50d844859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A</text:p>
          </table:table-cell>
          <table:table-cell/>
          <table:table-cell table:style-name="ce1" office:value-type="string">
            <text:p>f60b4b7183e7c96a8b78d111fc30095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da4407a098f14295d0e3435c6ddbb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5ceecbc9e5c4fd0bd908f48757cd2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dafa6cc06bf6111eabc6e67ef657a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58cf14a5af8f5be227955dbe088b0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db71daea99d6a69be148f415457f05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8: Growls from a Wild Sky</text:p>
          </table:table-cell>
          <table:table-cell/>
          <table:table-cell table:style-name="ce1" office:value-type="string">
            <text:p>9e0e6ee59ae9ac6d0b2aa7a6801e2f5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dd7a43155914fed95d5bcd7bd6f598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S</text:p>
          </table:table-cell>
          <table:table-cell/>
          <table:table-cell table:style-name="ce1" office:value-type="string">
            <text:p>bbf7f96e4bb277ab7de6ed1f4bfab16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dd8a98c33ca90003d2c695b7e085f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b2e1a72565ed198fe544664b7400e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ddba124dde6eb8dcfd076b30d78659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fe27b2a7ab359587f5cc2e0bc8754c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e10f4e6b16bed52c7d99b20116e33a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9c09aa2ad83a0b87f3475d3d8d38a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e29351116c6f1083deb71d8c3d964c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A</text:p>
          </table:table-cell>
          <table:table-cell/>
          <table:table-cell table:style-name="ce1" office:value-type="string">
            <text:p>3f8ab15a43b6d985d2cfdd590f22dcc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e37ce7db82d80609f00b6bf9b0207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ee4549c09a549d68a1a5b5a9d3c7c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e81dfd97a2f8d7cd90c2ba104962d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f6d5a6f528b8a862b0c77cb155f7c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e858929cb929992ab64aa93c55625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26e4d51bce155c3a11cf6385908929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e870e476a9835b63d6ad4fad834577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9: New Year</text:p>
          </table:table-cell>
          <table:table-cell/>
          <table:table-cell table:style-name="ce1" office:value-type="string">
            <text:p>60c14b756c4e57cc761b2c258f7acef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ecdc8447dfcc43ab495e0f985d124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dc90fefc71e6bcd151abd35f3e0382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edc73b2249540a6664e1fca174b4bd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40b720d7ea43063660b10faadb75ac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6f346d80d12856e296ef456edffbe1e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B</text:p>
          </table:table-cell>
          <table:table-cell/>
          <table:table-cell table:style-name="ce1" office:value-type="string">
            <text:p>25ff60681acc033e633cee6d0d08c6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02235c667e7df096187986da082d06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a69b5f045a471caf4a146911bd9ce22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02bcfdc6b2a19c98dd06ce56c6526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38ded3afc55414d837f4d89ec142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0653d7ff6df209bedb53ebbe7cf3ef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0fb4ece70edaa92f23a5dfb04bb47e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0bdc9b5b3a7d8abce9b2ac0c4ef45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da7388954394c09188f13d0a182751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0d01f50d735873ae9fdf2d89a516b6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6b6686dc3a639d447b837b64d9dcb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0f1eae5ac8fc3b4f24ba6c3665df25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C</text:p>
          </table:table-cell>
          <table:table-cell/>
          <table:table-cell table:style-name="ce1" office:value-type="string">
            <text:p>40ac1cda28c44e600af9a2656268c2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1062d7d31c0e037db9cea1c69a2df70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d914a7332163bb011db6c000577536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107d57a2ecf4ce8c3107d602c3304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50f69264cf3a6e46f03b5573d6dfe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110bcf1e1d7dbac2a335700e8ed4f8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dae7baafb8ee033cb81ae55c4c6e8a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133477b27ab8aee240f201a9a1342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21fc0a71df328cc7a98f877a4b7a1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16c49af2f8e0df120be4fff02cbc7e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6ea613c6193e406d7c1ee7dfc7122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1b6eda0efdb9c2aca970146d696f638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e7aedbc5c5b3257e8c1e20d7f536bf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1bcf1222daa569e57fdd2582d05a4cc</text:p>
          </table:table-cell>
          <table:table-cell office:value-type="string">
            <text:p>afs</text:p>
          </table:table-cell>
          <table:table-cell office:value-type="string">
            <text:p>My room</text:p>
          </table:table-cell>
          <table:table-cell table:number-columns-repeated="2"/>
          <table:table-cell table:style-name="ce1" office:value-type="string">
            <text:p>29de59d3ddf67fae546f95cfcde51c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20311cf8fb12b66a65cfb54c2e66a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cbea1e83dd3fab8aeafa7ca259e50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2335163e03ae3fdbbbb89f97a3793b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S</text:p>
          </table:table-cell>
          <table:table-cell/>
          <table:table-cell table:style-name="ce1" office:value-type="string">
            <text:p>c47abef118432b69136ca6d41735a52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259e8f552d50f6c939a26686e8955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68b334445891bdfae387346a02984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28866f4519def156d1edcafd4f776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b2c00795469d7dd86b9c3cb5bc789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29dfe81ada7884de46a00deb52f99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205bd832d687773c888f2fd5c98a2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2d28a3e311a3b2870745e3dd3a2c9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a8cae3cba3349bd5a5d946ffcd8a5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2deb3d8565607e86142d0d961afa5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f7ccadad9d286d92a640baf59fde3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2e161f5b50358f4e05b693b9e0f3d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85e5056c4a8eb641a5b7cef2f3a87c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2f60a52cbce4f05c958e8c6026052b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b99cb1cf1fbc00438c384c16e5fada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30ab81236147f29f653a5e1b1ca84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99972947ae691019cd249d00e30f4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31e1d78126119e243e419ee2cb70b8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739f0519d168a603d9c773676051b7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327ea6caa8f1a739455ae31b25ccfa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? For Brighter Day: Orchestral Version</text:p>
          </table:table-cell>
          <table:table-cell/>
          <table:table-cell table:style-name="ce1" office:value-type="string">
            <text:p>4694012e2f772a23b128443069ba82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34fae7083534ef11f01d17da9c5224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1410f683f9976b6a6900d8fd4edc46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354b2ccfc1f239a7ab1ae7d0d83ed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3a4c9f0164897d1e88fc4fdbb722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35848f77ef511ef730f7b158b1367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7b687a9a870040ae10d157a0ec55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35b705a9ac3f43e0fd89b82a0c53ca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3: Christmas</text:p>
          </table:table-cell>
          <table:table-cell/>
          <table:table-cell table:style-name="ce1" office:value-type="string">
            <text:p>57f8d6269e3baaba1c82f957dd16143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38583daa6cc42dea700c7a53a1e6a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5ae0b853e36406c89230f838870628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3d76558779ef2c286e411448972ff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de034bffb46c5a43c4ffe6611b920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3f6c007d452ba3076addaae64d873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2bef2004f8dc53f14c0b04eaf482a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420df29051cafa98e63cec2c22f7e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36d29fe4214871a87244a8ca7d1aa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427e1ba78d63980c2799592dc96a40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06d25f66211192309c28f94c96f1a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4309103ae133a9aede5680144ac61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68971a954573154972661dfe8364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45ebf04902ce139447ba12b10cf70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88bb5498da132b3fecd31f74f1bd6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46cef89c3c06559556ffb2caaf1c0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48606876ed5b7ae4906c35419527f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4b7331ec9fe57daa456da029127c89b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87b5ceb0cda678effd51c847969b2cb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4e0dd8d97dfc50bd030e39e651724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5b2d9b07734c7ec96b8cc7faad9801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503fbf4921ffb10fb4eec587d12c5d7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39bf2eab7041eb0370f5570019c406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579ab9fcf0d11b868829567a5f227c8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1b86f3e8aa4ef8026263607a748da4f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58a6a4dcaec605f51adff73ce43e2b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03e948ca3a39242a153a0cd8d30399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5b81ffce62c255339303431bb95c9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8d22c87861c6f3752b15b57f90279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5d65b81bbf2626d32cc1b7039c35c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9a24958fdfdbf2fdf22fba51f329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5d6a8b68db6660046620cac0095024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aa7a5622a26d45616c89ba2bc321834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5ea61f26c6f932dd1f6214e7dd172c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2893f217b0a49ff998690df6ed11c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5f213667dce00828a2398fdfe0e68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81143ad64c068a8ad3fc2954bc569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0802fa20578780667851c8f80ce70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85d3280d87fc3e06ab58de01fd2f2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21d10e3b8fe265ca6c5a839b0a3a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72020695243f8ce8bf5b26a68fa36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3056ee0d4327763ba495f28178704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995d6ebedb81cf5743ff99ab305ccc3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482de71f038490c97fa3bafe3e4ec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a823ddbc9a151248b404139de1272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5512d02611760fe181c6c6ca7be2c6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8ca6da7a525b19ee7facd7efd32d3d8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5f9f7147ec807b3aaa5f64206757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17f2c1d138592b569069d7ff4ba20e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7534f5804f81a82618b51ee38155c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? For Brighter Day: Orchestral Version</text:p>
          </table:table-cell>
          <table:table-cell/>
          <table:table-cell table:style-name="ce1" office:value-type="string">
            <text:p>676c28d35093f15d0cea626133b2549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76162289959794bf388ba81e3173d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A</text:p>
          </table:table-cell>
          <table:table-cell/>
          <table:table-cell table:style-name="ce1" office:value-type="string">
            <text:p>5e2c42125624e061c024624ce882b0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8185c3d0e1c5c62771084a4a1a77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844ee96ea6ff6179126a90da06bc2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a04376affedf959211d43c3c5616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fb02da1ce6b70b33282b64ff78e4c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acaf110c3eb028555da41a0c5ab06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ash of Ruin 2</text:p>
          </table:table-cell>
          <table:table-cell/>
          <table:table-cell table:style-name="ce1" office:value-type="string">
            <text:p>0f82b3b2ab6062813fae025b66da330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bb628ea1fa98b969b88fa0cbb4ed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b829ce3f2a9ef640ed3b49c7a0852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c10cc232900cafb2fd3ccfd4f131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a23e55f9512c8959a05d6b0707e1d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e50c1f8940e00a3f0ff30613b277a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1bfbffed9f1358b2161dbe36f7f76b8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6fa4a8e90661ee0731bff60b7b136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efd38b70ce6b8227f7f7502b77e42c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7249155d0ec42e9f94e01a64ea2fe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69da4a7230db6112c0501c7239c91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77c2c0d287e5c1d805fe4583cde4a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80bf2c2e79a3293035ff3d953a21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7ac25cc55fb32185110d7bf17068d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22f5ade06fdbfc664065d3a59a830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7bce38305161bdcd505c109cd03ee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4a92d46553fc76a8d8ce9a1891c896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7dd8b3024bb6b16c1557e0e92ba912f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befe6d239a07ae36e25cf1df0c3150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02eb90b161562f77bb44406e00f07d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d34810a203bb5702780eff507eb0afe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0344bca96d147d11cc0a9d6c036bc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5189746c3f2b68ad3ac0ff0980e29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099215644cc8db7b919afffa51b01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A</text:p>
          </table:table-cell>
          <table:table-cell/>
          <table:table-cell table:style-name="ce1" office:value-type="string">
            <text:p>e5b58821d16e7f9f96098dbf2194482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378aeebd55e3b66c52e42995387d6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7fec39c6f84b767abb84f6876d7f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4072568b04831967fb073c4d5fda5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516bce368810754db8563dbd72380c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6c9f7e91ddd08769595c2b9e5283a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254b4a767fc73a003bf0bfd76620be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8f9c807fd0ce5a2ca57989c97f665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Game Over: Story Mode</text:p>
          </table:table-cell>
          <table:table-cell/>
          <table:table-cell table:style-name="ce1" office:value-type="string">
            <text:p>b2c53f89782afec889dd8d5425b021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ab6ab09a0579073b2ab5d9e1a675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dc6e9d6e65e40d9ccaee92e3795b0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beb25a9b72a5b0982857adabc4150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0b84f225fa4158a543beedcb017fc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d6991c4c6f7c62f7404f400f00a8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1a529cf477452015140ffdb42aa7ac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8f9066eb7986b1b73beb11b216e130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B</text:p>
          </table:table-cell>
          <table:table-cell/>
          <table:table-cell table:style-name="ce1" office:value-type="string">
            <text:p>2e787859cc1505deec09934aa80514e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901e9d9e194bc16e991cb65dd807c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286178fecaa63d326f3ac4adacddc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931e7bf6a6a6b80b55cea052aceb8a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: With You</text:p>
          </table:table-cell>
          <table:table-cell/>
          <table:table-cell table:style-name="ce1" office:value-type="string">
            <text:p>42e7ddc75fe66da3f00f38a6de3643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95770aeb7580de4ac8e30832af78ae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9831b2d7d9155e983fcd4235c93c9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9a3c7e64cf9a783145631876763f86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570e85f1b5e61b11c4d1cfe8e372b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a1d4eaba653bc6e2087853edb0ceba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0d6ffc9e2763ab39483538d5165c9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a1e2ce6037498351ebd126d428155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4a924319be4fc1902f2082cbf1873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a248a1ffb849fcd7c6b41631350ea8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 Awakened S</text:p>
          </table:table-cell>
          <table:table-cell/>
          <table:table-cell table:style-name="ce1" office:value-type="string">
            <text:p>cfc409d3f36a775048d020320fd55ce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a7c50acfa0b169d40623def850c87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d43c24d8feb0d99cb30c2190123ce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a8ca8332a343458e43cf37213b2e5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44a72deff81b03d03c096de99e388d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aba6ad076a1efb907e2aedffd0391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a4d78b085879c7974509d848821b3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ae455e86cfbf1fe7a2397e72301e1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4f8813e55198b16e0951abc7ee01b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b2b43e30eff86d1513e350a4b88680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End of the Millenium: Remix</text:p>
          </table:table-cell>
          <table:table-cell/>
          <table:table-cell table:style-name="ce1" office:value-type="string">
            <text:p>18fcc518122247eb8eadbd719b0a161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b3c0eaa2d31e9afcacdda29886420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c739f1eed7778aa899613fca36c05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b460a30cc65ad28ef6ae167a1fe74f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445f7605ca0c8ecf9f8c63cd49b19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b8488309df8cbd9a31dca42c52f8e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1277ce656b22f1942dddede9a0be3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b8a3bfa271b5c49f319b59ee662ee9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856f8e4eebf090995fb5de777b5da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ba65373cc952a6acaa10b8f2e5ecb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be1c57523d513bebf5028071f690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bc26dec857df67bb8045286c69d69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78efbc4476f2fa3c5b3d1e39796beb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bd52bf63f14be898ddb0d65d56973d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carred Planet A</text:p>
          </table:table-cell>
          <table:table-cell/>
          <table:table-cell table:style-name="ce1" office:value-type="string">
            <text:p>5a6612bdd380fabcbbae221ca0599a3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bd80876c93426eeec0b1a7caf6384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c28ccc70997c0faf9482babbfe386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bdaad9a22550c7d619a95f9a06abdb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2cb223d4044bc61a3fef43185d09c8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c245449b26e06b24faf4403c33d03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cf410414e2a55cd28e5ed659d4e28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c26952a9412c62b5a7bd733d6e0da3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452c93e43802f4899eeeac28278ecf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c5ee1c19eb9d95bfc337f12d934632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c7829f146c0c973c9c4527c409e35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c9369fc25089680cc1db095bb41a9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19c80ce03ef67c917ef295265d69a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cb6aed774506cee93c5a977e2f902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078e526b804cd4ae36ab11cead0dee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cd5031e76d927c10c38698e9b6c9dd2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b739c969473d0a2aca829fd98b3656d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ce68e950cc7d8d8ed2b61f4aca329d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bd580a4b866f1893bdb65768ba3fe9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cfd6af38c4a6c981d96f91893b7ee6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ac662a26b5f7cf374280bd1f8d17a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d0ca5402f3333ce962ab6cc6fcf8c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73ca092ad1f37c69d9e2eabde4abb5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d1468ef6a2a735f8f57289f65c37c7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82ef65e9833d4a24d94ee74220848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d515c62ad1c75b46198abedcfb3a5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22d1bca26f54ee6f87ab10a751c3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d587325311b35fe57739c37c9cb1b8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C</text:p>
          </table:table-cell>
          <table:table-cell/>
          <table:table-cell table:style-name="ce1" office:value-type="string">
            <text:p>7560b113b845f39655b97467341aa2f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d8eebeb5aa779ac5b50db44582c1a7b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d9dbe2ddb6e040bcc2b8f0c7d98f334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e359fbff2b7d0eb59b56c51d3ade3e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B</text:p>
          </table:table-cell>
          <table:table-cell/>
          <table:table-cell table:style-name="ce1" office:value-type="string">
            <text:p>8da09f04e9218558ee48b60f6d038de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e3663ca745e39fda05aa991ee1b0bbb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0aed419b935e6453a0d08692da3de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e4d4be0f046d244b13ab01ca84605d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f6e6fff5c714615363e6080b70767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e6a9aa3140b2b868ae6c0d03c65513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0367252946f01dec3ab341a5a72b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e8523eacbcd18135b1bfaffdc603f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e1f97cc78bd5f3c23f282f86fff08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e904eebc183c80feb27f11c0283dd4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C</text:p>
          </table:table-cell>
          <table:table-cell/>
          <table:table-cell table:style-name="ce1" office:value-type="string">
            <text:p>ee2c7be589063c348b935032c8432c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ea407eda2a3810e925a552d1559105c</text:p>
          </table:table-cell>
          <table:table-cell office:value-type="string">
            <text:p>nbl big-en</text:p>
          </table:table-cell>
          <table:table-cell table:number-columns-repeated="3"/>
          <table:table-cell table:style-name="ce1" office:value-type="string">
            <text:p>be2bc1a217b93ef5d1850666b8baa1b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ea82f33b9335d7609350489719bbe33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22139b4396add372aff3134147d2cd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eab790477d3c1331076b41ca7b0b2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2c555d2db6ab4c7c4999ededebc52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f05b71a9b47aa67158781d17cd270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d9c43d040eb447e91a33da7734312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f080538b64f16e2eb0771314f73747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: Save This World: Orchestral Version</text:p>
          </table:table-cell>
          <table:table-cell/>
          <table:table-cell table:style-name="ce1" office:value-type="string">
            <text:p>83a6f73dad620317914f06952005454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f3b6fe45f286f9f41322fc27b1b45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58652c952e7d5cd8d1634773e319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f5fd2acfc24463f6d24fb00548cac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1375b48f90aa71df29184ecc4fad9f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f622ca77465df8d2bcc50f301a6664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S</text:p>
          </table:table-cell>
          <table:table-cell/>
          <table:table-cell table:style-name="ce1" office:value-type="string">
            <text:p>076330a741c2f965f40715a45edf945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f6e2db6e63d93ae75b7915c37bf30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0b7008041f7a083d0dd65dda6c5dc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f7a70a4e9c18aaf555b04b033fb8f1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: For Brighter Day: Remix</text:p>
          </table:table-cell>
          <table:table-cell/>
          <table:table-cell table:style-name="ce1" office:value-type="string">
            <text:p>36e9cfe9e95f886d63695057c026677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7fdb342b8af4229087b08419d3e221eb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8cc0f7bca954a3558c2044af1a85a3f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03be2580c84fc787ba314d52d86400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b14039e604c181b6ac0c6ee0c87e2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047fd7f777c65d7374f767abf104c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8089ade9842d9c93d591ec19d6014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0541943624d058972d169023a82772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535b41d57f4540b3f5ab334855578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05591d4504c049238dffaa00ed902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775f2ecc1ac8c4d706ed305dd5257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0577ed889240fba011d532314239a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630daf4c4ceef09e603477f49afdff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0593a5be26722de86e6ecb7b214ab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b4af53ab3040a0ed8fd871da3df9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0a948e78f8b11ae26b1a1976256958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B</text:p>
          </table:table-cell>
          <table:table-cell/>
          <table:table-cell table:style-name="ce1" office:value-type="string">
            <text:p>bba86687ccab8ea2be1e6f6948c1cb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0d11a9806ab49509c85f348786982af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8c0ee3fdff695345bf4f849d559dcc8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0da09d6635d0953de5c49316fad8af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7736715e79c86e6ee79134dfced8f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0f62685f5c151ebee0a1e7eb702755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1: Cherry Blossom</text:p>
          </table:table-cell>
          <table:table-cell/>
          <table:table-cell table:style-name="ce1" office:value-type="string">
            <text:p>c74b038c38e0e9169820d4dd09def7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1096cd70471d2a760e4175cb40e49e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676df3b2d90930c07ecf1c16abd2db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11031a90684a87b601058e2e75e478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5: Alfort Tylor</text:p>
          </table:table-cell>
          <table:table-cell/>
          <table:table-cell table:style-name="ce1" office:value-type="string">
            <text:p>4dced1e060fcf01072c1b536dab26d8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1321063413adbd7f7656717b4c50ab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589aa8580ea12c4325dfe85b9e3e3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17b6074cb80737ab97bd3ee6653a00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1a3f94882bb6b7041a9a49fefcd73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17f3156f8ce2e0e23098ebfee0e1a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bb7a9afb87e00b64c371a6aea4cd8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1b7ea915fd6d441120156c1b96ada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e85ee2c84fe2aab249cb8839c5baf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1d3766b2c99b0bd1606b6a01aeb31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c0a1d2f0c20da7dfd300c344f073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1d8c9bd35f10ffd98cc377d5a47f2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7549dd696f575ab93ae43df3802c8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1f169781820721e5160b454870390a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6ac790634a1296b75285e0e921791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14cc85a5c786d2183dd479e078ee6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C</text:p>
          </table:table-cell>
          <table:table-cell/>
          <table:table-cell table:style-name="ce1" office:value-type="string">
            <text:p>6f31e8ff63c346fae9fd8e4e0025c0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29398d73e5b65343c5e04f4d6d1b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b1af6a32c5c9f39e04fd4f49b0dcc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632901ae8ffe23f4d57d26d90d909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: With You</text:p>
          </table:table-cell>
          <table:table-cell/>
          <table:table-cell table:style-name="ce1" office:value-type="string">
            <text:p>6fbc4c79e01581f80abde341a721f2c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65f114b976fdff12e3b82f929fac4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S</text:p>
          </table:table-cell>
          <table:table-cell/>
          <table:table-cell table:style-name="ce1" office:value-type="string">
            <text:p>201b29790e712162be8969a9613bf0c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7768b7ab376b8f53b1aa4c879070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b78a2f4b97ff7b3e4f4ab69af6c0b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8000f75516268d987f23ece4f7517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6b8f8687210971b0ebbc70cd260c5d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a31801394a932997e083c5c39937a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3: Tricktrack</text:p>
          </table:table-cell>
          <table:table-cell/>
          <table:table-cell table:style-name="ce1" office:value-type="string">
            <text:p>e47257173fe6f447aa0f87c8d0e30d1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aa7fc00265bf0f0f001818b2dd4a5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7e270127c44d491806397830e5cb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b4804287f1067ae0190290b168c65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52d9f6d19885f6cdf75a2de0977284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bb25b37a675bb9889c23b0fdf0b6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817a0f961d5a583dde21a53555413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2f521da87167f8a2fd8a01f99048cb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C</text:p>
          </table:table-cell>
          <table:table-cell/>
          <table:table-cell table:style-name="ce1" office:value-type="string">
            <text:p>7fca7c27e14ef05b68c46e68d5f1330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3184365b0844555bdda6e479311ee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bd4870b15bd39200f37e9df31eff4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334bd4da9bfa37accfff98bc0f6e2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2d57e3c27fb0b687cbfc9bda4ee6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35893bfe10065601ba90a2821571e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f3ee7cfd4e31d07a1f117ab06dd8c5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37b077d3cb57b860d6f0b31379ad2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b3b1b6873c0e39bc373532c07e3004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38187ab5bbbafa8af6c4624f4121f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784434aaa88a1b27892a3dc11adbfb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3a1f0db1865f6ea6d54176272f392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d0347fb1ea65c22a5078a166684b5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3a9dc7f88bd7fef6f80b03bc365919b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33: Agata Is.: Base D</text:p>
          </table:table-cell>
          <table:table-cell/>
          <table:table-cell table:style-name="ce1" office:value-type="string">
            <text:p>9172ac16eab0ad48184a71d51c3f4d3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3b9e94e2640337ed9f1add1b71c1869</text:p>
          </table:table-cell>
          <table:table-cell office:value-type="string">
            <text:p>afs</text:p>
          </table:table-cell>
          <table:table-cell office:value-type="string">
            <text:p>Item descs</text:p>
          </table:table-cell>
          <table:table-cell office:value-type="string">
            <text:p>Lang: AE</text:p>
          </table:table-cell>
          <table:table-cell/>
          <table:table-cell table:style-name="ce1" office:value-type="string">
            <text:p>fdc90f1e39429f82978e4a99f78965f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3ca593c96ca5970da3fcccc4c3a5a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e6a48c2425041edb7ff044a743e7d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3d4358f4119ba691a1ba98d180b8a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4e487548ab10be29c77b6fcc991d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04c4806d5611c4a659520599798526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a601933a9c53d40b2623470a7a41e6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165eab3e9f115722b1f4881d5cd9f5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6: Z.C. Enemy 1</text:p>
          </table:table-cell>
          <table:table-cell/>
          <table:table-cell table:style-name="ce4" office:value-type="string">
            <text:p>caa72f0650b2f8453dfe271c548b41b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1d4c43df3bdf1ec72494d65c00207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55b80c9077e257f1f50a18a81e67696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20e4342a043d978ee0f40ca30a856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B</text:p>
          </table:table-cell>
          <table:table-cell/>
          <table:table-cell table:style-name="ce1" office:value-type="string">
            <text:p>551e9fe7cce7d568c2296c9e189f4ab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29ef6998314b09e01687374f50bb5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b1c93ace0121fee38fd2794f8522d5e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461eeb60a3894e1dd436a04ef745e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07f3062cdaa3b55d03adea8bf7d8a2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4daefdffc7d870bea2c72c6c4c1a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a2499e1b7b978017ff0758d224628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4f3fa9167d892868449cc6942fe3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454ea5f0bf4c726ba0edd548a97062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620f8209a68b7c81891418af9a2da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4f2c125f6295cdc753eb9d5a0b4c9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6ca5324df171b9925697b5452194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4d17e1dfbcf8539cad5d30ce4c7e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7b7f3c2410e013ed4fbbf0c16110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405f4dd8f4a7d05109cdd8aef8aebe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8ae71a5de5487359c96152527381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6ca082ca421b01508ec9ecc2804bc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498f69cc30f1a3495fa9fd868ae173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28485b123de7e4f7e8d14d69afe2bd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54c4f0daee1e3144f0a42fcb35bd1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a3367166f008df4ffc0fc1f1e1f2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585ab2e813342cc55c6d1e65fd4c3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ccc11fb471b9e82519fa9a4e24fbc9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5a8b7d49b96948f55625966f07bb5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50766d621c39c12ae7669fc3acb14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5bcb05cada218d0517571ce967689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ea8ed67fbaab71b1ad60f750904f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607b4c0e0078d329fb38280caea8da2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6? Comedy</text:p>
          </table:table-cell>
          <table:table-cell/>
          <table:table-cell table:style-name="ce1" office:value-type="string">
            <text:p>feb850afa822272cc672ee06a3aebb6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609f34acb061789fc4dd5f852de6f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5d9432423565a41d8227f444318277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60ab0237b451f4dd80b97ba7b533fa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7: Marriage</text:p>
          </table:table-cell>
          <table:table-cell/>
          <table:table-cell table:style-name="ce1" office:value-type="string">
            <text:p>45bcddaad99f236c1ba4bdd693a05f8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618b49b6e77dffc60f8dceba61fb46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2739c33c1b0ff8e73481d8a65338e6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63d8ebe7af6e4a7b19cda18e7ca40b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S</text:p>
          </table:table-cell>
          <table:table-cell/>
          <table:table-cell table:style-name="ce1" office:value-type="string">
            <text:p>e2f7b1cae33da5e36f8369aca920689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66ebb04da1128c030a17607464b8c13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b9560cdd57485cbf36056ec5dd195c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6828a5a040cb854bbcd3a76e54ae5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298423679341bc9351c6c362151a56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69461dccbc6dbdbae028f974157fb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8ff22992f74fc8bd1ffe5d9dd4a77c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6bc848e368c25256c86ec12229dcb6b</text:p>
          </table:table-cell>
          <table:table-cell office:value-type="string">
            <text:p>afs</text:p>
          </table:table-cell>
          <table:table-cell office:value-type="string">
            <text:p>Char custom</text:p>
          </table:table-cell>
          <table:table-cell table:number-columns-repeated="2"/>
          <table:table-cell table:style-name="ce1" office:value-type="string">
            <text:p>fa25b6d332df3a02e0a0905e4f3779c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6d988fd610759fab345c680e8a634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74ea35d7c67b383debae219a6d7bd8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6ec6d48a088dd06e4dcfa0d1f68210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8: Resolution</text:p>
          </table:table-cell>
          <table:table-cell/>
          <table:table-cell table:style-name="ce1" office:value-type="string">
            <text:p>1337d70f1d39d0da27688edf38efefe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7121f87fed4fd4f68864f06bcaa1ca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e1ed8b49e9525bead4c300dd4a43f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748ada1644d39719c7f39f3a9f10d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db66e80c8ebaf004fdda83d4c533f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7633ebdc07a5e8fce482e437988f3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ddaa8334b784e4f71ec0f86abb00c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7810d35a8ffc2199155057d1541440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e0bc355dc53a200fd836838fd8043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79b6c7a4670ee02874ed5e2fe81900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e32faa515dfe6c6ae44aa268f64a0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7a16b6011812172c705700ae9552405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81: Casino Voloyal</text:p>
          </table:table-cell>
          <table:table-cell/>
          <table:table-cell table:style-name="ce1" office:value-type="string">
            <text:p>03ca07a196394555a54ca65738d4545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7a92cfd60a6302d78dc6b4d774dcc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daab52739125894ff1f1c1244a510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7a96ae232fdaba3369dc1a9d4c6c8f3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5b235b64cbf85fb24c0e1e7b6ca0bbe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7d8471e79bac71c4f3f8199f1f1cec5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4: Moatoob</text:p>
          </table:table-cell>
          <table:table-cell/>
          <table:table-cell table:style-name="ce1" office:value-type="string">
            <text:p>f005d62b2c3627e87fb391d653d3ba4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7e19534e724ac860eb9b0421c65ba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33b45a079cf1402937e48e563a8c2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04f82c506992e6a077d31c5b4e5e48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7: Contamination: Fire</text:p>
          </table:table-cell>
          <table:table-cell/>
          <table:table-cell table:style-name="ce1" office:value-type="string">
            <text:p>bb5889b08ea64e9e11cc64fe15ca564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51d093bb53b2d4b6b7d22574c1222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ec5f4420e20e70ebbe3790b5eec09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5bbab0f738c482239604afeeafc76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9e06121bfa7d91902e81426b625ca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67241135a197bf86f86de3cda0fdb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Mother Earth of Dishonesty PART2</text:p>
          </table:table-cell>
          <table:table-cell/>
          <table:table-cell table:style-name="ce1" office:value-type="string">
            <text:p>26e49c41c3f80260d1069c6ba462d35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6e4cdc036b059f597d11953882ce0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473307c7b34a24770c296114cc2b7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71aba4eaeb7c758187e69e3ac260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8d3a75c78820cc23c27833798826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77ef6e15deb456e46eb665226e145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961b1363fc4e40ee30bdef6a8fa61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98a416443ca898c20b0b5d569112a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43c493798eb254973bd5409497bc70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b5c8700481cf3db7535ba2cd46d4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87f4b63df8e9df787486142fa4c4d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c984f9bb1b0752b5b9d1a18ffb12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7b80b09436f7d5f1cdfdb30e4f0588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cdd87cdd3a1d5395009aa3b4a6b9d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708e9b25c2fb4c012e8a4198e60ba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8fd9059ba1f3a7b8cdef185062dc0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02eb73a8883518a2553cf0b12d5f0e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912b9b3d958f34c061ac9b219383c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04d6a0a688254edf7ce000c71738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9232c61ecf7f0db0752484bedc404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10e38f9dca22af746e4cb756d3407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95346e5a609c63431deb57865ace3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91378aad5174723715c3d664eed4c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966ee4c75703e69fa1b140d716a3b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f40946836553a870478c2a3fb6c868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9bcb1feaa8e1fdc19fea5e454cd556b</text:p>
          </table:table-cell>
          <table:table-cell office:value-type="string">
            <text:p>afs</text:p>
          </table:table-cell>
          <table:table-cell office:value-type="string">
            <text:p>Area drops</text:p>
          </table:table-cell>
          <table:table-cell table:number-columns-repeated="2"/>
          <table:table-cell table:style-name="ce1" office:value-type="string">
            <text:p>112dbcfda9f6aa771d6034fce94f51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9f0b5c2ab65384d8b9fcfd6cf1b81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07a5a7b9c5594a9515d6e3763f95f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a1a121019bb6403a7dcfef0d865e2f2</text:p>
          </table:table-cell>
          <table:table-cell office:value-type="string">
            <text:p>afs</text:p>
          </table:table-cell>
          <table:table-cell office:value-type="string">
            <text:p>Video</text:p>
          </table:table-cell>
          <table:table-cell table:number-columns-repeated="2"/>
          <table:table-cell table:style-name="ce1" office:value-type="string">
            <text:p>be55ba2bfd0f847edcc2f481c3d0033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a244ed89e2997557bc7262b746cef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a4a88c80e467082e3e9635668bf7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a303ecc819c725dbf2aff2467c420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92855a464d3f7edbbd81269c00db23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a4727369581b4d10617631c460beda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04e3c27b2c78f21e2f967159d6012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a484bd20cac5846d9a6e6a614045a05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0: Madness in the Machine</text:p>
          </table:table-cell>
          <table:table-cell/>
          <table:table-cell table:style-name="ce1" office:value-type="string">
            <text:p>b8e0815c5270cee8285b7a067f77634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abf7f7146e80be57d859cc28336e2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e20ff86e6d5cc9229c3b2e7a5e20e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af32645d1d3a9a19c1ebafca2b9de1e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7414d607d774dc63fe2bb0229d41e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b53c97d76eec7699f0bc30f18693d9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6d06413a04b32631a87302b993a6ee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bda426761fe33de79b4bfae3b50404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8775901eeed97ca64b59f16cd52e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befe84d086cc621f2bae0bd2f7ab7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a4b2b22ad161911000843fae412d7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bf0c9f7cb635b6f86e6dc9d381acb8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6a479c80d01406b2b6f5c71dbbc27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bf8e5312041bcaa974f56c324cef7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d1bf88e503d9e4cedd1672ebaf5d3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c16ab5f87767ca9e8af635f57b6da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a19c96030202ab1ef749102276ebe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c1ec5d42d92c69390cc759b8d64ec2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46fcbf5fdcb6457f9fe73712eb05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c3be2fc501a739ef76144ea496df9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751b2ec8bd40e3acb4e9150de370a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c3edd6fa536442489f4bd40cb27c7f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2a1286038d83377ca6a767dcbf55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cbe95657a2317d415beeb91d2742683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East Kugu: Bistonia Mines</text:p>
          </table:table-cell>
          <table:table-cell/>
          <table:table-cell table:style-name="ce1" office:value-type="string">
            <text:p>994bbf7a17660ca9d0833363aad3e24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1cb01ed607121a855caecbd410bd4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7f6a2c4055c619201c9e958b753380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5675c856bc4d0428ccc186759f945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8: Day Dawns</text:p>
          </table:table-cell>
          <table:table-cell/>
          <table:table-cell table:style-name="ce1" office:value-type="string">
            <text:p>324dba1f506ef5163fea7ca7fd42137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84b8cdf902fce649ac8f62d75b4b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3676e328c7966958b505641d7ead1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8caa82eb85c78e8f5a94d3a6e04a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8a4c0d0669030cf3c657a5b66fa969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93bf22fa49b51c09ab0956f34b26d1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54751d4d6a818527632e9435c9f12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a703acb450b0f713ee047925b7ac8d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eac29291c93c7bc1fa6bd16114acb74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ae643b7448013c0ef7c29b6ad80e9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66fa72321fdd11fe6b3ab51fb212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bfef80bab386d06de1db601294101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2aa86e8dac471e2be7cc925da1d3d6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d1ad015ede5f55ea769c3ed07aa8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d8a2ca88aca2b297b37fdedac2ea5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dff96fe4589cf00e77ab61d76b322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ae1a9e1e5c8053fd74c60fd1a83b2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e1222a63863353aed0c5d88a49de5d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3b1ed2b78ac951dffa5003948a8fe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e3754df5149679e537ffe06ae2442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37e43ff049033f520f5d6af84bb94b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01062df0eb1da511ff117f7617da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616a08ad6cfada108835913ebf8c47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1491e9fbfef815ed72f7117ff5f5e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A</text:p>
          </table:table-cell>
          <table:table-cell/>
          <table:table-cell table:style-name="ce1" office:value-type="string">
            <text:p>ca1f4c8753659d606d099acdf6d642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37fa6013b339146811087c86f5a7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fd6b63c861d626b13806e16b2ff6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4792af23996dd38a74b019631ca4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3d9e497b5bce8fb548600c9ac75280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7d712102178f7995cb9e3fb43c965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5f7eece77eaa9973b0bfbae065c59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a2c0d549376d84a089632094ff41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2be929dc769561cec783b71a27a2f8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a553b8cc50baa429a5c03d7525df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d5f9e292c67c702837f5a244d1313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b89073ccd7c1cc8b48ab4f698d60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bc74394eeaa517de1a006246d658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d39ec7c5a9f39c9a9c1b2a39f0b71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S</text:p>
          </table:table-cell>
          <table:table-cell/>
          <table:table-cell table:style-name="ce1" office:value-type="string">
            <text:p>30f12ae7606093aa3d711128126910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eb7e94b6ad019253ea93dfced9f6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2fc292864089d20e11d40a24d558f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ebdb7254058737dfb8f3d42eb6d0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f9bde1f4f8d667c8aac1cdff04a64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8ff45b2427ebeb03abdce27d8c3a4a8a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f7eb560729a1727eb896c620c3d9087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010c40ad35fd6ca2fa262307aff64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f2f2ad44b4947e7b2fa49e0ef2e64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0276866bbba0e7153d6493d6debd8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00464de8c98c006e989ef84fe846e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046c8e4dca02c2fc10fbc57ef5828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5a022206cce7feb333ca109b507ad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04780a8a5592ee255be21790b20c3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31b7dea8d7b93181e6bb9e25c3d5f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05eb45c78c638d6923d174a917f90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aef358799779633a256cd4b7f5ff3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069b56588439103f2bf1a607fd47d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802a2c9a538f04250b54d987b68b6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0ad848a8f0a235c6785f1bdccbe33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3a71d3e751aab18f85357d7459304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0d084305d035f6827960fc1762ccc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f40048a29dd1dfb2b4831edfc281e7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120d192b30ec925d252cd616c81d8ca</text:p>
          </table:table-cell>
          <table:table-cell office:value-type="string">
            <text:p>afs</text:p>
          </table:table-cell>
          <table:table-cell table:number-columns-repeated="3"/>
          <table:table-cell table:style-name="ce5" office:value-type="string">
            <text:p>f52f708e50bfefdb18dc6c2e4a3b40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152c79e8b5f1f12b08c8fec616ede2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A</text:p>
          </table:table-cell>
          <table:table-cell/>
          <table:table-cell table:style-name="ce5" office:value-type="string">
            <text:p>1aa37f588522511f176e6f4ab31a0dd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15b583354cae64861e26e97fe836e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74a9f903264b81a266052e8a304176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1a48a7ccdf2e3a04fab335327be824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880d00ca4d8ef0d67253d7686ca37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1ae5cf886f10e6ece332e8af3db4e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5e17a2160f46c5f0aff2a4f27cde9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1c29af9aa50198ea6fa72ffc40754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2249f728441bab62d36d12745e575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1cce153fe5dee74b39ad6990c282a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30e52a226c96ef85c9c4803539079c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1e8b974231313f623ba69bfcdcee8c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9d10e4df34a8690bb6c5e77d60263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1154ab89a18c9eb3b296a640ab15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af88eaba365c263b60882a4c7d6a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331a730a32cfbb6bf8151a25358a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9a6b87c0610521e2fd60e7b398d10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3b64130fa471714b031dc73012cb27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d848a0e3adbbe879b9a9f9b28eda57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439d3bc2f87967bd0bc096b2a02d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9b032ca07b8dedf6ca03e249345576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7bc669b7abcf57c69489adcfba8d7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17aeef1ee38efad48a40e354eb566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7db1b4807bb3d3174e3513ea7d0d7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A</text:p>
          </table:table-cell>
          <table:table-cell/>
          <table:table-cell table:style-name="ce1" office:value-type="string">
            <text:p>53ccaf888d41ae62a6a89ec4b9cab2a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9922f283933a18b0b616b6819f78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be7ab75da0d8f76f1331d0730e9bc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a03520d19b07e2e028b7457e052f5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fe0a0e71dbaf810d81df80285eb7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a9311f2f04e34d4dd1a4a6eb4bda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6b6a4dcab82f25a168e4e582933f25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b2d34b196f0984b9ed2731683547d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f3639db7d3a224dd341c7e7e83a589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de5bbdefde976b8a05f014d20277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18a3ee7ae605ab70d3d49199fe257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2f644353217cdd51fcc06fd2923e0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b11fdc0ab4586e363868a94e36b21b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32b1334319d79f271c232c2398460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da039b7e33905b4c5c0de42920cf0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33c0a967859d00bba95c5b78665095e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3: Clyez Linear Line</text:p>
          </table:table-cell>
          <table:table-cell/>
          <table:table-cell table:style-name="ce1" office:value-type="string">
            <text:p>fbc720ff2146da6e950da6e7a014347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36309f67d1ec755cdb500152f1bd98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3f6363637a84192eec2bba28c33a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381a5e6e59d39f4dae6be85715c11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ded22899cd5cb24b6acfa0ea8c9b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38d17e1809731e9500e06ac7ac70b5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6f144958d89eca4d2aebd4d4c3cc09b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3b5219853790e6d0fa0d4269d6a3b0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C</text:p>
          </table:table-cell>
          <table:table-cell/>
          <table:table-cell table:style-name="ce1" office:value-type="string">
            <text:p>780a8e7cb2c3f484884329a3b35a3a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3c916ca69ae31aa55ce6282d175d34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8d7135db4ff88cdf39970e6955ed80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3eaeb1331e983b1c26bcfb60f4085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431689e355d6be404a5982300592c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3fa9f14230e9cb305efff66674777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4a63d822c9b9a644c85d68ed38011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4204ef307742d2368136b6be8ef7e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f140d2ae21c113f3adda7b47e37d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43a8494d6fa093cbe8daeff228923a3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dc9a1babb61c0a8ebc73c661585c38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48d320fd11e54e13af6d613a3e2fa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aa7ae8ea56abfe980afc6dccfff24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49d3e3ae2d1ea4c34a76ae48c29d20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S</text:p>
          </table:table-cell>
          <table:table-cell/>
          <table:table-cell table:style-name="ce1" office:value-type="string">
            <text:p>62e9d9743666bf31a26e35e09f10125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4af3005aa23e8ff231021cc5a2d6e8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8aa00862427fb337acfa149292f08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4e3d21dc6d2373626fb9ef9cfa97f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52a4c8b237a9dccb58e26c45c397f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041b089aa021c43196caa79e8539c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e6d5366eb8449965b2893587ba4f1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15b13e8284d297f2cc6cc532fce8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83ac917174a728c5325e0fe9745aa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682904837b8492a6789a8fe0a8970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156415e6db7dbb8a3ce0b688d7270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80198f063579af0f749278502e99c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23da75eb143e97dcaf12ff866c8e6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916ffe9245df27d7f9e0d32427a5b0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3fd79c534739c6f73e273804e3fe28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9765cd3e6c15c5139664b9b5ca8b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3588f4e7afd8a70d759a578bcb110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a8fd0e7e7f0dd7d3a586297fc8fb7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S</text:p>
          </table:table-cell>
          <table:table-cell/>
          <table:table-cell table:style-name="ce1" office:value-type="string">
            <text:p>3c11a0fb366487dc03c1a22e23b25c8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c6f9b5eaf8f2328a1e9191dbbce8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bbe7d513aa3069c36d0e076a4324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dff2af6643654136f77cc8efe5d5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bb10821725ddfa12f178c0c331979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e2afc09fac6a2e6ba84489d113b08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161cf92c901ef5a3c354ac6173b326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5efdb23ab0c8f10fa79179d26a2e9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b7a1ccb4863ddd2e6027bdfdfecd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04fc6302c0d370d2d2f85cc311de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b3185290a989ec4f3cfa2b0443931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1dd3d211e29455f5fbf505d887c1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ad45ad71284dea60a802cac819115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1ed5d16d74d73e2f90b51fe3c8d0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dd55d6fa88d6f2ee8a040bf67e3339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20d1d28e7085599bbe33ff520ef5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4a795a3d30de7d00cdefb9d612d879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3cccad9019655ef9f2edde86d865e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cf0618b400c6bd1b49f5ce5e06672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4c143b22b61f3dc94764bdb2bdb8b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b198aacda8e2b356b55aef5281c1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5d2ac0459273a1f06a5ae1028e02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1d88bfc488cb6cbbd5feecd26fd36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985907174ec59d9918e405d84420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0bffb8d9513e19ec8771bbb3b10096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a0dbe0c8b510f8ad702a983f7d60c0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5bf9c278e75888ebfd53aa8c546e5bd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ce287dd212c0ca4909e527c43d1cca</text:p>
          </table:table-cell>
          <table:table-cell office:value-type="string">
            <text:p>afs</text:p>
          </table:table-cell>
          <table:table-cell office:value-type="string">
            <text:p>Item descs</text:p>
          </table:table-cell>
          <table:table-cell office:value-type="string">
            <text:p>Lang: F</text:p>
          </table:table-cell>
          <table:table-cell/>
          <table:table-cell table:style-name="ce1" office:value-type="string">
            <text:p>f315aa459ba3844ae809805939d933c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d3bd8eaff07aa281e0f46548fd0c85</text:p>
          </table:table-cell>
          <table:table-cell office:value-type="string">
            <text:p>afs</text:p>
          </table:table-cell>
          <table:table-cell office:value-type="string">
            <text:p>Items</text:p>
          </table:table-cell>
          <table:table-cell table:style-name="ce3" office:value-type="string">
            <text:p>Codes, associated data and grind info</text:p>
          </table:table-cell>
          <table:table-cell/>
          <table:table-cell table:style-name="ce1" office:value-type="string">
            <text:p>1d2f8956c5770e43c6877f3aeef8dad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6f8f3312902c5dbdab11e65f67eb0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429d0d26139f689191d87a58d3ae7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75894f50d126c2938ee2a4eee13f5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ebd9424a7a1f5a0f96f7095a5c3da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75b602dcf3e3d8abef4ecb599310a4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6624a49e4ce0d4aebdf3652100819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77453be7ea924af94aa68c27cf4aa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1fd69d30ac508365f2b798cda9411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785f42a8c9b30308caa108f6c6462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5352dbaaa3e34e6865c252b416bd1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7b0b5fa53b1b6f4c598895a8cc80cd2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d3ab00eae76e79bf7542fd29928ee7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7ed9bc0f6e64b955ca30bc5b4a632a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B</text:p>
          </table:table-cell>
          <table:table-cell/>
          <table:table-cell table:style-name="ce1" office:value-type="string">
            <text:p>4dbc9d71d84965d56a39f1b5bbdea60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80cd0c89984c13d8fb9afa9a77a96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68cdd59f79a1c5de6445c818f064e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909bce6fd06626a3d82dab61c56243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A</text:p>
          </table:table-cell>
          <table:table-cell/>
          <table:table-cell table:style-name="ce1" office:value-type="string">
            <text:p>2131e9f6335ae08b2cf12f5ae0d4c2a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90f9c260ea509629aaf679f13cb4a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5c717f056a6b5481fc960ca95a12d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92e97753ccab2437c510e8aa144f3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a5cbed0c28cff4c22b24e8172db75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94eb1f177ecb66d37e721650d7cfe2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353fb73e0f792eea3df953be02759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96e5b9efd16bfabe787cc29d88fed0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escuing Hyuga 1</text:p>
          </table:table-cell>
          <table:table-cell/>
          <table:table-cell table:style-name="ce1" office:value-type="string">
            <text:p>10e973851a00aff69fd64b090cce6f1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96ec39d1b104221d91c2970ce690bb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7c78313709b46465ef722976c19ca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9a3e0f4965317912e0c056fa3c4c9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5ddf11978860ffe3bb73c6d25609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9a9866eea7727de11a178b4f2d451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551b69cbdaadb35619dabf31707e01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9b66694055e32b2b416fe65c2f6fd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af83151fff67c8da07550b947d06db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9bd8d645b4f6587d248a758bef8413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c499cde620439e8b8bec3a7464c25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a05b24fb91b39d31a42ba9a9d72bf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c5cbb74090359837bc685d3755f3d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a3e6f13bbba00b6ecae4da2b980634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ainbow Beast S</text:p>
          </table:table-cell>
          <table:table-cell/>
          <table:table-cell table:style-name="ce1" office:value-type="string">
            <text:p>3970973503c5aa26f23d296b40a2fda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a41b1dc98bea1810cd3ddadf8561a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1a07c22d925da1f0113b6812ffc6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a57f831d84ada9d9638f978ea5f1b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db427b9c974f5aae2d4f7d47df6b6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a7870cb889e79f138f276c1a21e3c7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97cd38e7800e662462f3c34284948e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a87bf4a27ecc928ac4494449f87937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b02b91d7b706b78c58d6aaebd39e6f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afa04a66a29b07ba6390f6277891ffe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9bd1548832f0c1317ec3c738d2556d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b151d2f85a3d69bf65a793040de5f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2e5c130f4102a76b25866a5872937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b21a94abf05e4600eb41d51dddc451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SONIC Disc: SONIC HEROES</text:p>
          </table:table-cell>
          <table:table-cell/>
          <table:table-cell table:style-name="ce1" office:value-type="string">
            <text:p>6862be60df731b8ee241ee8f1a7f259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b24dc0e454e5ff2aca7c2c8f77db61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473f2b9767b0c708b71e5f53b9c4b3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b2b62808de1351067b26e17fa64e3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ba5af8d9fca4a2ca55fa4f946d549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b78a4115d8f95ed7c1756443f96202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3fbe1d25773870d095293e395e104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c2d8efdfbb036bf73ccbf2206f8c5b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B</text:p>
          </table:table-cell>
          <table:table-cell/>
          <table:table-cell table:style-name="ce1" office:value-type="string">
            <text:p>3f628f742f756f3f9ce1d7fe844c818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c45c6c2dcc897d8d9637b625c7ff7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437c085b40f1050a9a19ab0bb0673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c5230cf21f08db3e134242cdc59791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04b2bc058048d38d4ba096858b063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c91ca5e3f7a7db29e8ed7bc95a8c7d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c9e3a12aa6b4abb879e1f03cbace29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c9a67390e106a5f860ead60e1a772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316c02c2837ce6aa5ecd06908c2e1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cf7d203c1f98f672145c75910171b1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8: Carnival</text:p>
          </table:table-cell>
          <table:table-cell/>
          <table:table-cell table:style-name="ce1" office:value-type="string">
            <text:p>bbcd9eeebe556243038a5ae163e49a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d11033af9508bb535d4b69cd655b81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e87592d99cfce0ed8655e471afeb9d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d34d72d79b488116d51e1f0eabbb7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b00f27bd98e4736f2970d8c5e1222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d371640a9328f01e2ccafa42645df4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39f3d52e641e18783818979a569c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d682d328e5086e506636c465f16a53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27e6d6e82d2b078f293ef1cd15356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d6b2cd66161fd6b6d7872aea072f22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576e47d4e3591edc86f9743f83261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dbe790ea809240df808315fbf90ff3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otect the Festa 2</text:p>
          </table:table-cell>
          <table:table-cell/>
          <table:table-cell table:style-name="ce1" office:value-type="string">
            <text:p>3487b3ba463290d2348e379e1d0edf0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dc0d61722bb49d6707c5a4768bf51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a16b1ea53fb0e3c590f4f1e2b9b574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e10364a32aa97cc6d6f9c4e05a388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5358981bd567e4d42c599f046b58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e1660e8f539534a6eb982d4b9dbd2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c9cc00007b41b1f7d383062370fc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e423b7c906fdc74cc055eb233930b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75becc6dbd97c738193beae25e2262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e863a820a326dc241b2a2c4328bb63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C</text:p>
          </table:table-cell>
          <table:table-cell/>
          <table:table-cell table:style-name="ce1" office:value-type="string">
            <text:p>1c7aeead8959f986fe319dff339e30a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ed1ce7c40276cb50d25e738b3cacc9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2942c48ac9ff9eb52fab1eb58c1adf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eec7fbc6c9490a8ba905c953f364b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5383ede19fefe8df8921a3d23632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eeeceba2e2892cc0493be6383c740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50d3c9abb54557d490b261c84ee36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ef166ea1df380aba03ca42b6941df17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a2e2d5c3f64ba47d099b5ce1d234725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f28c53d9256aaee8aeffae7d5c0a0f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57926258f2c8424a0d074f95aeb82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f4a9007ce0ce053386e26d54a7328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85d8ce9942a5d7f63a9c82b3b4848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f8857130cd2a518039e5a9e9caa98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918c5bc6a58d59bca6e53287c989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f93712415a1c39332c2ac09f53746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b1d0e9220350b4c59f2b7ec175758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f95bce43009d09289c548e0880ce9f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ash of Ruin 1</text:p>
          </table:table-cell>
          <table:table-cell/>
          <table:table-cell table:style-name="ce1" office:value-type="string">
            <text:p>897c8122839aed697df0633218b1c2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f988b8ba0e8e5ea16a4310857e6964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8d75735f6bb79a988c88bd6796aa0c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fc2a36d7442b81fe435ce354ee77c4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6a5e5f647a0c426505917ac82810c2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9ff9a730867af0516f064eb9a32b47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2a2eb2f5338aa68f7bb35b34b26c4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0292d43bd1c63750ca9216f60e70b9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A</text:p>
          </table:table-cell>
          <table:table-cell/>
          <table:table-cell table:style-name="ce1" office:value-type="string">
            <text:p>600a2b8a4e6a4bb85f169c2996e2fe6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04fcfd11e563f246fcd3e925021bd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fa83916383ac868ad9a5af3087da4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06a2e49cda823fc7c099c5a95653a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9276f89a1feb55b5cdf7ecb235cac1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0819f5e000145a5c8b5cd0a0b20a9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55b83b492b57f7e1c0abe80a20df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0b15931a526556747b184731cfe34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8487910b30d9da711b0bd54ba8c74d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0d26d94019f633e768473f1aa9fb041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c8c4eafbaa9bcc2221a88a708a13d7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11ef4ac88b1db67f873be5927c4d8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42f88a0c337a847cb1801ba52ba36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122b640782068282802e1b8c80d73c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f7fd5e8a0c13818eef6192b3672781f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1317cf5f7377a26a80f398fea670e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cf34d485af8331c52387412e0aabc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137a152941771afc6afc4acedce01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a10ccaa184a271d465cd91c49c73a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157d60f7eba4556937b95c87e9edc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59043e95093b60c00ff22370e1c0e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15e7275cbfcfd5ce85fe9977cdcbe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34425c11750d11b3d86422cba61d0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16f246407137128b5839b362f32c22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S</text:p>
          </table:table-cell>
          <table:table-cell/>
          <table:table-cell table:style-name="ce1" office:value-type="string">
            <text:p>1f4a9727b88e30aec4b361887be73f1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1abb3b16fec80f0bfff984aaf6bc4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68ff7b5cb6b51df1a82a2488cbb19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1dff1e0f8e953474de0cffcf57ec7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2f89c4e5040cfdbc70aa602f2210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218e7dda7f7b89089ee975e5f9a8b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35708a5bacebedc6206513c44acd8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2566f6f413e3c459195f2da1027f55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e84c5d45e9cf82a7beb02c7d144a6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26ecbd535ff8e0f34e3f7afdc8cd4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9fe12d5815be1df7d0312851d83b8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271670d545bd34e60afb98df9569b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d646a434e8a092504de4e5bd414cfe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27d9a182a93801cdc9dfcdeecc0e89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9: Shitenkaku</text:p>
          </table:table-cell>
          <table:table-cell/>
          <table:table-cell table:style-name="ce1" office:value-type="string">
            <text:p>772b352a7dabe9f95383a55fe808496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2f64ffef427fa55fe265f1f1dc1dc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7e83496100d0fb60574424b06971a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2fb0e02d6096169331cae16f783894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bb5de8c6d36f2755e3a3b38320a32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314d7dadc6f8b1dc997377dc986a3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576999d07ca6c96c698d07aa1b119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314ddcfaf50197cd14fbe455f3ea6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255549d479ad2186e211a294c7235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31a9b8ac8df769378024a28487455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40d5a8887c4900ada30f0e7c64d5d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343b0027cea6edf69cf66b2815fc6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ab2def3434b5ef36e2310ee1fc91e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35db1223f8c5874cbb80752f71740c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3038f0a99df43f4f243acfeae002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386cd9f072b74425a1e70f57b74ebc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44fa394f1e40e4af2598bb356b4b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3935324e4cc9b8a7faa39f14d3d60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076261795cd2b22c20e62ca99ddcac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3aad22ac4afc98fbcacdd7b8aacb3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2d7136a0a32c72da20bd429488cf6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3d1b72abb845baf4925f5dce46b3b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4562b578879a637721816d137618b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3eecbdb05bffb9e6d499174dfe4ede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66c47d1f6fa60424c63524ac0fabd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40afa5096f38299a0ddc59d0b7c26a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2cc45bab76c0255f2215bf6e768120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411031120dfb7848c64914a7364a5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95249c6fc410327547cd771599b30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4319612cf7bcce1e6bf331e2be00c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8c55d7b6528a5d4244f808c49c8341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4362329cfaa12271298fef02d72683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991b366da6e5120dfb79f8e49c25016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47781e8c88469a6c1200a4b7b191f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01f78f6c1e20d0cd87b18eec5eef7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4e6669e1c60fe61fe5045cab3e25ee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4527807dc735dc539a192243cfc3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4e860b86d710f08ea2cc7eb2380da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66eb68e5de7ae0047a1f010e889f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23cfbf84fad045a119be2caafc9da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ad44568241c14ad03d453f74a25523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2f39fe079adf143188e5b23737020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bc25a801898f1058c002281d60e1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31649d2659f394fa70dfc9879ea62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Revolution to the Origin PART2</text:p>
          </table:table-cell>
          <table:table-cell/>
          <table:table-cell table:style-name="ce1" office:value-type="string">
            <text:p>82611b3da06dd0d8fb79647a43b2c84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465b908e19b0b4d58063a404c3296f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29: East Kugu: Bistonia Abandoned Mine</text:p>
          </table:table-cell>
          <table:table-cell/>
          <table:table-cell table:style-name="ce1" office:value-type="string">
            <text:p>b34b9d99c54e404a9a23a6428c711b9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6c05fedf969000d31075080581fd5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c176aa98c5e5fafe7ed72e3ac6a7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79044c6598bb0ebe3f716d22e33f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ffb95d0380de2993370e3c25acf3a4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7bec551a24ba9ec27634264112db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d9d2c276d25594b3fb1428c2d59a97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a24e4a17b64269954d205b74aa2d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a37d44746fdb37ccb15c2cca5083c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b535ccd76743e6efebbfaf4a31d9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0002b5bc119e5d73d589940cff445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c00d82526c449beabae294c9d479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ace0e0c542bb2e415d5e66bfb542ac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c4a05cd042c7b7ba43b733d01311c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hadow Conspiracy 2</text:p>
          </table:table-cell>
          <table:table-cell/>
          <table:table-cell table:style-name="ce1" office:value-type="string">
            <text:p>2a71809add1054875ab91276261af4b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d4f36b97096782bee174ea481bede6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2: Overture</text:p>
          </table:table-cell>
          <table:table-cell/>
          <table:table-cell table:style-name="ce1" office:value-type="string">
            <text:p>238280d6e5e80469ea397bc303d8271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eafa77a4db0e15dd548479416659b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367f89eafb8f84c14bda91196cf5be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5f3fd9bad3e06f06b61bfaaa4788f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570240f399291c0e2c7d69282485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61c9f161f8e1f8414a33310e14f456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e0308b62b6c2d5ae8847daffc5c3e9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6518128dd69423ca1db406c6d465a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f355d931c10922472313a41302812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65bc4c4b6e9a0a668d9f79112d2a4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5aeae1d523ef83c1a5eaf7aedb022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66320a06bd8ec9275417a258bbe9c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74f5e53c52d8f2a79be03ab8fbec4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697f2de1a3a43a79c06f37cda9e8ae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85f09e3424050386e9945d4f0e57d8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6a8646c6a012f289d01da7fe93269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78b7561a98fb129bf435605d84ea4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6b138e89d6dbd02eeb7409d7db2c8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376c4c0d0d83fe660c6fca34c11ed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6c05d88ad7067a74e67e6a992e730a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7fabe6bdb25debd41a1935ef7c08f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70091180ca1f308ce17bdc70f4d95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fbbfb573f9fe882f8f1c6961495d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736d04bd9ed056e513c4ef2f1475693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62f929902b17a9e4cb01d072eca1e4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7398edd5ebd92e2171a9ee563e6c8ab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2023f0254e2471042263852f066cf0a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77f413262fe525197067cdc1147a6c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0d4cf6c2bf72cae89248dd3838cf1c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78851c59a97b51756af1d4600b0e6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832fc35953f944ccd63aad6c67f2e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7d349a3e0f15894784c426b8c3b37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805a5b9d659e7f5518ff2fac3d7ac4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7d4a6f80fa02c5e63cd800d146b938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 Awakened A</text:p>
          </table:table-cell>
          <table:table-cell/>
          <table:table-cell table:style-name="ce1" office:value-type="string">
            <text:p>3828f62bf32d6b7f4e923959989734e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7dcf9f5f931725f32fd604cd6c778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2f0b6e82f6bf3683c156553024ab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7ddf4f2a7e9cb3fe3eac9b2131d844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c44aab18e80218218f3df8b1d44ba3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80362e548ea8a4ff9c67f94ac1f5f5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B</text:p>
          </table:table-cell>
          <table:table-cell/>
          <table:table-cell table:style-name="ce1" office:value-type="string">
            <text:p>28008445c3cb80ed86fab3eb336ee7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8098a5d98b7913b2e98b882096cc6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eb0438ff0fd78d61dec9d31e5decf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828e3efc1f38e101948cf3a4cdb67a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; VERY empty</text:p>
          </table:table-cell>
          <table:table-cell/>
          <table:table-cell table:style-name="ce1" office:value-type="string">
            <text:p>75699d2a72316345f4d2e5cf7423246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84f7a1eac828e6584302243adf4046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a31b65d9a74e182695b72e163ef2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86661be6ec6d054dfed3af5c6b6b3ed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edd9bf0fcea36b5919b2a675184f741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8b1b4d31a9d617ec5ac5ac0ee6d47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ac758cc7a7ab3e80c116207598a38a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8b63b9a45b980ad2bffa07ec00c0a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6c21d0d820f34ecccab0d45440271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8b8e2f471547f1c06c3ce230537ae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b765b963c716875f24321232f3b4be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8bb0bd3a2437b511d9be5321b4cc9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e80252f41b1544a8e29076e32e352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8ef498fa070c38c016a8990e591c957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sk 1</text:p>
          </table:table-cell>
          <table:table-cell/>
          <table:table-cell table:style-name="ce1" office:value-type="string">
            <text:p>5af535340790f352d4934a592c3c1f7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8ff26033460a68e6176d145537c615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a8b9528d42dfa8a3915f4a99ba067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019270079fba182aca7fb69a3c82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30fa65eec5d6eefb5db20dd8284da1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0294658d2fded72a3b46c27e06009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4996622fc7baf90f12d19614684384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10beff2b5dbcc28016c75fba2376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3bc47c55762262f3d07820bbfb0e45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2ca3f9b8bae444790610da645e1e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cebe5d6c816b5e6e8c40276051f48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4c4395f8c628413620d4908fe50f0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3d81330c35858d208afac139f1de4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77b79511b45fa6e981c6fb95c0cbc1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ea47d1c16536e81e39e9eaf93b970c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94b3642e5f8f3d9054de1fba4e2b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1bdd74b63c4ee375214a5c52be675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aea5be7721d216d323712b6655ce1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6ce943ddadbb50ea37d05672b44f98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b295d8ddbd6492f47271b8812ed33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ight for Food C</text:p>
          </table:table-cell>
          <table:table-cell/>
          <table:table-cell table:style-name="ce1" office:value-type="string">
            <text:p>224309e20365f6fba3131e072f2e766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df5c1159069d7b2ab41c3cccc87f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535830feed697daf102a95c0fe8ff0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9feea452104b96388fabb5a54cee0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4b3d652e4b7403e5721dd112be5d5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a0ae7f0ddc0155a79d1076eb3efe8c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6672cea0139a8da7f7192c05d27bf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a0fba3bcf5a9b3b98bd633bbabdb8b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bf4f21c3a1e9f090c07ddc3674581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a243ddcea3dab2a7246ceb74dd12da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63285b1cdf4279a6e5e528eb9519e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a3d48724839762284500a9dbaff26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718d618ef576a1579e51b7cbb5d2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a53a2a93c910256274dc1f9e0e6fd87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55785c1c3c20b43e431b6437337cd13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a54baf71868a2a015fa3bc39f862f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1c8021dccc2b35ed7789681d85633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a6aa709ae85be97637576431a97179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ice of Genocide 2</text:p>
          </table:table-cell>
          <table:table-cell/>
          <table:table-cell table:style-name="ce1" office:value-type="string">
            <text:p>4cb60e323bb15746172cafe4e1e738d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a93b507e1b0567703718a097880b5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6486fa948efc8fa5a505b383bddfd8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aaa124df5be437ddd61b21e6f31cd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9ab0bb6e4f8e7c0d88e9d767ca9cc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aca2960011a418a665bb8c3939de0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7e089f1203e91c8f42af01483cae4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b0f25f171f3f2bc232834c00b940a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dff7fea6964082b8ac7080227226b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b443e3e8fe070d9bb00d3b421d3a1c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C</text:p>
          </table:table-cell>
          <table:table-cell/>
          <table:table-cell table:style-name="ce1" office:value-type="string">
            <text:p>65f622a0ecae93f6093cffd593ffd6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b638cfe93875c5c3adffce72d4b1d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2f9caa6dc8e55405eec0eb93baefce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b68f00a0f30f3a41ab648eb50536eb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C</text:p>
          </table:table-cell>
          <table:table-cell/>
          <table:table-cell table:style-name="ce1" office:value-type="string">
            <text:p>1c911ea75e53b8b9fcde2df7aa22424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b706b3f859f468f669ae6870d7b32d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White Beast C</text:p>
          </table:table-cell>
          <table:table-cell/>
          <table:table-cell table:style-name="ce1" office:value-type="string">
            <text:p>dda49b80d66cab9ffadaee54a7b4bb0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b7d6d3a38d21b44e011ff9de2d0b0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25a0cda7da55d08523970f6cf3d255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b93327f4b7748efb310a02487ae44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f033ccbdd3d3a59b73668d597b1917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ba09cf08d0ffd78c20eea52ee6ebf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61672b60c975ca63371e5ba8ab852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bbfd6b0c386cc6f31a3eb87ba5bf5c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5f070072352ab0604abe2cdaf884f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bd6a5c0add996bea349241cb087c8e3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Mizuraki C.D.: Base D</text:p>
          </table:table-cell>
          <table:table-cell/>
          <table:table-cell table:style-name="ce1" office:value-type="string">
            <text:p>47a51098698c632c8b54aa70f815da9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bd7558f988433522773a3f0b5423bc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d87ff6f41da6ede71a2991870e418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1a9423fa05e5f8b1485b3210f3c6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376a45067b40ae52772338b141c2a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1d4d06ec682d7029c00eae2a252f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237e2e614f10c5b466d3140220fb1c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1e94e14f2f40ba0e25f9059fce3c8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carred Planet S</text:p>
          </table:table-cell>
          <table:table-cell/>
          <table:table-cell table:style-name="ce1" office:value-type="string">
            <text:p>d772b6f9b1dfa55cbb0e6ab0246da9b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36240ca6a783310a467641b2e88f2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10a8d707a1f5ade6979f91b1b5889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58cb6dcd86fbee58ffdf1154f297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f37a86491b5c2c5278a4db684bec9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8982da8e2c6dbad272cab8f57379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8537035279a6cfa3452c942e93fd0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990486accc0bfd0115ee5716451a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1ffc7e088beb5199707ac91685b6f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aab474f4911b5b1c67ad60549960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602e0eb1d284481323a85d9a58a4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ae25894134941a75357f18d86d7e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2fb47a2b42f8d46e22a16fb42ac00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af939ab614b244299e9e72afa602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66e72bcddd7cb5c84441224cb39e5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c23e8db7c46ca80c33b9e11354a7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5960775873703ef1c9eb2d20a9d32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cd279bc0845a31b1d718c20446704d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6a7d0b76fb76bd1ca3c3a44ce3175d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dd81dc630d36b04aabd4d6920655d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e47875e14879bbceab529fc5c34670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ea8ae6427ea22d6eb93be0deafde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e726470c436e0a38cae7ec6a6581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cfb00c91958f71cec5f37c4d04e3fb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ice of Genocide 1</text:p>
          </table:table-cell>
          <table:table-cell/>
          <table:table-cell table:style-name="ce1" office:value-type="string">
            <text:p>dafa6fb37c6858179273264ba4c63a7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d478dc0d4704633851db788f2b7f2f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14d103b76027280341c625773473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d5d121b29b6747c4e702828185b0ea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1b8306df99e17b0ab6fa62d472d586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db45a74739fcb4630b5a6f6670c8d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7f4e3161032db849bba7c5884c0d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e3ca4120babb4db32b6abc78f7961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381251243aed000fbc9edc8a785e8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e7fe949af60d1e1cdf8cbdf03dd14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6bd919cfc1a79f7839075a1fc1712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e8f289e949a1b06d421764a98dd29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f8be46f50a5e608fa1b1f8444f0cd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eb1d2acf8007e85c38f8042bbe2f9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0ec577f0f727dda55fc708caba53f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eb3aac6734eb9f5cb86db0fd4a8567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0eded49a679bdb4067dafe673d087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f0ab19cb670e0b010738ca356811c4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1ba04885fedbd7d951cee583c65d3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f4aceb6603a02a4404261cd8df463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f4a86eb96427e19b07bcebbbc10dfc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f6bbfff4b723e168f7c88191f736651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35: Illum. Lab: Outside, Toward Central Area</text:p>
          </table:table-cell>
          <table:table-cell/>
          <table:table-cell table:style-name="ce1" office:value-type="string">
            <text:p>1f0a62a1cc6fa66b604afa96d6fe3ed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fb04e913919f62994acdd66497c614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ying Beast A</text:p>
          </table:table-cell>
          <table:table-cell/>
          <table:table-cell table:style-name="ce1" office:value-type="string">
            <text:p>a117969446dca8f3d9ed7e0452587bd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fee94fbd3e224d6b687b7230a10cf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b0682dac4edbf7304f3064534b51c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feea65c1b2249916c133be6252c1f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89360c4340f06232159f4c1978f58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affc7f6af875888e04a8c07f6da614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2af150dd4127f3c949cfe3a7f9e65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010f16aa44d50098af69772c2bd4de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6: Comedy</text:p>
          </table:table-cell>
          <table:table-cell/>
          <table:table-cell table:style-name="ce1" office:value-type="string">
            <text:p>9da2533af51e3685a169c4ed171dbf2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02b69f0cfc3ce484a7fbadf7d35ad4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81c932d3930dc62b204510a5276e7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03b12eb6f36e72fdb59c57ef510e5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1c8634c4cb4fcb3953b75c440d89df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054a94cbbb9c9c4b117aa4b32c4f4d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fc2d26a3709eff5ab0163ca5b0b7fcf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0780e04d6b8f2df8d6a3309ae550c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eda8d10726c40b4bfccfaa3f940d2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0ca27a2f4d51368fb27668b53555dd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otect the Festa 2</text:p>
          </table:table-cell>
          <table:table-cell/>
          <table:table-cell table:style-name="ce1" office:value-type="string">
            <text:p>b029da5607c9526d7652f27cb26b3ea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0de2328b20e270841394d8d0a7f95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d1fc64a3022bd7014303be7e1a7ec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3bc15e376f4e6f54070f4e72acfe5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4: Mellvore: The Abandoned City</text:p>
          </table:table-cell>
          <table:table-cell/>
          <table:table-cell table:style-name="ce1" office:value-type="string">
            <text:p>a47893de05de7930685710b196f3c51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7a519919d69d2fc4f173dd11077f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33c44c643111dd151417721c4b87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8a22ce048ed6fd1c235c503938c507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a4bb86cf587c8c361b81dabaf3deb2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8d997eae35294d35182ab6de2081d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0738c91ce6718647b9df7041935aa9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af74ca0e1602f8cc43acdd79705ce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3bcc7105c10c9cc2045b80e591db8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c361e8d593c584ae930f5d51e0af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7b39c6029090476e63ad562d7b86e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c695aba1a7839863b48f81f24df749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5: Ohtoku City: NEUDAIZ</text:p>
          </table:table-cell>
          <table:table-cell/>
          <table:table-cell table:style-name="ce1" office:value-type="string">
            <text:p>d8166e0c6749d1188c131df412ad01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eb5c4a0b5740920655cc7c7b39ed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3baec32b11256458f24ad34ced00d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efa4c9effd57e1da2f20b67dc920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b101b7c6ba7eb8a7c4a9c2ebd1abc6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f2d6048f4fb69a94f974aa2123fe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b468864767b1f529c01cd3dee3faf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1f4a27833eb5a18f48a7584b6e095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43f00f95abf3143c2b5d4aeff13573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048b02c883ac86c72678ef9ac8897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3eaad0f0a4493bdaa106abc5afe59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086618c72f407d15d762ad91f4f1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5b83c8198dbb44e424c3cbb3f0c0cd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48eceeae29f8cf4edc0e4dacec0b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22fdd841fb2240844cfd13f23ff88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513bd8580e1c3e24358a97d12e63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06f8f2cdb724bc3cdc3c667b6f986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554939098565ff684a41383945658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65004c2dbcf80680996bbddcbc6b59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a324255cf3820cc08336469b1b2a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c1b5f55177fd5c66d1402be44e8cdc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aef10433fbfe90652dcdbb7d92f72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Grove of Fanatics S</text:p>
          </table:table-cell>
          <table:table-cell/>
          <table:table-cell table:style-name="ce1" office:value-type="string">
            <text:p>cd7bb7f1773bdb937efe438100bcac1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c0c0f777c5b6466e82783eb58fc9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fb81d81923e64cde6ec5a954b458a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d209cf61651752caf5ba8489dd2281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6da2e91f6f81d865e365624ed709fe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2f37c21728340a63c1f302bcbe5a18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Illuminus Ambition 2</text:p>
          </table:table-cell>
          <table:table-cell/>
          <table:table-cell table:style-name="ce1" office:value-type="string">
            <text:p>74ab71fee3c4e77bbc69daadc277ba5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301c94ca265c78ce81a1c287f664e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22e09ad1fd995bfaf1c343a41f453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31e3ba67e3051744acf2f24217d00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be49d24ef357851cee2e1a58051f1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322170cd964c319bc4e1c73588787d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d3e782125b2d9524b800a2a92e57f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3b564b60fa675acb65086de0caaaf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e598b2a25699ef7e743ff19537098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3ecb33d5eee71a133e07bc3b28df79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0fc4bf828d7d80cad81370f73cd1c5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3fabd193a5a5ff4d9103ad26867de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1eb611253a57d4fa7db8b39822912d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41977e50cf980ff1a98179c1d615de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0a89f677e18f6e5e38acdd3d5b3f0f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43038703e4dd60baf1b01cdcf6db7f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e366813d339e820d4e5fc52d38dd5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437e5616473f7f1efdad33186f7445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54abcedddf6e3e4dedfa49dbce5764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43e248ffb891b54fb9782e83133838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3f08db6b88614387862abedb7f2da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494bc3d6515e02c3ed925bb46cdec5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95d5d6893a71940a6c4e10fed2e4d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4aecf118a8ed5d209e4241559e4a54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fa4313870d474b1bff7548c5068d654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0ad46cc08dc95ad72a70b2dc8e19d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13ab28b6c96b14a1a9ef62730139c9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15e4e45883b36a74cbaee494c58a3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a4dd50680956230100332fbca2f9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49bce899fd8e1dc3ee5bc1ec167b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6797c621395b7ff8ca67248c4454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5ce3dacd3364f688c06dd5d5357d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035d274083f6d5cb65e3059f54699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6195797c883b3025b47a81f10ffbb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8: The First Story</text:p>
          </table:table-cell>
          <table:table-cell/>
          <table:table-cell table:style-name="ce1" office:value-type="string">
            <text:p>b2b1df3e1accddf4592ed6cd08bde3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79c0e879432d0e0a7da38bc1f9de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f2c146827a419c67fa90d1df8ee4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85bc3bb4c1e5a537cf743c0342760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a06d71765997205544923d899d2548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916e28d389a04b3209044486c942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df494a362ee01824a719d72772c953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b41a280968545b2fb986c4796f22b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47f05fa12ea1ac5e035d58419a080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f421f4a343c9c8202cfbcf867a44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12e148b19d792d8fa9ec25583e3a8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5fbb90f0b23e0b9e87bcdafbab3e5b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1: The Hunt: The End of Planets</text:p>
          </table:table-cell>
          <table:table-cell/>
          <table:table-cell table:style-name="ce1" office:value-type="string">
            <text:p>5fc6495cccf04b95e6a0f22dbc2d6fa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1fe0c2995face8d125d3f0ca64c6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9e8c63a790669722eaf835c9f9c27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2fc90f78456e3c4916e605fce9c4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ac0ef49a0e44b144773d3c1ff9a5a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33e164df4b2fa8af2f2b6d7feb08c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bf984779056e5e8a64e6d54b084815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3a2e39268d8ce21a63d6a04b68a94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B</text:p>
          </table:table-cell>
          <table:table-cell/>
          <table:table-cell table:style-name="ce1" office:value-type="string">
            <text:p>4ffd3594736743ba694a52ea2c31625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40fd80ca2e53b7cb1b083f9ac51fb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aa58349e7066307c41be83f8897e4d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457c5b59db61a9bcf518e49d95487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a409e9ae197aabf72e639d57aefa08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6249d6b692a98a02b98e54c939f58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fdb1de23bc9343951b0f7c6ca6fea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62d2fbabd380e015bd64497e3503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5f8e66f676e4236839f105705526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639b74b6c5dd0cdaa2670bb186bd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ea65ee069cc37f64323a6f006f3e84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6a92fcb3345a88a635ee116d3a95d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8108e170374882f3bbad09063bbe8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7a1bcaf6b4592bc760bcf3cb9654cf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133321ce9a7ebc2ad99ec16d27a2e94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7ad87eb4413479268bd40697aa22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370963eafd4f98c235091e4d051cf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9bf189f1c446b67e65a7f7cf2df8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2997538526e50481019f14b7c9d98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9c1a9618b1ebcf15f30ea3776c85a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b21758f81ab259b2d19b59d4fcd7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9edb84673309f5d66e37c20fab1f7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c0d20bf1d1cff38c4e1488094bd072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cebf6557c5b7893a44121bf3b070eb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dfaf77aa818689f23ba2cc702e77285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6d4202d335164fc9d97b5ec01929b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d2c56d974e5582b04dbf792849be9f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7016ac079f24d75235468eeb4bd918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b985a6bbb6751296c9736951b258dd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7451dc956bab799e80f87faa2176b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9287f77f492ae517cd32406969170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7852a96c72fd1ebeb592d3def9f82f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24e01ac08836562f1b4b2e72449f8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787754faa6817fc3b980e751e0907f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5f98b3d2ac929e8be56b6af4aa1401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78bacfe0469a67cbb6d5dccadf13216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f2023a2768151787520eef600cee18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798ea95be11e79309dbb103f7b01e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b36c3389b9efa28ea6f93dcfd8a8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7c3ac3d342b4a26c52d591835ac0fd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2f42edfa9631158ea807294f46505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7d63b16db7d10cc800cdceae29d54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7ad86651ddf7b3055460ada5ab9cb0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7d72ebb119b3f82c99b4e0da148fab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6ad2a7d15f927594e20af411f636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82a49e5fa00ab57153cdcea7ba2e132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9: Fly Up Ivy</text:p>
          </table:table-cell>
          <table:table-cell/>
          <table:table-cell table:style-name="ce1" office:value-type="string">
            <text:p>29cd86143bc14dddf10edb9052738e0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84563016774e1bc213235fe21ac60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33a9ce6a99379b1fa662bc3c82197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84f6e17e0f95fb1ec05bbc09a4f72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1348a818d682a2a34602cb86170fa5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853e48b631ba689763f7eb799a76e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ef1b8ade47db73042d7039731f0df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85620aae59f8165ee32cb86dc54e2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4697c0add1ca6b0c2b4212ebfe9a21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85644db83240265f9398b3e16b8bbd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23a7332fd5fb0297c3b1889eed51224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8648d9c0f506f969874b00a9a701c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bc5c5e7022d624e439afd939f185ee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8b276452e78ba084301a114dd3eb4f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488058c84d6d90ccfd5b23b047bd9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8b60b14aa59f41765faafed6f79df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e980ad51add7540b6d1066eae09fe7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97149a272d0eaa774441d1e36f30aa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b0b59b4f306cd147be2439a46df21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97fab033579618e17f4aee79802a3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19e3d7e274207dc39e416030c7c0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9b2fd3d720cb352f2b6f87516fdb28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escuing Hyuga 1</text:p>
          </table:table-cell>
          <table:table-cell/>
          <table:table-cell table:style-name="ce1" office:value-type="string">
            <text:p>8f603261af74843b37c9de28306f360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9c99662069003d59804b8cfbd754af7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0622e8ca8beab7218a540eeaf37333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a1509fdbe7ee99666f71e8f7e91ead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94a90ffba186d6e7fc316e25351610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a3d41b3a0e41c7652d479e93d982e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162c397612198449d1b7fcb10e2cdd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a4e2ce3a27629b032ab0dfd454fbe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a835a9ea6e4dae308797bc7e49cf8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a629c11c15d4514727e37e3903b7c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3b3fb11036c617b7af2698972d163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a7332e066b5a4fcba4f68562222f5c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hantom of Arkguard Theme 2</text:p>
          </table:table-cell>
          <table:table-cell/>
          <table:table-cell table:style-name="ce1" office:value-type="string">
            <text:p>a02e7b2cd0c4c2447f9517eb1de4f67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aa175d6980da1045a22af4ca6c16dd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12484aba6a7cada8e2adad3df7fbd9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aa68fb345b76c4bf4893b1a593ab3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5f300625c22da0cc389a8f0a99a8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ab5cd06f8c0a595941a2cb685278c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0c6b15e0a102aa0db7d2d2f183bb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aba3fa091ee6a24122f940ea1463fb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decd154fbafdea52285f657b6148f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af4c00a1d1ca455a3fa459f147e94d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6a7c9b5ca3d718bb29f111af0eede0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03390906679a5da65b092041c5e7d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ab357a58c9d069f20ec4c6429cbbb9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0351acdba4cbeb7f13f9b117162c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d7ad5da3ff235476e75e4c62eab05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04cc8e1727288bd2a336d60040ef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9fc76608fd1403ccbfa6b857056f9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2edcb69b7b48a8fa7d2a258997166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d891ffc873f5b20c03ccdf4cfd4459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3b45f2f2a7a71761b8c12e6df98f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f4cf2bd6f3530c69db896cdf287f8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3cf07ef6e0c8999558d33960374b70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110: Clyez City, Linear Line platform</text:p>
          </table:table-cell>
          <table:table-cell/>
          <table:table-cell table:style-name="ce1" office:value-type="string">
            <text:p>e18173982c44552dfaa3b55893ec91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4382d51cd14e1ecaf932625bfe2b2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ec3ebb507a8f76b398e49e6b1b2a89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6a8f3a97f66cf590b42c5a74daf4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8e79208aeb70ff1b4c40b7ca7804b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a12e7d6bf56e407d2e90b31c28bd7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B</text:p>
          </table:table-cell>
          <table:table-cell/>
          <table:table-cell table:style-name="ce1" office:value-type="string">
            <text:p>d61f485bb57b4b5fa6f418d6d8e150a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a87435c54f0f022eec028a69de05e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2f4abd975357814e90862070c56ac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d8a218a832e60e371d62e84d7924f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d402a0dcf5642f0b1f037d46f4cf68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bfa1ccc16df30db80d8138f7d8dd96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4: RELICS: Sleep</text:p>
          </table:table-cell>
          <table:table-cell/>
          <table:table-cell table:style-name="ce1" office:value-type="string">
            <text:p>6e836b65ede4adf77cf4c51ab315cf5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c37a4a5c597a23e2bfe9639109b91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ad5cebddf03ac37c297fe87316a0b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c46fed12660895eddeebc782831b37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da60499dc169f7b4c9acede8dcbdd5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c53589ebd004829b63f40e191c416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f9c3b5f371373aa8a0556892d304d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cae703dd37c630213b4867b804d17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d39bfadf51df5e5895064de60016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cbc14c6002234929e9031b598b3f5d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0a393da5951618d08865bb144797f2c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cd3fae866588e085d36c72e115adf5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d5357750fdfe79c8b899f185c5f6f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cea09254448c582ecd63f3f9b19f5c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fc887b334fb138022b7bd4f38564e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cf4eb4d08ed6affb5656513e497dc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27b7c605d13a3c7b4d71281f8013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d2cf1dad39d26471c0ec91122051d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6b477c8ba19d131989286752acd17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d5df622337daa606e9dfdbbcaa4709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escuing Hyuga 2</text:p>
          </table:table-cell>
          <table:table-cell/>
          <table:table-cell table:style-name="ce1" office:value-type="string">
            <text:p>7e6e5352209ef99a2478fec77e6fc08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d66daf7c127be5b2320f8f629c05e7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fbfabfea879a8698db291d45ea142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d73158a679dc908244bd535aa02aa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505430fa0b95148b7960e674c233f3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d9251f661f4bcc203dc232571bb808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7d149419818526d020f79b530c5ff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da58f6de62dbb4b839c20e7edd2929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939325c2679c190c033357346c1ad58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e5634ba49366e35cb6c73de398486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fdf80eb867f01ada477c5aff5171f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e60a0bce427bb106f924a5119cbf11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B</text:p>
          </table:table-cell>
          <table:table-cell/>
          <table:table-cell table:style-name="ce1" office:value-type="string">
            <text:p>b38343d114185da763851d285bcd39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e700a239bd497b97ba0d2c90bd46d1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099d3e03d8c57aff052fc8324739efa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e71d8be7b756a9126e9814eb1a1b1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aac0b7529b9fc04af8a52a00c42901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e98172e0af498e389a2cfa2e7c1ef45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21926cc93221befdec69bf1dee2867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eab873ef3294c9fc0a1b7befd68742e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ca01079c8c489f2a6082e8b1ddec663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eebf5fa65f5551a7be0c9fa1530714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ce3bbd383d4e6131dd662edbed69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f2572608248e705c5af24f649e032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a2456882087daa9e3de12e2b73b7b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f2c64b07d7d46f32876c05e0b9f60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188a2475bcf1172c20fb9f66eb65f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f39190981f4b7fce60d0d452c062b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0716866ba9f66de34c68c77e16db2a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f67ee58ada1392775bdded422f1f081</text:p>
          </table:table-cell>
          <table:table-cell office:value-type="string">
            <text:p>afs</text:p>
          </table:table-cell>
          <table:table-cell office:value-type="string">
            <text:p>Lobby</text:p>
          </table:table-cell>
          <table:table-cell office:value-type="string">
            <text:p>Colony: Access Passage</text:p>
          </table:table-cell>
          <table:table-cell/>
          <table:table-cell table:style-name="ce1" office:value-type="string">
            <text:p>345fc9175355907c314d1a7dd122001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fc061f86a971e9442cc57735aa025c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otect the Festa 1</text:p>
          </table:table-cell>
          <table:table-cell/>
          <table:table-cell table:style-name="ce1" office:value-type="string">
            <text:p>8e8ec0b5808f4e5d77a9182ec0791d1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fd0f890a76e63bb5af3d3150b191be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a36dd49cb54787d9515cb82dafe3a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ffd839cd54957bb5565fd11df6c4d9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70400deda8643a06b0e0e4f024792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03989299889d77ef7eb80b1af90511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c93427d574d817c515d147af530ebb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04add9b95367cf4551c4af14ad6ad3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5c1808c46527b8bbb6af42e632661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0509068c8504646fbddf453952f19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05409df81d4250bbe8d55bc388772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06684a9125f91b11208d2a1d825fc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57131848ed4a83212c1471550f744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06a79b7ddf09e4227b68e539d58bd4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201bbeb416608bfec3d2da2bbefdf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08c0f054596af7585cb00e8d2e1e0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dd28ea2ea61df017e0bc49cef30bf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0f2484b6258299932201c153a6c01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71bd6922c3781e0d86783edaf21c0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0f8aa5074bdac2d2a0608cbf80766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e16c6c35024420d0c9c66cb09c1215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152aaec35a821c7c422027c4fffffb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147daf5f5f985974c230f9b68f184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1aea2e93955823e5d6e44b7c439f698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e26fca4e8ac7b28c45e327367620197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1fbde85f933b9e31f223615961934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3906b93100f23b1497b328d41cf0bd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207ca64509ae9365a873f9d330917a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221616f416d511209d9812560c32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21e8888d37175cb2ec2e532e9411c4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c11bbf8d7bf7558cf8764af6ab8bb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26842db85b62260c0ab23614c515910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e75bc0c856644da6e56795340b4aa8b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26ec30b1fbb81a1f0d0589659f743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c9147229ae586a1a6fa47b9e419d3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277055a7552005d2b3ab7280acde5e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d64160681e400f149b397228a23d1f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283f024b8625498d01dd01fb485b4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69150e899dbef512b8adf2e4474b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2ba90ec9231c3d0b524a218d188b7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a8f19306735a19bb04b42f79dc9d5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2e4a139bb76d8269f90817dd33e468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947b312bb760d2d3e03c2e6247d40f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2fda9718ab7d1396db02828eaec38a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76b4730f91569d1b87a7afea4a301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327013d573d9c2ae2721be28b398b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8151de02cb3c6e432ce8dd22f8f30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350fa9e8747437372770fde752308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861c6d1ae78c6f0b0a3a856c6b6b6e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3a4a05ea7d9ea05adbf3c53c8536d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993406e7104ec5ae5ce4514367cf2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3a8202b63d0e1d4e6bb3e64667bd5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6de0568c83c0d78264b23521f124c3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3b303509ac275d7cfc23c24c8fe4d6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2669583f725fc9e36dac6b173ac1657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3f80d219927c14f59b6c6f4fd12964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2d82467283792d3c7adea5eb253bbe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401f221f23686d6eff0fc54183e1e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beef273ca824a661253b0d51fd221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44419ceb4ad21827b835532375855c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251f11f17eda8ab7a9bc3225a9ae2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457845a998c0f5703779e852496c0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27505effa8459cebf5b7c67af2bb58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47a99b0a5573c1be8a8e6a35c35d5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aea168fbf7b123c4bb9d2a0e1d5a0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492639933a7ea1a36daf6b817ca05b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f194c3552d40582ff31f7447c8b77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4ad7d79ccf82332746af4805929f50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1872dda254eff74a90e0d8b728d9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4c64b70c684c95dc05987697cb913c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a450a1a3fefd6f25523800c5c90c1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4d102fb3b22708a802908702a6a06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c7432fc3726c0b24e5c869d6776b60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50d1ef2fa7a68cfbc93feaaa297a5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37935e7537a4fad53b03d0519d2305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5285c5be039d4e2835859a50f269a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1a15b593e0d4e5c09776811063ef0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52bc7890204346bcbf5a24026bcef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8cea429eb1d613cdf6d7348375c9e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5706c8ea869ce02f901ad2e9c92e66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07687cbbcb97718449765bf5ce4dc1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5b8e326f45cd0c5e75de7dfffbd10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8f15db4ee023e93bd5af13d41c31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5c4230ccf2fa22237b93172194c126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C</text:p>
          </table:table-cell>
          <table:table-cell/>
          <table:table-cell table:style-name="ce1" office:value-type="string">
            <text:p>9ef0c276bc9029670d18f8d5e69c69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6ac966d217ba2051ca479b576a932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fae8a540c7d29097f53883aa8b91ac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6b02b24a7f93391abf8faa4298b7b2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850469c8ef1ba36aa7ebc9c643d8d5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6fd208279323f0b1b194a889b79dc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5e2a9d098e2c25de3426faaefc33b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70724be595fa81772a3ec2c31c210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fee73e6e3c59cffd02eb87f81aa735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71530b6fd38fed6ad58be90d464f3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2c7b2d06474a4f1edf6ba5544888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729d3d90f78aefa36befeab671f319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72e8b876f4a8736b2f672b17eac2b6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759b5b26cbaebe32d14b56c9b4236e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e976c3c90563de1912c56b295cfc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75eed3d4ec77000ad3c9bf7c90b4bd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269a61796fad70c74de4f2caa851917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779c9259d19ce13e21e4636323e29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741a9460e5cd96d6e04848e0c425e4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78c36e6628a95eff95303639556ba0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2ff840c3b7a9d621343914f748f2e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7bd4e6c7acf3c5a0af75a3fe31e956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e455ead6aecca71b92fee30d44898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7f2c56f8c9f31d9ed3f03fad08c39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10308ac21f2bf1a86d76ede76d53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25fd8cab5e3adc4fb753211aa065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c1da8c7c9c391299f72a4522c439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2ced14f244d8e55db6d006a53d2034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7: Z.C. Enemy 2</text:p>
          </table:table-cell>
          <table:table-cell/>
          <table:table-cell table:style-name="ce4" office:value-type="string">
            <text:p>91686683ca01d017be4376a1f667fac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2f382db6f9aec4a23310807817761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8: Contamination: Dark</text:p>
          </table:table-cell>
          <table:table-cell/>
          <table:table-cell table:style-name="ce1" office:value-type="string">
            <text:p>75929c375293e3077e25be2d7d80664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41f3f1c71abd695a790b4bb27fc8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9df21d7581cf9b1be5e9955094f12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421b1a702a4dfd937af5e5cd8c6cf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98895dd8399dd577d6bd608bcb73768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478d75d075da844fd021e355af0f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982b1db5903a9cc053cac24a7fba3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4d3dddb31e3bfbebf839cb5c3d5a9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5bcd64bd9a32e268d61ae092957e6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639b8b3afcd3de5c74dc9d07f6fb7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3? Mirei</text:p>
          </table:table-cell>
          <table:table-cell/>
          <table:table-cell table:style-name="ce1" office:value-type="string">
            <text:p>63e7248f103ffedf1ea5703b17d3da5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80c12fa61937fbee03e3d968b902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0f4a2962c2450bfb6ea836b1f7aea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82e85b5a8b346b9118ca6676ed7f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1612ab03b99d862d2efcd779b9ba8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9875d12d59c5e90e9a0cec708508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3ef9ff1d6e0a715887ab1c0731ba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de510006975d916d44ed993c457a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6c1869d530fbf686c6fd192b97a448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ed93fbbc9e34e5f5afbd325b91ec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9291a1c63341e182615a2ff3ba1ac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8f96969ee54e000e0f7bee5b2260b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4babd62ce7b3080d3b95e19a2a24f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074c1a251b56d95560450074d309b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4b7eb6c0a5c4953bf0d8b8b48d48bb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0b9e00cc3b90f8ec8c7e7e9d501b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a1f387f7adaf06928a70756fce6569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2527ec3f10d99bb56aa886a49fa1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1a1ec48b09e205e87af80bed2871e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29848604c27a15fafb9277da7a57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7c4d328d0f8217c1a87b0dd1e49d8d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4128afb4b576c17be2e24f920985d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S</text:p>
          </table:table-cell>
          <table:table-cell/>
          <table:table-cell table:style-name="ce1" office:value-type="string">
            <text:p>2e446cfb839fce4e3dc38dfcc6174e6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4f6489764f7c18780f3aa00bc5fb6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6000438a51419faaeb67510b449471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532a421031a0c180b41a1a30b8d70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: For Brighter Day</text:p>
          </table:table-cell>
          <table:table-cell/>
          <table:table-cell table:style-name="ce5" office:value-type="string">
            <text:p>ee32a6e4737a339b9770e2591b4d743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60016e148ee1c5ab91bc3aaecc64fb</text:p>
          </table:table-cell>
          <table:table-cell office:value-type="string">
            <text:p>nbl</text:p>
          </table:table-cell>
          <table:table-cell table:number-columns-repeated="3"/>
          <table:table-cell table:style-name="ce5" office:value-type="string">
            <text:p>c80731325fb89075bc790d6aa7a960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aa566d7f35ab9d6e3f3573eb06e8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4628a75fcbbb6598a9f2b08611c3f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b436dbb8a76bcab2327ebde644be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f549b34a4e5e7e768dff99f349f58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b73bde0a0bfda86a0e16e567ed9e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466187d9d3bc51600f2119a8086c47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cdae6f5956f9d12cdd8eaa74a9d1e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65906a7e8e2d653547a1eb1efc5f0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d68a41b6d507792080b237f14214e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C</text:p>
          </table:table-cell>
          <table:table-cell/>
          <table:table-cell table:style-name="ce1" office:value-type="string">
            <text:p>f112af5305c9a1aa1719aef71a93d70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9f2202a1509cf3ea59d626ccb640c9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e2cfb13d6acd0a0dacc08c84284c3f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a1573a9f36a96dc6a5c0434a505efe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552004b3afe830b6582e200c425bc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a703b6a6c0a14a0a71b3eb9d10026b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66f806e6e19f03b37e4d7fc60c2dafb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ae2028ff0274236388f434bc53be30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62f067d6e1550bd91b677337c0a3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aedf070f78cc4992da49c5201860de3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fe458a8bbb573c4a6e1c0eac87e53ca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af6408568c23078de1cb25a242a43b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7ad7e1d3c29176d592daa9fd56718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b2b2c4bcec345d44d5fceb3e4d4f5b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afc140f95c927baf518619e94fab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b2f1ebb74841326e1a36e8f4823e8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af29bd48f3047ef0bcb3107d56bb4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b3021c6c8d39507d24b8feb22e23098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2981ec7bba81432884a1e9f43fcc443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b4f739a52f0403dcff89076f6cffa4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2970c0ffbfda7b06e1a4e5b658a8d65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b9bfee44f4fde597cf9fa578a07be98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4277c451b21676dcfb586c538dd9b47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ba49023bd7c41c53bd6b1a0e6a6dd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7ef2124b38a2c04d26e0a5d25fd3f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bb4c37763298174f99ae632427e48a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Feel the Magic: XX/XY</text:p>
          </table:table-cell>
          <table:table-cell/>
          <table:table-cell table:style-name="ce1" office:value-type="string">
            <text:p>e8adc625dd78e0eac1931d4b9f71370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bf4f78fd6d89d70bf9a73031978b93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11d6427b0334b494e9fb92123eea83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c0f711a5f896a8fe8b5298b70ba9d6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8bcfc7a17ec6c7a1d1d2ef8501f902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c567f0ac7cab726547530188dacf48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9d7e419017d11672c9be1c279a2831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c67e9a9fb9cbf056881149cbe880d7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leeping Warriors C</text:p>
          </table:table-cell>
          <table:table-cell/>
          <table:table-cell table:style-name="ce1" office:value-type="string">
            <text:p>ad17254069d8f4ebcdd09e0a0bc38a5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c6d3e33855dccfab4a593f72df3b1b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b8c4d564cba39158d4b6ab4d8e6dd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cabfadba39cc4e8c4caf6a0ff1dd1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4c3f122799ec3ae421ab008e0fb975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d076a7af0827ece2051957a7f0a483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9b3daa9ada06b30419b62c714a51b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d1466d31dde6d10f88fcc7bacc6254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8b75aca162a993fb8aac3dbf2ef49b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dc9c42760a2874ce02a6595217d49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7a0ebb2eb8f46712a4bbed571ac4b9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dccdb35ae97788bae71f0cf98654f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26c699802deb60749a62b2037818b0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df05274fded719b38d7b3cdc4b59db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S</text:p>
          </table:table-cell>
          <table:table-cell/>
          <table:table-cell table:style-name="ce1" office:value-type="string">
            <text:p>909dce159dd6eb46e306959e04d0ab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e4d1b41562dad9cf51cc7100ca26f4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0b66cec34af899dbca7fdaef8e041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eb896cc126022b30fb716c65b16d26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Flash of Ruin 2</text:p>
          </table:table-cell>
          <table:table-cell/>
          <table:table-cell table:style-name="ce1" office:value-type="string">
            <text:p>564e861f238d278ceda719ca51879d9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ed29e8c29c216e20d0bd0e3e5cf39e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de1ffbbf25cf1901591737813e610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edc03ead5b27fda395e35e62ea8d27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b7330dc6afb60974fea315c922b07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ee627404e0b76d477f2f45814b45c1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081daddbcfe5f9363111b2aae4d99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1ed3b7575b0c7faa8572b2a88f21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596a7b98fff56c9c1e997852c79f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4ccad443378dea963c57cadd8226f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e730039dbe3e2723d6d164a009125e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64047d0ff5609ce8aa1f24380c86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ed149de39402a914b6c43090f08860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7fc3043f37d99bcc3101bb8baf5e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6a921435c53967211334346b1a64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8378e54b49e62833804fd884cbdb1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e165b611b75758046843106c1a9524e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935554d80cf95763e33a5f49078d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869af945f0bb2f45714683d735e68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aae67f743cd2bde874729b844f3d6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abbb0e5d6bb081fe0bf5c614dcc9cc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acd6735ca121d70bfd0e1547abc1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41876c4aa19ac9c48fc3234ef5a2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b53b2bb50eb31963d7219eec36ef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8239c980de57ec981c8e3bfffd0d1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b8a9b21d107c0a0f3d8774469524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5ef4e2cfb68707cb11a78b79f989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cfc5ba80025cc7c3beb13635f152de7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b10c3657db3f2e708afae6bda14df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018713d4a1fc62c2ec73a488e56e9b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3? Mirei</text:p>
          </table:table-cell>
          <table:table-cell/>
          <table:table-cell table:style-name="ce1" office:value-type="string">
            <text:p>3466d49b0d8dbae886ae17b8d115dd1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0312bb3094a0a7c3a549bfa194d245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b6ce28e00167422fce05f504afac9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0416829397b55849a1713d8052a0674</text:p>
          </table:table-cell>
          <table:table-cell office:value-type="string">
            <text:p>afs</text:p>
          </table:table-cell>
          <table:table-cell/>
          <table:table-cell table:style-name="ce3" office:value-type="string">
            <text:p>su_boss dragon files</text:p>
          </table:table-cell>
          <table:table-cell/>
          <table:table-cell table:style-name="ce1" office:value-type="string">
            <text:p>cf9496960792d8cf65dec87c8c4f781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04e21e61b3cdb6773b3643307a8ab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2fa6316b85c543050817699aa9b0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0b4be561d61b5c78e9a25f1fa1207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6d31c36ef5d193058cc3282aa200aa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0c7539f4cbf93fc2171b989312c45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2f204b488d5289e8dae37592a6a5ec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0cacc59dc9f8e1f85144cc8498e43e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6b414a7320a23fec49a0adc1669614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0cf7512e36b27481812d3003f4411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a774f8c47c7c461f73badec56e2c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0d22e33b47cbab365931e692bce639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bbd146e0e7ab599d59f5d38e55e0a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0f886fb38492583266e772c9557e4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694c44f50f86cd5753a58624f8e5c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10db316fb33b0fb53748a99534c6c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235e868d083947bee008d0863e486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124a275635a3481ae2fd899354f61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ef46aff4d12be1f8524fb4f455f9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148add752d0a55b1867c947cb0107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40af619788dbf120c7f6c6140eac1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153885ee9dd7b2072b082036c537a9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b64f9325fec4581517d3b27ce9d5d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1a36cd1e351996ae9c6bc5940d737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b37745907382c72c53ffaeb7655b4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21ffba33e7fa20ff8f0d461c78e4c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e43e58cec880780fd404ba837fe3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2200f635e6681b9346fa4b7bb05c4a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3: Old Rozenom City</text:p>
          </table:table-cell>
          <table:table-cell/>
          <table:table-cell table:style-name="ce5" office:value-type="string">
            <text:p>a4041361335e9f5e11edb1397a396e2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23efc0a2569d8ec9b33b30d7e1eb112</text:p>
          </table:table-cell>
          <table:table-cell office:value-type="string">
            <text:p>nbl</text:p>
          </table:table-cell>
          <table:table-cell table:number-columns-repeated="3"/>
          <table:table-cell table:style-name="ce5" office:value-type="string">
            <text:p>6e7bce91574a72d7e5ab73c43744b0a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290cfd1bf5eb63bbf153818d818f0a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481e4346f9f24fa7b17fd12129256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2ac9f9d0a403c5ae8202f28fd851b4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78aa5b7bea3ad39bf96400dda14df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2baef781c9853dedad15e164c0285c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f76380c471337b7317858b541e2d8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2d1f9e87eccfc618b48b939af056e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94a952ece896258c3823a8646a4f6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3193e0f27abb6f1b9255f7dc90b4af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63dd15faa9fc0aeece22327bdd252a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31d44467b1843765fad10e43f0d744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ddd96e21d3ef1f6161ab606ec08fc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3a207f67b2d6f828a2d9c0ebec1a73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d4175a60238d2b5af536b99f193a09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4027c2626a4f93e74376fbf465d49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d4750e1e565bdc7614315b96745ae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452e030cc9eab12579b65fffd2f73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37b7bb9c1c84acad07b5bf3ff1bfd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45c761753b9e9c0a5618a10ad5d201e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5583ed3b2bb1f87d94574cfa9ef10b1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465ad99220c94e02a87e17dbc2a637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ec25eb2bfb95069aa102148f597b5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48928c5cb476a281edbe1871b79b65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B</text:p>
          </table:table-cell>
          <table:table-cell/>
          <table:table-cell table:style-name="ce1" office:value-type="string">
            <text:p>1d1a310afb5d02349fb60e5bcdfef81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48ff5a004645835302bb76c6386318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42a79548804777fcafe586eeb066f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4ae714efbd26b0439ebe8f005c4cc1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df9f1bcf75713be738dce37609792d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4b9ef2bde6864a288c14f4f20ad9a2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0d789b690b3945212396deb0b89f4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4e80c6eb4f0fefa2612e5c1b38030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4dcf6bb422d3e4c05075f590b54584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51b701c7aebf57acb7c1fbf12d4369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5a29b995de34a309b553c246d2f16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51cf805fdd70db16a73141559d4e33e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7fdf4412f647da6dc2cc945eadce51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51d6215924dc39a15bc65c0181786b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ee5476ef9a2ca9821d809664f0339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52eb4989be29cee431b87c6e721369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7cca02a23f7061f47bd705e052a24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533a2ab60b040483ff367865da8711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Dual Sentinel A</text:p>
          </table:table-cell>
          <table:table-cell/>
          <table:table-cell table:style-name="ce1" office:value-type="string">
            <text:p>99313936d099fd135370cd616ac8a2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549c7aa24e299382d18183d35c4759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C</text:p>
          </table:table-cell>
          <table:table-cell/>
          <table:table-cell table:style-name="ce1" office:value-type="string">
            <text:p>70cc6d90722fa69c655ba51b6dd90e4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59c758d5be452ca0e76f843f712ec9a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Awoken Serpent S</text:p>
          </table:table-cell>
          <table:table-cell/>
          <table:table-cell table:style-name="ce1" office:value-type="string">
            <text:p>2a1f7fda75b3c771ac0582d1546cc5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6505f9d76f81e296167690065740c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011e406f48e906e2393d44ad4e431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674ac6cb2538596f28a2cbe2d6876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71b6d85ca33a8d3be3cc458a9cb1c8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676f60b96e809c3169da19ffb5fee3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d848938885b917b028b02bd7cc728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680c916072155b07bac8734d926a9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92da779d67e3a5fd402f92dac1b2bc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6a19f32994f964893183d13f057ec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8db04a133adc60f8b0110b6d0cd5b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6b1b92bf19127211f4279d4c954855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645d0fb180a6cb658aa91c9a9a3b51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6cf6d9aa0140a6c234a82dfb51e2a2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56b9446763b302ff56ed6147bc1fc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6f6aa084c6f02a3928643d25645753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763fcb1564fe7d77eba2f845babda7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6f8b3a3795bd13e28ff62ee2b99e6e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4: Habirao F.D.</text:p>
          </table:table-cell>
          <table:table-cell/>
          <table:table-cell table:style-name="ce1" office:value-type="string">
            <text:p>c7606b6c35e41bb6eaea90b968754a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022f7eaa7567f11961acea11ac299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c45208122190bc66d67ef6c665b34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05905588a4edea4777bf335b4dcda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3f89a84f519b84cecb84fbc7b0253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3138e11ccd3afc0601786fe2a32f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fe6c5452fd288d7c7864cf3540ec31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4257d13ae891374ae30ff0360f74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d4e89cf8250fbe9bff1f81608e027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59a05799615681f5c4fa41edeb428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oonlight Beast C</text:p>
          </table:table-cell>
          <table:table-cell/>
          <table:table-cell table:style-name="ce1" office:value-type="string">
            <text:p>8295cecbc0daef25916a9b86a77364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5db604a475bf1c02253178d1459bb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799b48c3aa3ca59403c9aa8935027d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7a013b4e634393dcc2754e8474fe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6e46e7bc04dbf33851ed3332f7dfdf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818944e87d05231283954a4c112db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2e93235b6bdd2043756e869e7628d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81dbf53465ca5e4a02ceb339d80d9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d41289a1cf310ab57c9c2eaa16c1a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997b6b6f93866e065a125987b4dcb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Terror A</text:p>
          </table:table-cell>
          <table:table-cell/>
          <table:table-cell table:style-name="ce1" office:value-type="string">
            <text:p>d8d1461ac20c19064203fe5447c750c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ac40215d585986c063f1ff323d66e6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56438642ce767c263e7e2bef49abe29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affce9cdd97b853d47be138a3c76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13e76a03a0a90955b664f909fa0c67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befd00f0f1c7b2aaf21921c306a9c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f4d17e5e66da10e1b1a7a6e67c994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cd6f0261bb8d8961f65c9a3522ae4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A</text:p>
          </table:table-cell>
          <table:table-cell/>
          <table:table-cell table:style-name="ce1" office:value-type="string">
            <text:p>5cbec38c58aeeb4c64013d64e8cdb91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7e4f0b08485c6b75eb84961db74cc6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af439f0f6617d78347d75e15eb0d95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813a0d1bfd56e326a9dbc116d86b1b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38b7df61567738314ad16c5f01215c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83878c3896606c0ab892c0d0a88faa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a5eddc193a5e2d1c743db8adf9f69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85a905ee37bf248ea70cad26dd020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10a7920f3f98ba06570c12715d889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87aea72b736c15244e885b61a0dcf1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5e9c741e8b311ca890ecb63202c1d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88722bac201cbd8ae68a54865b6981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52c6fbdae1a1a79d9659d001324e5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89aed31a4badf48e15bb7173bade36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ce0b5520434f16acd4d5028ef0c9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8d87859e0ba585f99f503cf4e076b1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5: Striker</text:p>
          </table:table-cell>
          <table:table-cell/>
          <table:table-cell table:style-name="ce1" office:value-type="string">
            <text:p>1c3eb8dd212100305e494fc925ae65b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8efe4fb8899e3cd0a7baebf3851e009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2c4e6708cd656eccf1a7fd1425f6b3f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905f4f149f9f28f550b9175875b35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dd4cd9328470c0796d3127e3331b68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93ae42b2490e7bf6ed73751a3b5728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500e5949a8bf7907dd550ab217321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97aaaddb48a4bf5320e7007ead219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c8f4c6dc54462d444b186418f56a9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9a01d6f2d727d2f411f708ac6ceca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7106e9b650ce7b1af2fb4d0a1a60a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9cb6b96b8dde5a51d9122f34e0909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fa9d764ebbcd7b9b846935cad268d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9d320e28b75026783689033e4a58dd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70c3445bc3ed5fc5d70554cacf737e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a03a604e1e488a43756cf3c82c58d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a13b1fbd05aa3b346c2026b54c84f2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a2bb6536b612d300095e2191970559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: Save This World</text:p>
          </table:table-cell>
          <table:table-cell/>
          <table:table-cell table:style-name="ce1" office:value-type="string">
            <text:p>22f823210e4327d1c89e14aa315736f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a4b61bf8b9dbf915b299ce02bfc3be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Mine Defense A</text:p>
          </table:table-cell>
          <table:table-cell/>
          <table:table-cell table:style-name="ce1" office:value-type="string">
            <text:p>e9da6d4a73ae520d6805c5345b75a76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a8259444e1520c35d67cebdf055db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2d7eb0d962ed7d13f6a0dd3255a7e5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ae336883de19b931ebc1db49cbcb6c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ae26f2aca32a2b62453852a917a3d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b013f80f9935b0355d926eef847260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11: Endrum Collective</text:p>
          </table:table-cell>
          <table:table-cell/>
          <table:table-cell table:style-name="ce4" office:value-type="string">
            <text:p>d2824c500e795efb9c7c9508999db61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b2597acb23f38243f55be3269172e0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11458462f3ba640155be2a698f698a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b35822d27bab76cc8165c395438f5db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8a13a0cdb0edb3489624893003d279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b69f0bd6d633e31b242284fed7ffda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9a210a54823ae488fe6ace87db4530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b6b871a06705f129d2fece85da9b2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0ee2c519bc7dfc17bf3b8c029d57f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b782a0e145bd1d41c84553df93c6db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aaa2409b66a849cbd7a9dd8b4aae72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b85839477fb6328e7e79e9aa1bff882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table:style-name="ce3" office:value-type="string">
            <text:p>Empty</text:p>
          </table:table-cell>
          <table:table-cell/>
          <table:table-cell table:style-name="ce1" office:value-type="string">
            <text:p>1eca1ad2e165a1055a5e83dbe32285e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ba9fa609e6b9c207995e17e7b27799c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48: Floating Islands</text:p>
          </table:table-cell>
          <table:table-cell/>
          <table:table-cell table:style-name="ce1" office:value-type="string">
            <text:p>9eb3b8ba8225cb6eff85cb6975d6924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bb181cc1f9ad4e9dee50b616d04d6a2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3: The Last Story</text:p>
          </table:table-cell>
          <table:table-cell/>
          <table:table-cell table:style-name="ce1" office:value-type="string">
            <text:p>0fc0f1a4529f366b8a3acc6f3ba6e6a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bbd252b08c2ff7cc14d684ac0b4f23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1fa85f0e847607e862ea56294d89a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c8f07256b52e5fe0d123414f33f8d5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Holy Ground B</text:p>
          </table:table-cell>
          <table:table-cell/>
          <table:table-cell table:style-name="ce1" office:value-type="string">
            <text:p>7b06cfc60c5491b954e66e5572b143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11607e923cfa69724791ba0a5493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4c952a302198b520af99546db5c7ab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13f086b42ff03b8863a556a352904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be1e16a130184e6cb16dfc38b9ca1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3a140a3cc3ec26f99dc209a356a4a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sk 1</text:p>
          </table:table-cell>
          <table:table-cell/>
          <table:table-cell table:style-name="ce1" office:value-type="string">
            <text:p>91fcc3363ff1fefd2aa460dfe6478f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3f494028cf07901282fdd79612436b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lectronic Brain S</text:p>
          </table:table-cell>
          <table:table-cell/>
          <table:table-cell table:style-name="ce1" office:value-type="string">
            <text:p>c12ff598467cd748086444c9037a941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6ffd72cfaa9fe314d069b8d79781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271b6f52ffef9f1d0bf57d7424fa2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75868e6c83d5b29d66f7555b2cb19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5309d0c288809ba29295eccdf6c4be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9ff59447403e27f268daf2650242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056757112a33c8f7edc0389b7eb1a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a90af5c38b4718086349e79f004f0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f3ea01fed9505f70d37c125d6940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c95811d836e60d41e5df625ad83fd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4b771268f676377ff596a86b7743fd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cc53ec759d9c5a720dc46bf0ba8e2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9621910202e8832659eb0da5c72304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d8a1f0dec59297049c544a6c5611b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db3d1f30df4fd90a5082a4002656d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ee9c3a3dc6b62a140e89c0dad429f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f554244cba0275869482a978573978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fb84f1275afc59903b5245390610d0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ed19226ec14a96e71cbefc0ab84c9c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fc836b72279b5121dab0229c8db4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99180adb36e05fd612d933a8955221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dfe239213ef069b306ceb812002148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a5b202e471036830caabac9c27a8e4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49fa4b8b8744915dc047a4b620f1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f0c605cae2dd05424e8d1c6556935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4dfa6bc134272f86677e100346925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22b26eb6bf1cbc9b4b8fd0b24f047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51fb10eee729b0557533dd25c208b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4cf64af7ad6774f9f800b32b25d486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6a8d5b8098c672198c4dc4e467277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eef79f7070e107da31ef4fc29b2a8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73f46e207fd74af5de67cd7934675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fdf3cf5389362f9a3fee2fd50c34e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7cd634b334c17accb4b831339dbea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1: Ancient Civilization</text:p>
          </table:table-cell>
          <table:table-cell/>
          <table:table-cell table:style-name="ce1" office:value-type="string">
            <text:p>5870a1d9c323c8604a6219c1235c317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9645ae5043dc9094824163ae825d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8ad6923adadc95b8b5cdc8be7573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b683f0882f7a63f0e7bd83463cf4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a8d2fd02690edd3aaa1bb699685ef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b86653cd0a369e9c17a4ec94f82f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2f1edcecd3f39378f0d59ea7a6e2a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cbf5f58389044d6480b717097785a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9eca9cca7afd8a235d1beb5a5c2932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d03b16ac66ce6fb9d3131c50191a5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d88c7cf669ad033cdeed42c0130ee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db744c4e1cfcf20546dbea4529408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cdba0baaac65d78326695f4f79038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ef30ee0d534cf92342de61e6e4fc6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5129bb5cd62d13c76a4c35766d8ca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f19e39a371f01b563d55ddd345b547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9e087e1138f00db5bc29ae8a2f8f1a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f3f1f158992262f04431060bc238edf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efb0446af9475f6cbd0dd907dfc857f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f5b4a8a25a8bfab6e0b70b87a2cd9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a4e89abe57f057dae0e8fecdaf76c7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f5d46f4d312f867917124aa093a0b0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db3d1ce3c05a1a534702f0f99cd7b8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f8554908f2765fbc7adc5cc49d958a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ed3db6f3a3eea9b86b5061cd8a4983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f95d0b0363ad26f36e9d1bff43bc29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5fc6779a1d0eed19c417ccdbeda3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dffe515929c20b56cc665630e6f962c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VE Clean-up 2</text:p>
          </table:table-cell>
          <table:table-cell/>
          <table:table-cell table:style-name="ce1" office:value-type="string">
            <text:p>7219ad5db132614302038d4644f76d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152e085c0420ba0601a53917b310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3684e570da82daa2e2318febfea37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2e3ef39240260d9070a4e83649222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515bc9d4ea3810f069396fb60dbe4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3b7bb08e7b935b21336cd92ea94db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c4260536319e3fad3a7db7becac615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4c66aa9dbcdc47eb121c1d9696868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5: Uneasiness</text:p>
          </table:table-cell>
          <table:table-cell/>
          <table:table-cell table:style-name="ce1" office:value-type="string">
            <text:p>a59a5e1450de1a483f6ff2cc11490a2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7e896e23e061c20e9284f59facc53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6eaf18e7752344aadf34ad453b821f1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9c889547041f5780ec666a31aea66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lains Overlord C</text:p>
          </table:table-cell>
          <table:table-cell/>
          <table:table-cell table:style-name="ce1" office:value-type="string">
            <text:p>c4351a898293acfd055b56bcdb368a7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aa22d564daa228ee066bfc8a0c53f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383e20dc79483539c3d429f381f2ae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b0d55c2d3f2c8a6225ead863b9092f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43d4ac7fe1f85ba43c83d3ca26a4cfc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b881452d6e3c53598f34061d7abcd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8b42af6a9d13d031ed1f9012981f5d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bb1ad20c19d815a0dcdbb561f898f5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6? Comedy</text:p>
          </table:table-cell>
          <table:table-cell/>
          <table:table-cell table:style-name="ce5" office:value-type="string">
            <text:p>78018ae55f422938eff040c4d042b4e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0f0c31881ee47f979aa1ea0b0e60aa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c3639e8c0e7de962454b3a3509481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103246a242c00efd872cb361ee771c3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64: Floaders</text:p>
          </table:table-cell>
          <table:table-cell/>
          <table:table-cell table:style-name="ce5" office:value-type="string">
            <text:p>89fe84ed8764a8361a3dc979603d453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15e4f01ba4bc666ebfa2c7f56d98c6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8a12ebca295b4262ba6f69a249575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16322ae0cb976105df17840fcf364d3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ark Satellite S</text:p>
          </table:table-cell>
          <table:table-cell/>
          <table:table-cell table:style-name="ce1" office:value-type="string">
            <text:p>75e943bd9a1154e82a33c7c8d29cd9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17e9ca85903ba6d949cf0c24b2c239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277b67ea5cd5ff9737f3cb2637a716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189f5205c961dcea1feba0007cba2b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3: Clyez City: GUARDIANS Colony</text:p>
          </table:table-cell>
          <table:table-cell/>
          <table:table-cell table:style-name="ce1" office:value-type="string">
            <text:p>8fa59f40ee6123c5099f4e32575fa00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196e3f7f69042b2d7b2a22ff1522f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74b9a42ec79260fc4c701f37f787d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1a337ea08e9f641e763d97e5eb5580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fd4968f5f487227f5b5abdf4775b6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1fa1a6cb02d89ea1bdc1f1dff1d4c50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4dc3590e3cc002c1f5ce82d75904042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1fcb35d771309317df441395ae6197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47d21a8c2d1b219da3a7507d8bd2db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23ea6642f124bb73c3cd9d1f96ad2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b8f5b3a531d183a7a83d6d575d11b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2586b4988eaa5073f57205eef4727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9b295cb26ba0815b4c4c8cb798a6ee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25951c57c45c75c4cc93ea45bf73a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cdb57ffd1bac5ef28dec01df698c3e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25af0c6ce9cfe218425709c61e3f2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e8d0b88290f24ed4406425380a1c26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25c19d8495a095f3973bd134c8b3f4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3fcf5cbbdbb774fa618256cea54c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268302a922134340a0bf395a933dc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7e038369be06ab6e36c23b559f0cfd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26d321278169de99584401c412607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3ffab681b279bc9a48245f17915249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289787d226937257db702ec94d903a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60e7a951c657aa9dc60b72e57499f6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2d538a7a4a60e91f2c95e24a20b3a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5b0799a5388fe25d5e27e33e81125e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30f15c190d035e0fa2e1a9ac082393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8a0c9016f75e2e49d6ab748b6952bb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3b02d66428e1414ab776936e063aa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d94cd65e4d1a887b91a4cd18e06d5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3b1a36db029de9cfa3584edf609bc5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a066369aa74bdc5ac92b3f08105b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3c126819ea59da964b1572a27cbaa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4978d152a5220207f324cb6de18a7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3eab702d7fe6cabd8d625c3bee649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fd7589dcd1efbf475a212a80c82ebd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409e57d7c37a52b6b7fcc5ed2dd0b2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5dcf9fdaae7b208fee27fac1d7b8ad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44b02277949979404118c282f83ef20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8c95007166f1996d100fcd77258699f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45f4bd9d7053610ce1b377df194091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23: Violence</text:p>
          </table:table-cell>
          <table:table-cell/>
          <table:table-cell table:style-name="ce1" office:value-type="string">
            <text:p>b30ebef4ac78f2cd2232136d09978e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4726478ad0f750efd3abef87996178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23a1569b5e98fc432fa78aad307d16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47583907ed4caf9a44b05f5d6ce50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6fa16e1d7e0d7f9393941f326f72b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47e0938bcf2e880be73d91a6a539b7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eb0408ff856ea02bee1a595daaabd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51cc91a502f91cd1909bd62df6e29c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A</text:p>
          </table:table-cell>
          <table:table-cell/>
          <table:table-cell table:style-name="ce1" office:value-type="string">
            <text:p>e7e585842fe0c29f517d3a799011c32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5330ec7ed29ce79a2950969b67b50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fa43e3c236d3df656b17a74cc836a3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56dec1bd42359bbf9a7f1b2d3c8a1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c22629efb4ceb29722e099c4185731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5d1b69b25235b764f18c23a8366041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332fe2ae9d64dc435986a41cd47ec5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5e3ca6cc51e09d20194e335da40ebf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3a728afeaaea489414af1617bd138a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5edb23b9630665943b8431081c14fb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1da34f178a6dda9a4ad59ef6690413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0d6d8819e37f751762cee9b4eea0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6ef4d318bedaf29817b542c310b1a4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1551e7f781db23b750c7e3bb62bec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c466aa74d4501052f724672bf17c31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197e73d3cbde25149cd3879e02a13d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3caf5175e84d5f39544df3e32280ff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471d0da7cabb1d3a62a047ecc8de7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3647950fd39aa1b3d96950f1248436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5ab6eae4e963d517df46f07d7487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da4bea228e54f33bb351903e470e3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7c0ad6682b50885a1defc84b0918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856fe0c72f65621818eed4b69a812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ab06b74845a2a610d85447938f1d01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4ebdb8712559373c7f7b52c6745dab8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c8bd54cefa2e1917ea2c5f80bf22f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cd40bb28354d3c0db285ec87f7f7ea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d8db571da220836f9dc1259807f3d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fd1b198fd3c044780074299804af23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f5a2d8daff7a6086ebd984283dd4c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d54da149930453becaa9969916ac8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6fbaf7788648d108483e2038b9ddc5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he Mad Beasts S</text:p>
          </table:table-cell>
          <table:table-cell/>
          <table:table-cell table:style-name="ce1" office:value-type="string">
            <text:p>4687a461e401ba90a8cc6758c105be8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72a61269406aa623bdb4860e6db1c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f2a3a858591042da1cb8af1792bbb0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73519b3751db13f1158efa719fa38f4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lectronic Brain S</text:p>
          </table:table-cell>
          <table:table-cell/>
          <table:table-cell table:style-name="ce1" office:value-type="string">
            <text:p>a32e9fd6dbbf68f370754d8319faebb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74e6093e4ca9522e5a71cb9babd4af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f917622fac373210d51e31c09d7cb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7565d4d40d2937782ea0784bf9d12e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4: A Longing for Ancient Times</text:p>
          </table:table-cell>
          <table:table-cell/>
          <table:table-cell table:style-name="ce1" office:value-type="string">
            <text:p>2a3e101413bb6c1ed096a910725eb8d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75e1dc43f7f9f0b9f5abd52bf1684d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e8810f4d1877bc57bb8b0e210c10ca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77447ef4c1487b83cf57f96ab7b6d7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4f4b9eb39526b447276b74defe1d4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7b7abea57d77673d73f8bbb698add3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d9a8fbc6c70649094fbd36519d22f1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7c53bff15ed2ef8f4d5f80f81d1937d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31: Epilogue 2</text:p>
          </table:table-cell>
          <table:table-cell/>
          <table:table-cell table:style-name="ce1" office:value-type="string">
            <text:p>1c8df5d058412aa9ebc21deb50a67b5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7d18b2ab1f652ff7aee36e03871ef6f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VE Clean-up 1</text:p>
          </table:table-cell>
          <table:table-cell/>
          <table:table-cell table:style-name="ce1" office:value-type="string">
            <text:p>ab8eaf5981668be38b748bc0b5c1386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7e4d5bb57002922190a0d2ee27a050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f65abc3bac6de28dde3be149a9b93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800d581baf7d1ccbe08e2c5a75c6be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dc335ca40f201cc1ec57e232e3b783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8038fd76a9ba1ae635cd02c2776d5a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0c184e5b3306518c04d66926b7ab5f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811737f7b85893360df4345406ccca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ce8a2f8292a9eb55be19dba5e0dfb7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8372ec118543ffea2cad60da06181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3a09b3facf86e814238b0e57598889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8807ebf284731c13ece46408fb24fe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b79257b042a925d9b9eee0038d1498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8b9acd436bc63c533e6e6c93b29ce2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3a4245d32b237c77f28377a1314d26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8dfbe8bfc15661164ba77ac5c1e19f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9b12be844dc6569c260d4938e827d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90ba623536db7bbbb0588c90b3fa4f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f2da35446b55db989fb550f9550207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9aaa064248532f34a28cb3ac4daa33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59b03f6a206d0257de87bc8d33099f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9cf2c94f6a2da2ad445b3302a712b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14f8c4f3e7ddf3464f741ade84cbb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9fa380f5fcab4847536806332923d0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8a91499847fd35c2eb4eafce02d18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a29615f773fdb68d30ced2b884a1db6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9cbefc40c120586e1e59fe11155193b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a4aadb646a00e307609237912b8ae4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5ea86983d6960c5606ac07ae50e6d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a7505a8f898e6164ac90ff9801e4d4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Rescuing Hyuga 2</text:p>
          </table:table-cell>
          <table:table-cell/>
          <table:table-cell table:style-name="ce1" office:value-type="string">
            <text:p>a23d2efe240d970dcaf6dc5cc0570cf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a8cc55f87b81015cc0de49366ee2de3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087ce87fa4b3b9c06b9cdc569f09d8e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ab2c7350160bf28853b7026151819c4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c93181d18503c65cc5c1afd84da1a4a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ae0dfd2a24938bbc34b67af88a10cd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655260d9087087e068f4200c990ee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afc571ca6076b3a635406839e7477fd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A</text:p>
          </table:table-cell>
          <table:table-cell/>
          <table:table-cell table:style-name="ce1" office:value-type="string">
            <text:p>b370e45d11c8e090391af08645e63cb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b1cbb9815e67599d2498577cb5361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9bfbd66943f7e46cd2acd82cea8e2e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b33990fafc8f9948f46040063f2f6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19c27c211af03b872bcc59e137580a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b60bc49a020ac24195bc4e7e3f27e1c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C</text:p>
          </table:table-cell>
          <table:table-cell/>
          <table:table-cell table:style-name="ce1" office:value-type="string">
            <text:p>28566e7f298ed76eed8cce6a6cc844c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bc1cfc85432ae187d6133aee86470d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table:style-name="ce3" office:value-type="string">
            <text:p>Result01</text:p>
          </table:table-cell>
          <table:table-cell/>
          <table:table-cell table:style-name="ce1" office:value-type="string">
            <text:p>efbeb5825c74f98de95cabf02977574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be25a775c5d73d4fbf173f74878e38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d6e2b362f828e0e50905fc502f4953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c0eeaa625125517311dd70edf5e1c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7d26d82150add5e9030cef02464b27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c23083afa04aa744113eab73ae305d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ba5d25388ffbcbcc63046bb4b50742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c2ec3b766c0d4580b3a7ebd2bf6764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d40706949f5e1fcf82aa09fc352a3a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c32caa5aff49e14ee4464588a3467f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06623779b548f4f36da06c9888e57f6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c594ef861aaaa9126447a2f228e929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aa71053033c8f19199deab5d4792c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ca89ac4e4903a7a175571bc46f4e3d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8d058b1313422e3cd5596a3a048a03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d27e060a64f1f67a928a9093685fbf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8d0703f2936cf9f7605726d2df3318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d58c3928c746377f7ed753ef3a175d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O Disc 7: Rose Confession</text:p>
          </table:table-cell>
          <table:table-cell/>
          <table:table-cell table:style-name="ce1" office:value-type="string">
            <text:p>a42617690d7ca4202c2797bea050886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d6028265c49e7f1cdf1908a3617e3b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628abcf5c89c499c7466ca12c8f069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d722528448ae90c58196c85a7eea19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a18bcc595b74f781d36871c6fb4885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d7dfc84789b3d356dee9f7a647c7fc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b5225f4c6056f9b3e5af8f86b81dc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d8f6ba96e507e301af25a4023f3a6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d8fa2acefba26186eb24361e9c50a5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dd7e91da1aa8a2d85024898c96bed5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80dc24f6c4d8da98808c825199e60e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dead814394b028bfe2b965b06e3641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d9b090a958022d1c1df24b38039b95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e137f2b1e2b63c916552d6712aa83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9885ea4ccad8cb1a3692114996df43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e2a42e79d92c4540df20b863323757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80393eee3f33139b3a175303571de6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e39ccefa7b25bde936abbff8cdce11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59b57d3c74e53e2fff766cb2070ff9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e5ed83aa8a4394cb8c7842e3cd867d6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Protect the Festa 1</text:p>
          </table:table-cell>
          <table:table-cell/>
          <table:table-cell table:style-name="ce1" office:value-type="string">
            <text:p>23645faf530ce0aaafb5cce26f54ed2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ebc6be7d0fd233ae4330120282060e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0ec41bf6862985aa50d244de46db0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ec02b74f17d7dfe3275d5c862300e3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91af53eea12fff82cfe341a29dbacf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eebef47def1dfce98227abb37de4d3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f1babbb8d0fac2ec141785e5cb44ea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f46dd960f456fa588cfe2f24d282e10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b941f11bec466607ae09c626cd97a2a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f4842f3e7da96eda9156c6a0e45ac1b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d704f731059f1049f7704f4b1c94e6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f6456ea78ea05551c77d5fa1334badd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55c29dbc2ba3de9e5d476dd568fd8f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f66bd4cfa1227887fe2453ec32f022c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af95983d187e6253dfca0f1e00e9e10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fa502e76fb356f16026ed17567f6aa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26b329204ae88d10cd8dd5370f335a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fc00456f1235e55fa635241be8d7461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6451e0ab1ea2e8719dba8167b64a560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eff135fb9debb41436248e4412ddd70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4986738a3ff8fe9dc5e2a2a82ba545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017366dfc871f44da82e701a962a35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bde7795c6cb0dadbf775825f2475a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030247dc99ca0ee3b51f31f3bdd8d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6dd7148ed11497ae967970dcac6a8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0484a9898493451944d2648c4014e3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4a2c3ef7b01af38238880142e91f2a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074667965d06244f65a4225e0ab5d8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5b19b8b1cfe7c881ffbdf135c4a2ec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08026991f684747413daafab7a4b232</text:p>
          </table:table-cell>
          <table:table-cell office:value-type="string">
            <text:p>afs</text:p>
          </table:table-cell>
          <table:table-cell office:value-type="string">
            <text:p>Counter</text:p>
          </table:table-cell>
          <table:table-cell office:value-type="string">
            <text:p>0005: Normal adventure (Moatoob)</text:p>
          </table:table-cell>
          <table:table-cell/>
          <table:table-cell table:style-name="ce1" office:value-type="string">
            <text:p>ac1c736de8931154d95e719f3c86d1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0b4c9c017d6e993d11d9a9ac845f0d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1d1c07f2f46b0fa688a5f8d735f2b1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0ba5e583c15f8a93408f0765cd0d46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S</text:p>
          </table:table-cell>
          <table:table-cell/>
          <table:table-cell table:style-name="ce1" office:value-type="string">
            <text:p>afe6ef7a6002d566b11fbf75c84e3d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0edd5687dfd51e75a11dfd28708245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3d6f91b887b3019539349804046ab35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0f45e56d0fb31838aab6873368b9cd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c9a4618b3ba2fcc6b7af9dd39132e3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116cc05bb41c26bd3b89b7906dbbc1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60c1ce2db3c524bce41c59ecefa9cd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19baa3f291244882a36d359e3418ca2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1b7f867d2a75e9a144b7d8b82f57beb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1e0d2e86a2d069688490aad3979dd2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eba3274c409f3ebf810511f308a3af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27b16c490239f51dd8eaaf78b488a6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13fcec63edf821a0b05e50dee1269b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2e40b449dde232f2b87c08ca95ce1d8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6fdbbd6546a5496ea93731b88ec54fb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25a34a0aef2a7d1bdbcef0b2dd762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36330db43e47afe98c80912d58b8b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49c0b99ce3cc82e7b90eb98fad85d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0afec2f7068f05591b4ee1e79c522b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77ef6098721c36a57b8d382969c88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208c0f630f7493be19fc0c3db76711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9bcf4bf4c9690d761723619ab4276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2b3ccc06625a47baf422c4c42d63c1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a597aaa14a281d5afe3474599cc14d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0e71ba0737b0f105ff1ead7d39851cd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a85430a494568fe5198787c072134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3851ffe9de6bccc5c8383b15b7bd4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ca2d7c0f0251ba187df4d00c90b6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4e7d5e57bdca4a91ab09bd6ecc8df7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cf6d46542b0abe4f3fc24f33edae6d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eb51226f4b1587fc4baea794d7e4e3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f475921fc27188579526d33a50a7c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8d93ee34172e806f9227de54cd2430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3f5325f2e0f600962b89e6cadd7dd9b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Empty Space Out of Control PART2</text:p>
          </table:table-cell>
          <table:table-cell/>
          <table:table-cell table:style-name="ce1" office:value-type="string">
            <text:p>2eb0c40eceeabd02af32719a5f3d239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41426c82c0c76c54f7297077f3d58c0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9: Obel Dallgun</text:p>
          </table:table-cell>
          <table:table-cell/>
          <table:table-cell table:style-name="ce1" office:value-type="string">
            <text:p>ab07c7fec34a104da376b1047a81801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449fd587fff824b8b3c05250fbab406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fa18aee25a46e6bcea7f38f374c33c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460cdf8122749fda0a524163cd511b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9978cf376c371494a995d651515be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47507ee2b16f04fdc20b3b734d75e37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55: RELICS: Awakening</text:p>
          </table:table-cell>
          <table:table-cell/>
          <table:table-cell table:style-name="ce1" office:value-type="string">
            <text:p>bce29b90744af0af3b8770e5af839b4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4b071d19416f25cf602f0b30261056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080765c6353cdefe71f1f4e53d2fde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4ddd73278d9f4b32db667669e868fa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0ac93b4ae803c12fc8314f7acc45d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4ebdd8aa6b0334d4db39bb9abebc8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ede309780bfd45d80fba8d4e095aca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5061f336014fb9d19188b95e04e76ee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SEED Awakened A</text:p>
          </table:table-cell>
          <table:table-cell/>
          <table:table-cell table:style-name="ce1" office:value-type="string">
            <text:p>c19e8d37bb970c7e09d26349bb4e910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5066b753fb6787c4a74a840c515605a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With You: Short Version</text:p>
          </table:table-cell>
          <table:table-cell/>
          <table:table-cell table:style-name="ce1" office:value-type="string">
            <text:p>4e2dc465375171a3bff61436fcf5f2c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536f2daf98716c00a8741d460e223b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cf9284848f2d22a9e68d1e4bddac8a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55c1db7bd95afc126f165280a7dc98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8d875407ae3479fea2d82a2bc2e41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5d32865100006fb1e19bd3cf843d5a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d081a2509a80e09bf40801fe088960c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5ed11b789e9e8220aa0c915f02f78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bc90b6fa04d5600b2122751acaa35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616555d5ffd216d7ddca3f2b20215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4a8e0003fdeb044251493f9b06770b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6288243838d14ec7fce4c9ff707d6fb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b6030cb540b05a86623e213b0f2246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6447cf5f929c97076c42743577bd3f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b626cdb9fc438624806e74db72493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6986fdd431c0c713f32e6a6aab4358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53f27965b1a27d25d9b813912c2111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702e9ab2a29587e8e16fb01e59b896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9a0294e5ee4c6938c435b45d6c4395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71ca898599c23885f3fbd1b7b838f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d91a25edbf493c644ca032a88b42bf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728e11b2a0e56913e46084987490a2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40918a09cbba1eaf7d9d025d7d6b64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75de69f3b96ef5465b56c8be403ac81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bc85519e2fb42ae6cce219c2c58fb04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7817a9427049eaa54fc1548801f31c0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11ca05630223f2c233c036c973458ee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7cddb6bc55fe91e2e0b6161c7913c9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f33ad323c79caf7c8caafaf7f343e7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7d4c8d4ef12c9c87758bea9e79dfdf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3320888b1f6d93692d6da775c90e8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7dad1c48eadeda56a73675dcf70b9aa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8e8e41fc1ca4d30fa636301a13fdcec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7f6c7e40b6dfa87b061cb4635d48941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For Brighter Day Remix: Short Version</text:p>
          </table:table-cell>
          <table:table-cell/>
          <table:table-cell table:style-name="ce1" office:value-type="string">
            <text:p>07ef892aded33e06f6869cc33541e7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84c418633ec6ca2a7064eeef7fd803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d12c0223000b9a6ad989e781a0cceb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85bbfbe962cfaddd133ca467c6b9d4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34608f99dbc390f9e5c339887682f1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8e2bd64f0f966dfa515f19e59b1976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29a478426d93a8381fb32ac8c2d9e0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94028b8cf1dd92df93a4825af4dba7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bc91baae7bb060b5c2bc430154d0d6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9419f967fac483108ae807861d6afc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6b6d4271aacb73f337a8f5f3e3fc4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96539be0183137d71c17f72e37ffe9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003bca6c3ff913c46a39e4d016d8d6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97ca51ce581671292c673fef73cd6ae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e0fa39e9c82f4fa8ff7da52cebd822d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981b3eeb2122d31c2f66a0821af663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c5c34b3dad25c486e7b2bbb7f41b06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9e6ad4eada554e67a9cc9ba3579216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5d1f512c021e17997b239f98d1f3f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a103ee1c15fcff063b6c8f581da834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ed6ef9d14fc228091bab9cc1b213bd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a61ed7a82e0826a32d73e442589864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c2378f57bd8c6f9e9889d9a65d2b893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a650a85a980a9b9b368201dc68deb1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cbad00e491eef899372a66f9383d88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a6a6600e9c3a13a8a24c62f4408a70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701092fc10a080dea9abbe9e0d96e55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a6b7ac8d09e55c95d72b82f3f123bc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b3e227daaafd3700e72a2cffb6780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a6d1abfde77168ec8e8ac73d99de2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8290143233fd8cb264d2fd50d3bab7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a9c727337b74e81484a0112ac33ac8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a2162f0459fa9d6624446b7104afce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aab5eb37b7313245c515e907e92406f</text:p>
          </table:table-cell>
          <table:table-cell office:value-type="string">
            <text:p>adx</text:p>
          </table:table-cell>
          <table:table-cell office:value-type="string">
            <text:p>Music</text:p>
          </table:table-cell>
          <table:table-cell office:value-type="string">
            <text:p>PSU Disc 75: De Rol Le</text:p>
          </table:table-cell>
          <table:table-cell/>
          <table:table-cell table:style-name="ce1" office:value-type="string">
            <text:p>3ba4bfeeec9bb5476d4645dfbfb9e1c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af1d749346a0b4c3d3726ee022c9b1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576bd1c9c9e7029d1cc0b9423abba900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afc9f9c10c958c2cd000b88b4bbe4a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5cea81fe5354721df12f4d8e80d1a8c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b21bbdc40d3b5050d3c4fd80fdd7167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3d6d55e330a7098d4660b72c0480a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b2a47be11cd412e7a2ebf5a20143e7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432ae1aa62fb8767c9619822b784b4c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b6dd14683d654e6d410ede1a675b0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e2b4b04d22a9965aec8090d3ca7d9e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b71bd4438115be0120559ddea79727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62d012c0f37ce9259b180047ca60662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b97b07c2b0722beb7495baee971b4d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d7d9ec4592afcfe2abe5f6b621e167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ba834cc8f082bd39fb7134f63b2d4d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f3e31e8d14ddae2732ea51397c7382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bb337a0753e0eb1f1745c7a165977f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e28f46a1a04f20d91be0cedadf63b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bb913685910a42f31131c97c61deb79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Illuminus Ambition 1</text:p>
          </table:table-cell>
          <table:table-cell/>
          <table:table-cell table:style-name="ce1" office:value-type="string">
            <text:p>9e7fcc16be0e5ba920d0996af0a427d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bceaa2e25497dfcb48f779f60798c18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Endrum Remnants B</text:p>
          </table:table-cell>
          <table:table-cell/>
          <table:table-cell table:style-name="ce1" office:value-type="string">
            <text:p>28aa9ee9e1871919f66ac0b004d3522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c00b2a7cd6b0ac0eb0f6e4945d9441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eafe71418a8d18149bb5aa73fc1aa7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c01a1a0223eca68d5c804969671d9a4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e102204ab2e0633561800ca6d1e88a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c4a2cb53a941f1886f79de3566adee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311ae44c72ddfbb680c3d0b698362b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c65a623d4b5061ef86203aca8f7bef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7118feff9dbd47eab08ba2d7bd28d5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c69107157359c60810871e855f46c7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b7d0e008556669df81f2e7c73477771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c6d0c111681ef10def9b3467ab46b0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c0a6fe884b08c3124e17f0702d5678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c93f57e9632bc0f4deeeb4349b1f775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Hill of Spores B</text:p>
          </table:table-cell>
          <table:table-cell/>
          <table:table-cell table:style-name="ce1" office:value-type="string">
            <text:p>8c7b6f3f1a1bbdc94dc9c2e9f906b8b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c99874f220a5e75ea73b4a1ba9de465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e25a2a744b3f9cac1c0fbc812a988a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cdecaca3c7358576e8fe714ecc30b6c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a2494cdf528fc58c023b7b213692ff3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cf7ccd1b578a95c021f7d4352cf2ed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9ca687b85f4ff9845beff601a03a0ed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d03d5b662423175ee874ed2e7e9231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b0b2d8b7c3703dd6af8d418231ed65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d6563678e0a1f58fe1df89bc35015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28cf329ec6cd9e401709cc06572c0184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d6715eb962f982a37ee73917adeb22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bdf67c0d3d3c5b3b784a0b639d12c89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d7cdf2d385ef29e3675f07cf9a93af4</text:p>
          </table:table-cell>
          <table:table-cell office:value-type="string">
            <text:p>afs</text:p>
          </table:table-cell>
          <table:table-cell table:number-columns-repeated="3"/>
          <table:table-cell table:style-name="ce1" office:value-type="string">
            <text:p>f66ea18af04241c22df69d621ae9a356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dca6f7b2721ca62f1b199e2492608e8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30219b2de7c74ac2e725f1d531bc400f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dcc516a1749027c435b2ab9cef894c8</text:p>
          </table:table-cell>
          <table:table-cell office:value-type="string">
            <text:p>adx</text:p>
          </table:table-cell>
          <table:table-cell office:value-type="string">
            <text:p>Audio</text:p>
          </table:table-cell>
          <table:table-cell table:number-columns-repeated="2"/>
          <table:table-cell table:style-name="ce1" office:value-type="string">
            <text:p>37fc80da17a6b9c989bba5e2131eca0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e1179087a7793e02b9ffe51ee606c90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614dccc62edcccca00bc1a609833255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e236c6e03d9c09d8f43d82cd6947d2d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87d37b3058cc879e1343b1f8a8f475f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e3e04764e891533d9321cb3857c9df4</text:p>
          </table:table-cell>
          <table:table-cell office:value-type="string">
            <text:p>afs</text:p>
          </table:table-cell>
          <table:table-cell office:value-type="string">
            <text:p>Char races</text:p>
          </table:table-cell>
          <table:table-cell table:number-columns-repeated="2"/>
          <table:table-cell table:style-name="ce1" office:value-type="string">
            <text:p>e2824246ee6b2a5c42945f9aa6c4bf1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e457864b4a7941ce8a9cc2426b9c4bf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a82deb914204aa1463f14b5be309537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edddeb31aa115dc800bfb926dd895c3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ad14eac7bd60547d4ca3f31f3dda518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f1dd38f89bd3dac291c90f3666e96b2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35979243da9ebffb2acfae7e814bf09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f3d3045f9322ca014c90498929b9530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Desert Goliath B</text:p>
          </table:table-cell>
          <table:table-cell/>
          <table:table-cell table:style-name="ce1" office:value-type="string">
            <text:p>63160a36123d0bf124c9a8317e87fb4b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f92ac166f4493defc3aba052f68a6e1</text:p>
          </table:table-cell>
          <table:table-cell office:value-type="string">
            <text:p>afs</text:p>
          </table:table-cell>
          <table:table-cell office:value-type="string">
            <text:p>Mission</text:p>
          </table:table-cell>
          <table:table-cell office:value-type="string">
            <text:p>Train Rescue C</text:p>
          </table:table-cell>
          <table:table-cell/>
          <table:table-cell table:style-name="ce1" office:value-type="string">
            <text:p>76b6fd42b8a43d9271078a2464f0cce5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f92e554a761708c04b4b5805765e59a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18d8d7307fd7f1cb0b6f09f77bffff6d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fccacdab83785290869bac2b502aa5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ffc7f0465e072748fac33e9982ccf8a8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fcffa770bae1d833f22c448cc252391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07b0a20dc8a6c09da6902bdaea125df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ffe6c3012d8251fdeab2e7e5cba322c9</text:p>
          </table:table-cell>
          <table:table-cell office:value-type="string">
            <text:p>nbl</text:p>
          </table:table-cell>
          <table:table-cell table:number-columns-repeated="3"/>
          <table:table-cell table:style-name="ce1" office:value-type="string">
            <text:p>451fe0023327fccb6c302f0010bd7f80</text:p>
          </table:table-cell>
          <table:table-cell table:number-columns-repeated="250"/>
        </table:table-row>
        <table:table-row table:style-name="ro1" table:number-rows-repeated="63505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'Data files'.B1:'Data files'.C203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/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/02/2010</text:date>, <text:time>00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date>2010-02-02T00:48:32</dc:date>
    <meta:editing-duration>PT00H02M28S</meta:editing-duration>
    <meta:editing-cycles>2</meta:editing-cycles>
    <meta:document-statistic meta:table-count="1" meta:cell-count="6828" meta:object-count="0"/>
  </office:meta>
</office:document-meta>
</file>